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Normal_32_4" style:data-style-name="N0">
      <style:table-cell-properties fo:border-top="none" fo:border-bottom="thin solid #000000" fo:border-left="none" fo:border-right="none" style:vertical-align="automatic" fo:wrap-option="wrap" fo:background-color="#FFFFFF"/>
      <style:text-properties style:font-name="Arial" style:font-name-asian="Arial" style:font-name-complex="Arial" fo:font-size="8pt" style:font-size-asian="8pt" style:font-size-complex="8pt"/>
    </style:style>
    <style:style style:name="ce3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5" style:family="table-cell" style:parent-style-name="Normal_32_4" style:data-style-name="N0">
      <style:table-cell-properties style:vertical-align="automatic" fo:wrap-option="wrap" fo:background-color="transparent"/>
    </style:style>
    <style:style style:name="ce6" style:family="table-cell" style:parent-style-name="Normal_32_4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7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9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0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1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2" style:family="table-cell" style:parent-style-name="Normal_32_4" style:data-style-name="N0">
      <style:table-cell-properties style:vertical-align="automatic" fo:background-color="transparent"/>
      <style:text-properties fo:font-size="8pt" style:font-size-asian="8pt" style:font-size-complex="8pt"/>
    </style:style>
    <style:style style:name="ce13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4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6" style:family="table-cell" style:parent-style-name="Default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7" style:family="table-cell" style:parent-style-name="Default" style:data-style-name="N19">
      <style:table-cell-properties fo:border-top="thin dotted #BFBFBF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8" style:family="table-cell" style:parent-style-name="Normal_32_4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9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0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1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2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BF8F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3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4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5" style:family="table-cell" style:parent-style-name="Hiperv_237_nculo_32_3" style:data-style-name="N0">
      <style:text-properties fo:color="#0563C1" style:text-underline-style="solid" style:text-underline-type="single"/>
    </style:style>
    <style:style style:name="ce26" style:family="table-cell" style:parent-style-name="Default" style:data-style-name="N0">
      <style:table-cell-properties fo:background-color="transparent"/>
    </style:style>
    <style:style style:name="ce27" style:family="table-cell" style:parent-style-name="Normal_32_4" style:data-style-name="N0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fo:font-size="8pt" style:font-size-asian="8pt" style:font-size-complex="8pt"/>
    </style:style>
    <style:style style:name="ce28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9" style:family="table-cell" style:parent-style-name="Normal_32_4" style:data-style-name="N0">
      <style:table-cell-properties style:vertical-align="automatic" fo:background-color="transparent"/>
    </style:style>
    <style:style style:name="ce30" style:family="table-cell" style:parent-style-name="Normal_32_4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31" style:family="table-cell" style:parent-style-name="Normal_32_4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2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3" style:family="table-cell" style:parent-style-name="Normal_32_4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4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5" style:family="table-cell" style:parent-style-name="Normal_32_4" style:data-style-name="N19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6" style:family="table-cell" style:parent-style-name="Normal_32_4" style:data-style-name="N0">
      <style:table-cell-properties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6pt" style:font-size-asian="6pt" style:font-size-complex="6pt"/>
    </style:style>
    <style:style style:name="ce37" style:family="table-cell" style:parent-style-name="Normal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8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9" style:family="table-cell" style:parent-style-name="Normal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0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1" style:family="table-cell" style:parent-style-name="Normal_32_4" style:data-style-name="N0">
      <style:table-cell-properties style:vertical-align="automatic" fo:background-color="transparent"/>
      <style:text-properties style:font-name="Arial" style:font-name-asian="Arial" style:font-name-complex="Arial" fo:font-size="6pt" style:font-size-asian="6pt" style:font-size-complex="6pt"/>
    </style:style>
    <style:style style:name="ce42" style:family="table-cell" style:parent-style-name="Normal_32_4" style:data-style-name="N0">
      <style:table-cell-properties fo:border-top="2pt solid #000000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3" style:family="table-cell" style:parent-style-name="Normal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4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5" style:family="table-cell" style:parent-style-name="Normal_32_4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6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7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8" style:family="table-cell" style:parent-style-name="Normal_32_4" style:data-style-name="N0">
      <style:table-cell-properties fo:border-top="thin dotted #BFBFBF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9" style:family="table-cell" style:parent-style-name="Normal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0" style:family="table-cell" style:parent-style-name="Porcentaje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1" style:family="table-cell" style:parent-style-name="Normal_32_4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ce52" style:family="table-cell" style:parent-style-name="Normal_32_4" style:data-style-name="N0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3" style:family="table-cell" style:parent-style-name="Normal_32_4" style:data-style-name="N3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4" style:family="table-cell" style:parent-style-name="Porcentaje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5" style:family="table-cell" style:parent-style-name="Porcentaje" style:data-style-name="N36"/>
    <style:style style:name="ce56" style:family="table-cell" style:parent-style-name="Normal_32_4" style:data-style-name="N0">
      <style:table-cell-properties fo:border-top="none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19604166666667cm" style:use-optimal-column-width="true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3.12208333333333cm"/>
    </style:style>
    <style:style style:name="co6" style:family="table-column">
      <style:table-column-properties fo:break-before="auto" style:column-width="3.62479166666667cm"/>
    </style:style>
    <style:style style:name="co7" style:family="table-column">
      <style:table-column-properties fo:break-before="auto" style:column-width="2.80458333333333cm" style:use-optimal-column-width="true"/>
    </style:style>
    <style:style style:name="co8" style:family="table-column">
      <style:table-column-properties fo:break-before="auto" style:column-width="2.35479166666667cm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1.25pt" style:use-optimal-row-height="true" fo:break-before="auto"/>
    </style:style>
    <style:style style:name="ro4" style:family="table-row">
      <style:table-row-properties style:row-height="34.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65.25pt" style:use-optimal-row-height="true" fo:break-before="auto"/>
    </style:style>
    <style:style style:name="ro7" style:family="table-row">
      <style:table-row-properties style:row-height="29.25pt" style:use-optimal-row-height="false" fo:break-before="auto"/>
    </style:style>
    <style:style style:name="ro8" style:family="table-row">
      <style:table-row-properties style:row-height="33pt" style:use-optimal-row-height="true" fo:break-before="auto"/>
    </style:style>
    <style:style style:name="ro9" style:family="table-row">
      <style:table-row-properties style:row-height="33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12"/>
        <table:table-column table:style-name="co2" table:number-columns-repeated="10" table:default-cell-style-name="ce12"/>
        <table:table-column table:style-name="co3" table:number-columns-repeated="11" table:default-cell-style-name="ce12"/>
        <table:table-column table:style-name="co4" table:number-columns-repeated="16362" table:default-cell-style-name="ce12"/>
        <table:table-row table:style-name="ro1">
          <table:table-cell table:style-name="ce2"/>
          <table:table-cell office:value-type="string" table:style-name="ce3">
            <text:p>Dosis entregadas Pfizer (1)</text:p>
          </table:table-cell>
          <table:table-cell office:value-type="string" table:style-name="ce3">
            <text:p>Dosis entregadas Moderna (1)</text:p>
          </table:table-cell>
          <table:table-cell office:value-type="string" table:style-name="ce3">
            <text:p>Dosis entregadas AstraZeneca (1)</text:p>
          </table:table-cell>
          <table:table-cell office:value-type="string" table:style-name="ce3">
            <text:p>Dosis entregadas Janssen (1)</text:p>
          </table:table-cell>
          <table:table-cell office:value-type="string" table:style-name="ce3">
            <text:p>Total Dosis entregadas (1)</text:p>
          </table:table-cell>
          <table:table-cell office:value-type="string" table:style-name="ce3">
            <text:p>Dosis administradas (2)</text:p>
          </table:table-cell>
          <table:table-cell office:value-type="string" table:style-name="ce3">
            <text:p>% sobre entregadas</text:p>
          </table:table-cell>
          <table:table-cell office:value-type="string" table:style-name="ce3">
            <text:p>Nº Personas con al menos 1 dosis</text:p>
          </table:table-cell>
          <table:table-cell office:value-type="string" table:style-name="ce3">
            <text:p>Nº Personas vacunadas</text:p>
            <text:p>(pauta completada)</text:p>
          </table:table-cell>
          <table:table-cell office:value-type="string" table:style-name="ce4">
            <text:p>Nº Personas con dosis adicional</text:p>
          </table:table-cell>
          <table:table-cell office:value-type="string" table:style-name="ce3">
            <text:p>Fecha de la última vacuna registrada (2)</text:p>
          </table:table-cell>
          <table:table-cell table:number-columns-repeated="16372" table:style-name="ce5"/>
        </table:table-row>
        <table:table-row table:style-name="ro2">
          <table:table-cell office:value-type="string" table:style-name="ce6">
            <text:p>Andalucía</text:p>
          </table:table-cell>
          <table:table-cell office:value-type="float" office:value="9935730" table:style-name="ce7">
            <text:p>9.935.730</text:p>
          </table:table-cell>
          <table:table-cell office:value-type="float" office:value="2019500" table:style-name="ce7">
            <text:p>2.019.500</text:p>
          </table:table-cell>
          <table:table-cell office:value-type="float" office:value="1528900" table:style-name="ce7">
            <text:p>1.528.900</text:p>
          </table:table-cell>
          <table:table-cell office:value-type="float" office:value="333500" table:style-name="ce8">
            <text:p>333.500</text:p>
          </table:table-cell>
          <table:table-cell office:value-type="float" office:value="13817630" table:style-name="ce9">
            <text:p>13.817.630</text:p>
          </table:table-cell>
          <table:table-cell office:value-type="float" office:value="13485538" table:style-name="ce9">
            <text:p>13.485.538</text:p>
          </table:table-cell>
          <table:table-cell office:value-type="percentage" office:value="0.97596606653963092" table:style-name="ce10">
            <text:p>97,6%</text:p>
          </table:table-cell>
          <table:table-cell office:value-type="float" office:value="6871390" table:style-name="ce8">
            <text:p>6.871.390</text:p>
          </table:table-cell>
          <table:table-cell office:value-type="float" office:value="6770042" table:style-name="ce8">
            <text:p>6.770.042</text:p>
          </table:table-cell>
          <table:table-cell office:value-type="float" office:value="600380" table:style-name="ce8">
            <text:p>600.380</text:p>
          </table:table-cell>
          <table:table-cell office:value-type="date" office:date-value="2021-11-17T00:00:00" table:style-name="ce11">
            <text:p>17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Aragón</text:p>
          </table:table-cell>
          <table:table-cell office:value-type="float" office:value="1577037" table:style-name="ce7">
            <text:p>1.577.037</text:p>
          </table:table-cell>
          <table:table-cell office:value-type="float" office:value="293920" table:style-name="ce7">
            <text:p>293.920</text:p>
          </table:table-cell>
          <table:table-cell office:value-type="float" office:value="264060" table:style-name="ce7">
            <text:p>264.060</text:p>
          </table:table-cell>
          <table:table-cell office:value-type="float" office:value="63815" table:style-name="ce13">
            <text:p>63.815</text:p>
          </table:table-cell>
          <table:table-cell office:value-type="float" office:value="2198832" table:style-name="ce14">
            <text:p>2.198.832</text:p>
          </table:table-cell>
          <table:table-cell office:value-type="float" office:value="2103396" table:style-name="ce14">
            <text:p>2.103.396</text:p>
          </table:table-cell>
          <table:table-cell office:value-type="percentage" office:value="0.95659695692986091" table:style-name="ce15">
            <text:p>95,7%</text:p>
          </table:table-cell>
          <table:table-cell office:value-type="float" office:value="1069494" table:style-name="ce13">
            <text:p>1.069.494</text:p>
          </table:table-cell>
          <table:table-cell office:value-type="float" office:value="1051592" table:style-name="ce13">
            <text:p>1.051.592</text:p>
          </table:table-cell>
          <table:table-cell office:value-type="float" office:value="110207" table:style-name="ce13">
            <text:p>110.207</text:p>
          </table:table-cell>
          <table:table-cell office:value-type="date" office:date-value="2021-11-17T00:00:00" table:style-name="ce16">
            <text:p>17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Asturias<text:s/></text:p>
          </table:table-cell>
          <table:table-cell office:value-type="float" office:value="1337045" table:style-name="ce7">
            <text:p>1.337.045</text:p>
          </table:table-cell>
          <table:table-cell office:value-type="float" office:value="162000" table:style-name="ce7">
            <text:p>162.000</text:p>
          </table:table-cell>
          <table:table-cell office:value-type="float" office:value="220900" table:style-name="ce7">
            <text:p>220.900</text:p>
          </table:table-cell>
          <table:table-cell office:value-type="float" office:value="43000" table:style-name="ce13">
            <text:p>43.000</text:p>
          </table:table-cell>
          <table:table-cell office:value-type="float" office:value="1762945" table:style-name="ce14">
            <text:p>1.762.945</text:p>
          </table:table-cell>
          <table:table-cell office:value-type="float" office:value="1774441" table:style-name="ce14">
            <text:p>1.774.441</text:p>
          </table:table-cell>
          <table:table-cell office:value-type="percentage" office:value="1.0065209067781469" table:style-name="ce15">
            <text:p>100,7%</text:p>
          </table:table-cell>
          <table:table-cell office:value-type="float" office:value="874127" table:style-name="ce13">
            <text:p>874.127</text:p>
          </table:table-cell>
          <table:table-cell office:value-type="float" office:value="866455" table:style-name="ce13">
            <text:p>866.455</text:p>
          </table:table-cell>
          <table:table-cell office:value-type="float" office:value="108574" table:style-name="ce13">
            <text:p>108.574</text:p>
          </table:table-cell>
          <table:table-cell office:value-type="date" office:date-value="2021-11-17T00:00:00" table:style-name="ce16">
            <text:p>17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Baleares</text:p>
          </table:table-cell>
          <table:table-cell office:value-type="float" office:value="1318950" table:style-name="ce7">
            <text:p>1.318.950</text:p>
          </table:table-cell>
          <table:table-cell office:value-type="float" office:value="305100" table:style-name="ce7">
            <text:p>305.100</text:p>
          </table:table-cell>
          <table:table-cell office:value-type="float" office:value="256400" table:style-name="ce7">
            <text:p>256.400</text:p>
          </table:table-cell>
          <table:table-cell office:value-type="float" office:value="57600" table:style-name="ce13">
            <text:p>57.600</text:p>
          </table:table-cell>
          <table:table-cell office:value-type="float" office:value="1938050" table:style-name="ce14">
            <text:p>1.938.050</text:p>
          </table:table-cell>
          <table:table-cell office:value-type="float" office:value="1682803" table:style-name="ce14">
            <text:p>1.682.803</text:p>
          </table:table-cell>
          <table:table-cell office:value-type="percentage" office:value="0.86829699956141482" table:style-name="ce15">
            <text:p>86,8%</text:p>
          </table:table-cell>
          <table:table-cell office:value-type="float" office:value="863330" table:style-name="ce13">
            <text:p>863.330</text:p>
          </table:table-cell>
          <table:table-cell office:value-type="float" office:value="847481" table:style-name="ce13">
            <text:p>847.481</text:p>
          </table:table-cell>
          <table:table-cell office:value-type="float" office:value="68189" table:style-name="ce13">
            <text:p>68.189</text:p>
          </table:table-cell>
          <table:table-cell office:value-type="date" office:date-value="2021-11-17T00:00:00" table:style-name="ce16">
            <text:p>17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anarias</text:p>
          </table:table-cell>
          <table:table-cell office:value-type="float" office:value="2403150" table:style-name="ce7">
            <text:p>2.403.150</text:p>
          </table:table-cell>
          <table:table-cell office:value-type="float" office:value="574700" table:style-name="ce7">
            <text:p>574.700</text:p>
          </table:table-cell>
          <table:table-cell office:value-type="float" office:value="455800" table:style-name="ce7">
            <text:p>455.800</text:p>
          </table:table-cell>
          <table:table-cell office:value-type="float" office:value="133650" table:style-name="ce13">
            <text:p>133.650</text:p>
          </table:table-cell>
          <table:table-cell office:value-type="float" office:value="3567300" table:style-name="ce14">
            <text:p>3.567.300</text:p>
          </table:table-cell>
          <table:table-cell office:value-type="float" office:value="3231346" table:style-name="ce14">
            <text:p>3.231.346</text:p>
          </table:table-cell>
          <table:table-cell office:value-type="percentage" office:value="0.90582401255851763" table:style-name="ce15">
            <text:p>90,6%</text:p>
          </table:table-cell>
          <table:table-cell office:value-type="float" office:value="1685967" table:style-name="ce13">
            <text:p>1.685.967</text:p>
          </table:table-cell>
          <table:table-cell office:value-type="float" office:value="1646731" table:style-name="ce13">
            <text:p>1.646.731</text:p>
          </table:table-cell>
          <table:table-cell office:value-type="float" office:value="72540" table:style-name="ce13">
            <text:p>72.540</text:p>
          </table:table-cell>
          <table:table-cell office:value-type="date" office:date-value="2021-11-17T00:00:00" table:style-name="ce16">
            <text:p>17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antabria</text:p>
          </table:table-cell>
          <table:table-cell office:value-type="float" office:value="768255" table:style-name="ce7">
            <text:p>768.255</text:p>
          </table:table-cell>
          <table:table-cell office:value-type="float" office:value="114900" table:style-name="ce7">
            <text:p>114.900</text:p>
          </table:table-cell>
          <table:table-cell office:value-type="float" office:value="125200" table:style-name="ce7">
            <text:p>125.200</text:p>
          </table:table-cell>
          <table:table-cell office:value-type="float" office:value="22200" table:style-name="ce13">
            <text:p>22.200</text:p>
          </table:table-cell>
          <table:table-cell office:value-type="float" office:value="1030555" table:style-name="ce14">
            <text:p>1.030.555</text:p>
          </table:table-cell>
          <table:table-cell office:value-type="float" office:value="964954" table:style-name="ce14">
            <text:p>964.954</text:p>
          </table:table-cell>
          <table:table-cell office:value-type="percentage" office:value="0.93634400881078639" table:style-name="ce15">
            <text:p>93,6%</text:p>
          </table:table-cell>
          <table:table-cell office:value-type="float" office:value="484041" table:style-name="ce13">
            <text:p>484.041</text:p>
          </table:table-cell>
          <table:table-cell office:value-type="float" office:value="479007" table:style-name="ce13">
            <text:p>479.007</text:p>
          </table:table-cell>
          <table:table-cell office:value-type="float" office:value="45995" table:style-name="ce13">
            <text:p>45.995</text:p>
          </table:table-cell>
          <table:table-cell office:value-type="date" office:date-value="2021-11-17T00:00:00" table:style-name="ce16">
            <text:p>17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astilla y Leon<text:s/></text:p>
          </table:table-cell>
          <table:table-cell office:value-type="float" office:value="3274545" table:style-name="ce7">
            <text:p>3.274.545</text:p>
          </table:table-cell>
          <table:table-cell office:value-type="float" office:value="411830" table:style-name="ce7">
            <text:p>411.830</text:p>
          </table:table-cell>
          <table:table-cell office:value-type="float" office:value="473110" table:style-name="ce7">
            <text:p>473.110</text:p>
          </table:table-cell>
          <table:table-cell office:value-type="float" office:value="101025" table:style-name="ce13">
            <text:p>101.025</text:p>
          </table:table-cell>
          <table:table-cell office:value-type="float" office:value="4260510" table:style-name="ce14">
            <text:p>4.260.510</text:p>
          </table:table-cell>
          <table:table-cell office:value-type="float" office:value="3981611" table:style-name="ce14">
            <text:p>3.981.611</text:p>
          </table:table-cell>
          <table:table-cell office:value-type="percentage" office:value="0.93453858810330215" table:style-name="ce15">
            <text:p>93,5%</text:p>
          </table:table-cell>
          <table:table-cell office:value-type="float" office:value="2008738" table:style-name="ce13">
            <text:p>2.008.738</text:p>
          </table:table-cell>
          <table:table-cell office:value-type="float" office:value="1971982" table:style-name="ce13">
            <text:p>1.971.982</text:p>
          </table:table-cell>
          <table:table-cell office:value-type="float" office:value="234072" table:style-name="ce13">
            <text:p>234.072</text:p>
          </table:table-cell>
          <table:table-cell office:value-type="date" office:date-value="2021-11-17T00:00:00" table:style-name="ce16">
            <text:p>17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astilla La Mancha</text:p>
          </table:table-cell>
          <table:table-cell office:value-type="float" office:value="2360925" table:style-name="ce7">
            <text:p>2.360.925</text:p>
          </table:table-cell>
          <table:table-cell office:value-type="float" office:value="446270" table:style-name="ce7">
            <text:p>446.270</text:p>
          </table:table-cell>
          <table:table-cell office:value-type="float" office:value="394800" table:style-name="ce7">
            <text:p>394.800</text:p>
          </table:table-cell>
          <table:table-cell office:value-type="float" office:value="93735" table:style-name="ce13">
            <text:p>93.735</text:p>
          </table:table-cell>
          <table:table-cell office:value-type="float" office:value="3295730" table:style-name="ce14">
            <text:p>3.295.730</text:p>
          </table:table-cell>
          <table:table-cell office:value-type="float" office:value="3182406" table:style-name="ce14">
            <text:p>3.182.406</text:p>
          </table:table-cell>
          <table:table-cell office:value-type="percentage" office:value="0.96561490170614706" table:style-name="ce15">
            <text:p>96,6%</text:p>
          </table:table-cell>
          <table:table-cell office:value-type="float" office:value="1625706" table:style-name="ce13">
            <text:p>1.625.706</text:p>
          </table:table-cell>
          <table:table-cell office:value-type="float" office:value="1569193" table:style-name="ce13">
            <text:p>1.569.193</text:p>
          </table:table-cell>
          <table:table-cell office:value-type="float" office:value="161772" table:style-name="ce13">
            <text:p>161.772</text:p>
          </table:table-cell>
          <table:table-cell office:value-type="date" office:date-value="2021-11-17T00:00:00" table:style-name="ce16">
            <text:p>17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ataluña</text:p>
          </table:table-cell>
          <table:table-cell office:value-type="float" office:value="8368460" table:style-name="ce7">
            <text:p>8.368.460</text:p>
          </table:table-cell>
          <table:table-cell office:value-type="float" office:value="1604900" table:style-name="ce7">
            <text:p>1.604.900</text:p>
          </table:table-cell>
          <table:table-cell office:value-type="float" office:value="1514300" table:style-name="ce7">
            <text:p>1.514.300</text:p>
          </table:table-cell>
          <table:table-cell office:value-type="float" office:value="375750" table:style-name="ce13">
            <text:p>375.750</text:p>
          </table:table-cell>
          <table:table-cell office:value-type="float" office:value="11863410" table:style-name="ce14">
            <text:p>11.863.410</text:p>
          </table:table-cell>
          <table:table-cell office:value-type="float" office:value="11555078" table:style-name="ce14">
            <text:p>11.555.078</text:p>
          </table:table-cell>
          <table:table-cell office:value-type="percentage" office:value="0.9740098335975913" table:style-name="ce15">
            <text:p>97,4%</text:p>
          </table:table-cell>
          <table:table-cell office:value-type="float" office:value="6008056" table:style-name="ce13">
            <text:p>6.008.056</text:p>
          </table:table-cell>
          <table:table-cell office:value-type="float" office:value="5886480" table:style-name="ce13">
            <text:p>5.886.480</text:p>
          </table:table-cell>
          <table:table-cell office:value-type="float" office:value="389572" table:style-name="ce13">
            <text:p>389.572</text:p>
          </table:table-cell>
          <table:table-cell office:value-type="date" office:date-value="2021-11-17T00:00:00" table:style-name="ce16">
            <text:p>17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. Valenciana</text:p>
          </table:table-cell>
          <table:table-cell office:value-type="float" office:value="6197680" table:style-name="ce7">
            <text:p>6.197.680</text:p>
          </table:table-cell>
          <table:table-cell office:value-type="float" office:value="1213650" table:style-name="ce7">
            <text:p>1.213.650</text:p>
          </table:table-cell>
          <table:table-cell office:value-type="float" office:value="863900" table:style-name="ce7">
            <text:p>863.900</text:p>
          </table:table-cell>
          <table:table-cell office:value-type="float" office:value="213450" table:style-name="ce13">
            <text:p>213.450</text:p>
          </table:table-cell>
          <table:table-cell office:value-type="float" office:value="8488680" table:style-name="ce14">
            <text:p>8.488.680</text:p>
          </table:table-cell>
          <table:table-cell office:value-type="float" office:value="8021650" table:style-name="ce14">
            <text:p>8.021.650</text:p>
          </table:table-cell>
          <table:table-cell office:value-type="percentage" office:value="0.9449820231178464" table:style-name="ce15">
            <text:p>94,5%</text:p>
          </table:table-cell>
          <table:table-cell office:value-type="float" office:value="4087377" table:style-name="ce13">
            <text:p>4.087.377</text:p>
          </table:table-cell>
          <table:table-cell office:value-type="float" office:value="4023987" table:style-name="ce13">
            <text:p>4.023.987</text:p>
          </table:table-cell>
          <table:table-cell office:value-type="float" office:value="370701" table:style-name="ce13">
            <text:p>370.701</text:p>
          </table:table-cell>
          <table:table-cell office:value-type="date" office:date-value="2021-11-17T00:00:00" table:style-name="ce16">
            <text:p>17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Extremadura</text:p>
          </table:table-cell>
          <table:table-cell office:value-type="float" office:value="1377755" table:style-name="ce7">
            <text:p>1.377.755</text:p>
          </table:table-cell>
          <table:table-cell office:value-type="float" office:value="218200" table:style-name="ce7">
            <text:p>218.200</text:p>
          </table:table-cell>
          <table:table-cell office:value-type="float" office:value="186000" table:style-name="ce7">
            <text:p>186.000</text:p>
          </table:table-cell>
          <table:table-cell office:value-type="float" office:value="51750" table:style-name="ce13">
            <text:p>51.750</text:p>
          </table:table-cell>
          <table:table-cell office:value-type="float" office:value="1833705" table:style-name="ce14">
            <text:p>1.833.705</text:p>
          </table:table-cell>
          <table:table-cell office:value-type="float" office:value="1817083" table:style-name="ce14">
            <text:p>1.817.083</text:p>
          </table:table-cell>
          <table:table-cell office:value-type="percentage" office:value="0.99093529220894305" table:style-name="ce15">
            <text:p>99,1%</text:p>
          </table:table-cell>
          <table:table-cell office:value-type="float" office:value="900130" table:style-name="ce13">
            <text:p>900.130</text:p>
          </table:table-cell>
          <table:table-cell office:value-type="float" office:value="886394" table:style-name="ce13">
            <text:p>886.394</text:p>
          </table:table-cell>
          <table:table-cell office:value-type="float" office:value="122107" table:style-name="ce13">
            <text:p>122.107</text:p>
          </table:table-cell>
          <table:table-cell office:value-type="date" office:date-value="2021-11-17T00:00:00" table:style-name="ce16">
            <text:p>17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Galicia</text:p>
          </table:table-cell>
          <table:table-cell office:value-type="float" office:value="3456889" table:style-name="ce7">
            <text:p>3.456.889</text:p>
          </table:table-cell>
          <table:table-cell office:value-type="float" office:value="527400" table:style-name="ce7">
            <text:p>527.400</text:p>
          </table:table-cell>
          <table:table-cell office:value-type="float" office:value="573400" table:style-name="ce7">
            <text:p>573.400</text:p>
          </table:table-cell>
          <table:table-cell office:value-type="float" office:value="122700" table:style-name="ce13">
            <text:p>122.700</text:p>
          </table:table-cell>
          <table:table-cell office:value-type="float" office:value="4680389" table:style-name="ce14">
            <text:p>4.680.389</text:p>
          </table:table-cell>
          <table:table-cell office:value-type="float" office:value="4594506" table:style-name="ce14">
            <text:p>4.594.506</text:p>
          </table:table-cell>
          <table:table-cell office:value-type="percentage" office:value="0.98165045683168639" table:style-name="ce15">
            <text:p>98,2%</text:p>
          </table:table-cell>
          <table:table-cell office:value-type="float" office:value="2313622" table:style-name="ce13">
            <text:p>2.313.622</text:p>
          </table:table-cell>
          <table:table-cell office:value-type="float" office:value="2293272" table:style-name="ce13">
            <text:p>2.293.272</text:p>
          </table:table-cell>
          <table:table-cell office:value-type="float" office:value="199159" table:style-name="ce13">
            <text:p>199.159</text:p>
          </table:table-cell>
          <table:table-cell office:value-type="date" office:date-value="2021-11-17T00:00:00" table:style-name="ce16">
            <text:p>17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La Rioja</text:p>
          </table:table-cell>
          <table:table-cell office:value-type="float" office:value="421265" table:style-name="ce7">
            <text:p>421.265</text:p>
          </table:table-cell>
          <table:table-cell office:value-type="float" office:value="67600" table:style-name="ce7">
            <text:p>67.600</text:p>
          </table:table-cell>
          <table:table-cell office:value-type="float" office:value="53270" table:style-name="ce7">
            <text:p>53.270</text:p>
          </table:table-cell>
          <table:table-cell office:value-type="float" office:value="15200" table:style-name="ce13">
            <text:p>15.200</text:p>
          </table:table-cell>
          <table:table-cell office:value-type="float" office:value="557335" table:style-name="ce14">
            <text:p>557.335</text:p>
          </table:table-cell>
          <table:table-cell office:value-type="float" office:value="506535" table:style-name="ce14">
            <text:p>506.535</text:p>
          </table:table-cell>
          <table:table-cell office:value-type="percentage" office:value="0.90885194721307649" table:style-name="ce15">
            <text:p>90,9%</text:p>
          </table:table-cell>
          <table:table-cell office:value-type="float" office:value="261187" table:style-name="ce13">
            <text:p>261.187</text:p>
          </table:table-cell>
          <table:table-cell office:value-type="float" office:value="256461" table:style-name="ce13">
            <text:p>256.461</text:p>
          </table:table-cell>
          <table:table-cell office:value-type="float" office:value="24681" table:style-name="ce13">
            <text:p>24.681</text:p>
          </table:table-cell>
          <table:table-cell office:value-type="date" office:date-value="2021-11-17T00:00:00" table:style-name="ce16">
            <text:p>17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Madrid</text:p>
          </table:table-cell>
          <table:table-cell office:value-type="float" office:value="7637685" table:style-name="ce7">
            <text:p>7.637.685</text:p>
          </table:table-cell>
          <table:table-cell office:value-type="float" office:value="1645800" table:style-name="ce7">
            <text:p>1.645.800</text:p>
          </table:table-cell>
          <table:table-cell office:value-type="float" office:value="1227000" table:style-name="ce7">
            <text:p>1.227.000</text:p>
          </table:table-cell>
          <table:table-cell office:value-type="float" office:value="321450" table:style-name="ce13">
            <text:p>321.450</text:p>
          </table:table-cell>
          <table:table-cell office:value-type="float" office:value="10831935" table:style-name="ce14">
            <text:p>10.831.935</text:p>
          </table:table-cell>
          <table:table-cell office:value-type="float" office:value="10285957" table:style-name="ce14">
            <text:p>10.285.957</text:p>
          </table:table-cell>
          <table:table-cell office:value-type="percentage" office:value="0.94959552471465158" table:style-name="ce15">
            <text:p>95,0%</text:p>
          </table:table-cell>
          <table:table-cell office:value-type="float" office:value="5377218" table:style-name="ce13">
            <text:p>5.377.218</text:p>
          </table:table-cell>
          <table:table-cell office:value-type="float" office:value="5268687" table:style-name="ce13">
            <text:p>5.268.687</text:p>
          </table:table-cell>
          <table:table-cell office:value-type="float" office:value="367669" table:style-name="ce13">
            <text:p>367.669</text:p>
          </table:table-cell>
          <table:table-cell office:value-type="date" office:date-value="2021-11-17T00:00:00" table:style-name="ce16">
            <text:p>17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Murcia<text:s/></text:p>
          </table:table-cell>
          <table:table-cell office:value-type="float" office:value="1687865" table:style-name="ce7">
            <text:p>1.687.865</text:p>
          </table:table-cell>
          <table:table-cell office:value-type="float" office:value="398000" table:style-name="ce7">
            <text:p>398.000</text:p>
          </table:table-cell>
          <table:table-cell office:value-type="float" office:value="253010" table:style-name="ce7">
            <text:p>253.010</text:p>
          </table:table-cell>
          <table:table-cell office:value-type="float" office:value="68300" table:style-name="ce13">
            <text:p>68.300</text:p>
          </table:table-cell>
          <table:table-cell office:value-type="float" office:value="2407175" table:style-name="ce14">
            <text:p>2.407.175</text:p>
          </table:table-cell>
          <table:table-cell office:value-type="float" office:value="2334844" table:style-name="ce14">
            <text:p>2.334.844</text:p>
          </table:table-cell>
          <table:table-cell office:value-type="percentage" office:value="0.96995191458867758" table:style-name="ce15">
            <text:p>97,0%</text:p>
          </table:table-cell>
          <table:table-cell office:value-type="float" office:value="1197344" table:style-name="ce13">
            <text:p>1.197.344</text:p>
          </table:table-cell>
          <table:table-cell office:value-type="float" office:value="1167457" table:style-name="ce13">
            <text:p>1.167.457</text:p>
          </table:table-cell>
          <table:table-cell office:value-type="float" office:value="97568" table:style-name="ce13">
            <text:p>97.568</text:p>
          </table:table-cell>
          <table:table-cell office:value-type="date" office:date-value="2021-11-16T00:00:00" table:style-name="ce16">
            <text:p>16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Navarra</text:p>
          </table:table-cell>
          <table:table-cell office:value-type="float" office:value="762405" table:style-name="ce7">
            <text:p>762.405</text:p>
          </table:table-cell>
          <table:table-cell office:value-type="float" office:value="151500" table:style-name="ce7">
            <text:p>151.500</text:p>
          </table:table-cell>
          <table:table-cell office:value-type="float" office:value="136600" table:style-name="ce7">
            <text:p>136.600</text:p>
          </table:table-cell>
          <table:table-cell office:value-type="float" office:value="23750" table:style-name="ce13">
            <text:p>23.750</text:p>
          </table:table-cell>
          <table:table-cell office:value-type="float" office:value="1074255" table:style-name="ce14">
            <text:p>1.074.255</text:p>
          </table:table-cell>
          <table:table-cell office:value-type="float" office:value="1044055" table:style-name="ce14">
            <text:p>1.044.055</text:p>
          </table:table-cell>
          <table:table-cell office:value-type="percentage" office:value="0.97188749412383468" table:style-name="ce15">
            <text:p>97,2%</text:p>
          </table:table-cell>
          <table:table-cell office:value-type="float" office:value="529361" table:style-name="ce13">
            <text:p>529.361</text:p>
          </table:table-cell>
          <table:table-cell office:value-type="float" office:value="523245" table:style-name="ce13">
            <text:p>523.245</text:p>
          </table:table-cell>
          <table:table-cell office:value-type="float" office:value="60885" table:style-name="ce13">
            <text:p>60.885</text:p>
          </table:table-cell>
          <table:table-cell office:value-type="date" office:date-value="2021-11-17T00:00:00" table:style-name="ce16">
            <text:p>17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País Vasco</text:p>
          </table:table-cell>
          <table:table-cell office:value-type="float" office:value="2647530" table:style-name="ce7">
            <text:p>2.647.530</text:p>
          </table:table-cell>
          <table:table-cell office:value-type="float" office:value="526100" table:style-name="ce7">
            <text:p>526.100</text:p>
          </table:table-cell>
          <table:table-cell office:value-type="float" office:value="444200" table:style-name="ce7">
            <text:p>444.200</text:p>
          </table:table-cell>
          <table:table-cell office:value-type="float" office:value="101300" table:style-name="ce13">
            <text:p>101.300</text:p>
          </table:table-cell>
          <table:table-cell office:value-type="float" office:value="3719130" table:style-name="ce14">
            <text:p>3.719.130</text:p>
          </table:table-cell>
          <table:table-cell office:value-type="float" office:value="3525610" table:style-name="ce14">
            <text:p>3.525.610</text:p>
          </table:table-cell>
          <table:table-cell office:value-type="percentage" office:value="0.94796632545783555" table:style-name="ce15">
            <text:p>94,8%</text:p>
          </table:table-cell>
          <table:table-cell office:value-type="float" office:value="1818466" table:style-name="ce13">
            <text:p>1.818.466</text:p>
          </table:table-cell>
          <table:table-cell office:value-type="float" office:value="1788453" table:style-name="ce13">
            <text:p>1.788.453</text:p>
          </table:table-cell>
          <table:table-cell office:value-type="float" office:value="157805" table:style-name="ce13">
            <text:p>157.805</text:p>
          </table:table-cell>
          <table:table-cell office:value-type="date" office:date-value="2021-11-17T00:00:00" table:style-name="ce16">
            <text:p>17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euta</text:p>
          </table:table-cell>
          <table:table-cell office:value-type="float" office:value="97920" table:style-name="ce7">
            <text:p>97.920</text:p>
          </table:table-cell>
          <table:table-cell office:value-type="float" office:value="22400" table:style-name="ce7">
            <text:p>22.400</text:p>
          </table:table-cell>
          <table:table-cell office:value-type="float" office:value="18100" table:style-name="ce7">
            <text:p>18.100</text:p>
          </table:table-cell>
          <table:table-cell office:value-type="float" office:value="3935" table:style-name="ce13">
            <text:p>3.935</text:p>
          </table:table-cell>
          <table:table-cell office:value-type="float" office:value="142355" table:style-name="ce14">
            <text:p>142.355</text:p>
          </table:table-cell>
          <table:table-cell office:value-type="float" office:value="119544" table:style-name="ce14">
            <text:p>119.544</text:p>
          </table:table-cell>
          <table:table-cell office:value-type="percentage" office:value="0.83975975554072568" table:style-name="ce15">
            <text:p>84,0%</text:p>
          </table:table-cell>
          <table:table-cell office:value-type="float" office:value="63060" table:style-name="ce13">
            <text:p>63.060</text:p>
          </table:table-cell>
          <table:table-cell office:value-type="float" office:value="60504" table:style-name="ce13">
            <text:p>60.504</text:p>
          </table:table-cell>
          <table:table-cell office:value-type="float" office:value="4176" table:style-name="ce13">
            <text:p>4.176</text:p>
          </table:table-cell>
          <table:table-cell office:value-type="date" office:date-value="2021-11-17T00:00:00" table:style-name="ce16">
            <text:p>17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Melilla</text:p>
          </table:table-cell>
          <table:table-cell office:value-type="float" office:value="96750" table:style-name="ce7">
            <text:p>96.750</text:p>
          </table:table-cell>
          <table:table-cell office:value-type="float" office:value="23500" table:style-name="ce7">
            <text:p>23.500</text:p>
          </table:table-cell>
          <table:table-cell office:value-type="float" office:value="15100" table:style-name="ce7">
            <text:p>15.100</text:p>
          </table:table-cell>
          <table:table-cell office:value-type="float" office:value="5750" table:style-name="ce13">
            <text:p>5.750</text:p>
          </table:table-cell>
          <table:table-cell office:value-type="float" office:value="141100" table:style-name="ce14">
            <text:p>141.100</text:p>
          </table:table-cell>
          <table:table-cell office:value-type="float" office:value="105908" table:style-name="ce14">
            <text:p>105.908</text:p>
          </table:table-cell>
          <table:table-cell office:value-type="percentage" office:value="0.75058823529411767" table:style-name="ce15">
            <text:p>75,1%</text:p>
          </table:table-cell>
          <table:table-cell office:value-type="float" office:value="58220" table:style-name="ce13">
            <text:p>58.220</text:p>
          </table:table-cell>
          <table:table-cell office:value-type="float" office:value="55699" table:style-name="ce13">
            <text:p>55.699</text:p>
          </table:table-cell>
          <table:table-cell office:value-type="float" office:value="2531" table:style-name="ce13">
            <text:p>2.531</text:p>
          </table:table-cell>
          <table:table-cell office:value-type="date" office:date-value="2021-11-17T00:00:00" table:style-name="ce17">
            <text:p>17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Fuerzas Armadas</text:p>
          </table:table-cell>
          <table:table-cell office:value-type="float" office:value="48138" table:style-name="ce7">
            <text:p>48.138</text:p>
          </table:table-cell>
          <table:table-cell office:value-type="float" office:value="58300" table:style-name="ce7">
            <text:p>58.300</text:p>
          </table:table-cell>
          <table:table-cell office:value-type="float" office:value="103800" table:style-name="ce7">
            <text:p>103.800</text:p>
          </table:table-cell>
          <table:table-cell office:value-type="float" office:value="2000" table:style-name="ce13">
            <text:p>2.000</text:p>
          </table:table-cell>
          <table:table-cell office:value-type="float" office:value="212238" table:style-name="ce14">
            <text:p>212.238</text:p>
          </table:table-cell>
          <table:table-cell office:value-type="float" office:value="177453" table:style-name="ce14">
            <text:p>177.453</text:p>
          </table:table-cell>
          <table:table-cell office:value-type="percentage" office:value="0.8361038079891443" table:style-name="ce15">
            <text:p>83,6%</text:p>
          </table:table-cell>
          <table:table-cell office:value-type="float" office:value="95196" table:style-name="ce13">
            <text:p>95.196</text:p>
          </table:table-cell>
          <table:table-cell office:value-type="float" office:value="89018" table:style-name="ce13">
            <text:p>89.018</text:p>
          </table:table-cell>
          <table:table-cell office:value-type="float" office:value="0" table:style-name="ce13">
            <text:p>0</text:p>
          </table:table-cell>
          <table:table-cell office:value-type="date" office:date-value="2021-11-17T00:00:00" table:style-name="ce17">
            <text:p>17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Sanidad Exterior</text:p>
          </table:table-cell>
          <table:table-cell office:value-type="float" office:value="0" table:style-name="ce7">
            <text:p>0</text:p>
          </table:table-cell>
          <table:table-cell office:value-type="float" office:value="4990" table:style-name="ce7">
            <text:p>4.990</text:p>
          </table:table-cell>
          <table:table-cell office:value-type="float" office:value="0" table:style-name="ce7">
            <text:p>0</text:p>
          </table:table-cell>
          <table:table-cell office:value-type="float" office:value="4440" table:style-name="ce13">
            <text:p>4.440</text:p>
          </table:table-cell>
          <table:table-cell office:value-type="float" office:value="9430" table:style-name="ce14">
            <text:p>9.430</text:p>
          </table:table-cell>
          <table:table-cell office:value-type="float" office:value="7427" table:style-name="ce14">
            <text:p>7.427</text:p>
          </table:table-cell>
          <table:table-cell office:value-type="percentage" office:value="0.78759278897136797" table:style-name="ce15">
            <text:p>78,8%</text:p>
          </table:table-cell>
          <table:table-cell office:value-type="float" office:value="5625" table:style-name="ce13">
            <text:p>5.625</text:p>
          </table:table-cell>
          <table:table-cell office:value-type="float" office:value="5447" table:style-name="ce13">
            <text:p>5.447</text:p>
          </table:table-cell>
          <table:table-cell office:value-type="float" office:value="0" table:style-name="ce13">
            <text:p>0</text:p>
          </table:table-cell>
          <table:table-cell office:value-type="date" office:date-value="2021-11-16T00:00:00" table:style-name="ce17">
            <text:p>16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18">
            <text:p>Totales</text:p>
          </table:table-cell>
          <table:table-cell office:value-type="float" office:value="55775979" table:style-name="ce19">
            <text:p>55.775.979</text:p>
          </table:table-cell>
          <table:table-cell office:value-type="float" office:value="10790560" table:style-name="ce20">
            <text:p>10.790.560</text:p>
          </table:table-cell>
          <table:table-cell office:value-type="float" office:value="9107850" table:style-name="ce21">
            <text:p>9.107.850</text:p>
          </table:table-cell>
          <table:table-cell office:value-type="float" office:value="2158300" table:style-name="ce22">
            <text:p>2.158.300</text:p>
          </table:table-cell>
          <table:table-cell office:value-type="float" office:value="77832689" table:style-name="ce23">
            <text:p>77.832.689</text:p>
          </table:table-cell>
          <table:table-cell office:value-type="float" office:value="74502145" table:style-name="ce23">
            <text:p>74.502.145</text:p>
          </table:table-cell>
          <table:table-cell office:value-type="percentage" office:value="0.95720893055615741" table:style-name="ce24">
            <text:p>95,7%</text:p>
          </table:table-cell>
          <table:table-cell office:value-type="float" office:value="38197655" table:style-name="ce23">
            <text:p>38.197.655</text:p>
          </table:table-cell>
          <table:table-cell office:value-type="float" office:value="37507587" table:style-name="ce23">
            <text:p>37.507.587</text:p>
          </table:table-cell>
          <table:table-cell office:value-type="float" office:value="3198583" table:style-name="ce23">
            <text:p>3.198.583</text:p>
          </table:table-cell>
          <table:table-cell office:value-type="float" office:value="0" table:style-name="ce23">
            <text:p>0</text:p>
          </table:table-cell>
          <table:table-cell table:number-columns-repeated="10" table:style-name="ce5"/>
          <table:table-cell table:number-columns-repeated="16362"/>
        </table:table-row>
        <table:table-row table:style-name="ro3">
          <table:table-cell table:number-columns-repeated="16384"/>
        </table:table-row>
        <table:table-row table:style-name="ro4">
          <table:table-cell table:number-columns-spanned="10" table:number-rows-spanned="1" table:style-name="ce26"/>
          <table:covered-table-cell table:number-columns-repeated="9"/>
          <table:table-cell table:number-columns-repeated="16374" table:style-name="ce12"/>
        </table:table-row>
        <table:table-row table:style-name="ro5">
          <table:table-cell table:style-name="ce25"/>
          <table:table-cell table:number-columns-repeated="16383" table:style-name="ce12"/>
        </table:table-row>
        <table:table-row table:number-rows-repeated="1048550" table:style-name="ro3">
          <table:table-cell table:number-columns-repeated="16384"/>
        </table:table-row>
      </table:table>
      <table:table table:name="Mayores_de_12_años" table:style-name="ta1">
        <table:table-column table:style-name="co5" table:default-cell-style-name="ce29"/>
        <table:table-column table:style-name="co6" table:number-columns-repeated="5" table:default-cell-style-name="ce29"/>
        <table:table-column table:style-name="co4" table:number-columns-repeated="2" table:default-cell-style-name="ce29"/>
        <table:table-column table:style-name="co3" table:number-columns-repeated="7" table:default-cell-style-name="ce29"/>
        <table:table-column table:style-name="co4" table:number-columns-repeated="16369" table:default-cell-style-name="ce29"/>
        <table:table-row table:style-name="ro6">
          <table:table-cell table:style-name="ce27"/>
          <table:table-cell office:value-type="string" table:style-name="ce28">
            <text:p>Población a vacunar mayor de 12 años</text:p>
          </table:table-cell>
          <table:table-cell office:value-type="string" table:style-name="ce28">
            <text:p>Nº Personas con 1 dosis</text:p>
          </table:table-cell>
          <table:table-cell office:value-type="string" table:style-name="ce28">
            <text:p>% 1ª dosis</text:p>
          </table:table-cell>
          <table:table-cell office:value-type="string" table:style-name="ce28">
            <text:p>Nº Personas con pauta completa</text:p>
          </table:table-cell>
          <table:table-cell office:value-type="string" table:style-name="ce28">
            <text:p>% personas con pauta completa</text:p>
          </table:table-cell>
          <table:table-cell office:value-type="string" table:style-name="ce28">
            <text:p>Fecha de la última vacuna registrada<text:s/><text:span text:style-name="T1">(2)</text:span></text:p>
          </table:table-cell>
          <table:table-cell table:number-columns-repeated="16377"/>
        </table:table-row>
        <table:table-row table:style-name="ro2">
          <table:table-cell office:value-type="string" table:style-name="ce30">
            <text:p>Andalucía</text:p>
          </table:table-cell>
          <table:table-cell office:value-type="float" office:value="7451975" table:style-name="ce31">
            <text:p>7.451.975</text:p>
          </table:table-cell>
          <table:table-cell office:value-type="float" office:value="6871390" table:style-name="ce31">
            <text:p>6.871.390</text:p>
          </table:table-cell>
          <table:table-cell office:value-type="percentage" office:value="0.92208978156797361" table:style-name="ce32">
            <text:p>92,2%</text:p>
          </table:table-cell>
          <table:table-cell office:value-type="float" office:value="6770042" table:style-name="ce31">
            <text:p>6.770.042</text:p>
          </table:table-cell>
          <table:table-cell office:value-type="percentage" office:value="0.90848962858839433" table:style-name="ce32">
            <text:p>90,8%</text:p>
          </table:table-cell>
          <table:table-cell office:value-type="date" office:date-value="2021-11-17T00:00:00" table:style-name="ce33">
            <text:p>17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Aragón</text:p>
          </table:table-cell>
          <table:table-cell office:value-type="float" office:value="1185134" table:style-name="ce31">
            <text:p>1.185.134</text:p>
          </table:table-cell>
          <table:table-cell office:value-type="float" office:value="1069494" table:style-name="ce31">
            <text:p>1.069.494</text:p>
          </table:table-cell>
          <table:table-cell office:value-type="percentage" office:value="0.90242453595964678" table:style-name="ce32">
            <text:p>90,2%</text:p>
          </table:table-cell>
          <table:table-cell office:value-type="float" office:value="1051592" table:style-name="ce31">
            <text:p>1.051.592</text:p>
          </table:table-cell>
          <table:table-cell office:value-type="percentage" office:value="0.88731907109238284" table:style-name="ce32">
            <text:p>88,7%</text:p>
          </table:table-cell>
          <table:table-cell office:value-type="date" office:date-value="2021-11-17T00:00:00" table:style-name="ce33">
            <text:p>17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Asturias<text:s/></text:p>
          </table:table-cell>
          <table:table-cell office:value-type="float" office:value="933927" table:style-name="ce31">
            <text:p>933.927</text:p>
          </table:table-cell>
          <table:table-cell office:value-type="float" office:value="874127" table:style-name="ce31">
            <text:p>874.127</text:p>
          </table:table-cell>
          <table:table-cell office:value-type="percentage" office:value="0.93596929952769325" table:style-name="ce32">
            <text:p>93,6%</text:p>
          </table:table-cell>
          <table:table-cell office:value-type="float" office:value="866455" table:style-name="ce31">
            <text:p>866.455</text:p>
          </table:table-cell>
          <table:table-cell office:value-type="percentage" office:value="0.9277545247112462" table:style-name="ce32">
            <text:p>92,8%</text:p>
          </table:table-cell>
          <table:table-cell office:value-type="date" office:date-value="2021-11-17T00:00:00" table:style-name="ce33">
            <text:p>17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Baleares</text:p>
          </table:table-cell>
          <table:table-cell office:value-type="float" office:value="1034867" table:style-name="ce31">
            <text:p>1.034.867</text:p>
          </table:table-cell>
          <table:table-cell office:value-type="float" office:value="863330" table:style-name="ce31">
            <text:p>863.330</text:p>
          </table:table-cell>
          <table:table-cell office:value-type="percentage" office:value="0.83424246787268319" table:style-name="ce32">
            <text:p>83,4%</text:p>
          </table:table-cell>
          <table:table-cell office:value-type="float" office:value="847481" table:style-name="ce31">
            <text:p>847.481</text:p>
          </table:table-cell>
          <table:table-cell office:value-type="percentage" office:value="0.81892745637845255" table:style-name="ce32">
            <text:p>81,9%</text:p>
          </table:table-cell>
          <table:table-cell office:value-type="date" office:date-value="2021-11-17T00:00:00" table:style-name="ce33">
            <text:p>17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narias</text:p>
          </table:table-cell>
          <table:table-cell office:value-type="float" office:value="1960774" table:style-name="ce31">
            <text:p>1.960.774</text:p>
          </table:table-cell>
          <table:table-cell office:value-type="float" office:value="1685967" table:style-name="ce31">
            <text:p>1.685.967</text:p>
          </table:table-cell>
          <table:table-cell office:value-type="percentage" office:value="0.85984769279886408" table:style-name="ce32">
            <text:p>86,0%</text:p>
          </table:table-cell>
          <table:table-cell office:value-type="float" office:value="1646731" table:style-name="ce31">
            <text:p>1.646.731</text:p>
          </table:table-cell>
          <table:table-cell office:value-type="percentage" office:value="0.83983722754381684" table:style-name="ce32">
            <text:p>84,0%</text:p>
          </table:table-cell>
          <table:table-cell office:value-type="date" office:date-value="2021-11-17T00:00:00" table:style-name="ce33">
            <text:p>17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ntabria</text:p>
          </table:table-cell>
          <table:table-cell office:value-type="float" office:value="524127" table:style-name="ce31">
            <text:p>524.127</text:p>
          </table:table-cell>
          <table:table-cell office:value-type="float" office:value="484041" table:style-name="ce31">
            <text:p>484.041</text:p>
          </table:table-cell>
          <table:table-cell office:value-type="percentage" office:value="0.92351853653790017" table:style-name="ce32">
            <text:p>92,4%</text:p>
          </table:table-cell>
          <table:table-cell office:value-type="float" office:value="479007" table:style-name="ce31">
            <text:p>479.007</text:p>
          </table:table-cell>
          <table:table-cell office:value-type="percentage" office:value="0.9139139941273775" table:style-name="ce32">
            <text:p>91,4%</text:p>
          </table:table-cell>
          <table:table-cell office:value-type="date" office:date-value="2021-11-17T00:00:00" table:style-name="ce33">
            <text:p>17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stilla y Leon<text:s/></text:p>
          </table:table-cell>
          <table:table-cell office:value-type="float" office:value="2176253" table:style-name="ce31">
            <text:p>2.176.253</text:p>
          </table:table-cell>
          <table:table-cell office:value-type="float" office:value="2008738" table:style-name="ce31">
            <text:p>2.008.738</text:p>
          </table:table-cell>
          <table:table-cell office:value-type="percentage" office:value="0.92302595332436077" table:style-name="ce32">
            <text:p>92,3%</text:p>
          </table:table-cell>
          <table:table-cell office:value-type="float" office:value="1971982" table:style-name="ce31">
            <text:p>1.971.982</text:p>
          </table:table-cell>
          <table:table-cell office:value-type="percentage" office:value="0.90613637293090465" table:style-name="ce32">
            <text:p>90,6%</text:p>
          </table:table-cell>
          <table:table-cell office:value-type="date" office:date-value="2021-11-17T00:00:00" table:style-name="ce33">
            <text:p>17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stilla - La Mancha</text:p>
          </table:table-cell>
          <table:table-cell office:value-type="float" office:value="1808784" table:style-name="ce31">
            <text:p>1.808.784</text:p>
          </table:table-cell>
          <table:table-cell office:value-type="float" office:value="1625706" table:style-name="ce31">
            <text:p>1.625.706</text:p>
          </table:table-cell>
          <table:table-cell office:value-type="percentage" office:value="0.89878393440012738" table:style-name="ce32">
            <text:p>89,9%</text:p>
          </table:table-cell>
          <table:table-cell office:value-type="float" office:value="1569193" table:style-name="ce31">
            <text:p>1.569.193</text:p>
          </table:table-cell>
          <table:table-cell office:value-type="percentage" office:value="0.86754029226264717" table:style-name="ce32">
            <text:p>86,8%</text:p>
          </table:table-cell>
          <table:table-cell office:value-type="date" office:date-value="2021-11-17T00:00:00" table:style-name="ce33">
            <text:p>17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taluña</text:p>
          </table:table-cell>
          <table:table-cell office:value-type="float" office:value="6868360" table:style-name="ce31">
            <text:p>6.868.360</text:p>
          </table:table-cell>
          <table:table-cell office:value-type="float" office:value="6008056" table:style-name="ce31">
            <text:p>6.008.056</text:p>
          </table:table-cell>
          <table:table-cell office:value-type="percentage" office:value="0.87474389810668052" table:style-name="ce32">
            <text:p>87,5%</text:p>
          </table:table-cell>
          <table:table-cell office:value-type="float" office:value="5886480" table:style-name="ce31">
            <text:p>5.886.480</text:p>
          </table:table-cell>
          <table:table-cell office:value-type="percentage" office:value="0.85704302045903247" table:style-name="ce32">
            <text:p>85,7%</text:p>
          </table:table-cell>
          <table:table-cell office:value-type="date" office:date-value="2021-11-17T00:00:00" table:style-name="ce33">
            <text:p>17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. Valenciana</text:p>
          </table:table-cell>
          <table:table-cell office:value-type="float" office:value="4488459" table:style-name="ce31">
            <text:p>4.488.459</text:p>
          </table:table-cell>
          <table:table-cell office:value-type="float" office:value="4087377" table:style-name="ce31">
            <text:p>4.087.377</text:p>
          </table:table-cell>
          <table:table-cell office:value-type="percentage" office:value="0.91064149187950694" table:style-name="ce32">
            <text:p>91,1%</text:p>
          </table:table-cell>
          <table:table-cell office:value-type="float" office:value="4023987" table:style-name="ce31">
            <text:p>4.023.987</text:p>
          </table:table-cell>
          <table:table-cell office:value-type="percentage" office:value="0.89651860471489209" table:style-name="ce32">
            <text:p>89,7%</text:p>
          </table:table-cell>
          <table:table-cell office:value-type="date" office:date-value="2021-11-17T00:00:00" table:style-name="ce33">
            <text:p>17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Extremadura</text:p>
          </table:table-cell>
          <table:table-cell office:value-type="float" office:value="953437" table:style-name="ce31">
            <text:p>953.437</text:p>
          </table:table-cell>
          <table:table-cell office:value-type="float" office:value="900130" table:style-name="ce31">
            <text:p>900.130</text:p>
          </table:table-cell>
          <table:table-cell office:value-type="percentage" office:value="0.94408964619581581" table:style-name="ce32">
            <text:p>94,4%</text:p>
          </table:table-cell>
          <table:table-cell office:value-type="float" office:value="886394" table:style-name="ce31">
            <text:p>886.394</text:p>
          </table:table-cell>
          <table:table-cell office:value-type="percentage" office:value="0.92968282120370827" table:style-name="ce32">
            <text:p>93,0%</text:p>
          </table:table-cell>
          <table:table-cell office:value-type="date" office:date-value="2021-11-17T00:00:00" table:style-name="ce33">
            <text:p>17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Galicia</text:p>
          </table:table-cell>
          <table:table-cell office:value-type="float" office:value="2454497" table:style-name="ce31">
            <text:p>2.454.497</text:p>
          </table:table-cell>
          <table:table-cell office:value-type="float" office:value="2313622" table:style-name="ce31">
            <text:p>2.313.622</text:p>
          </table:table-cell>
          <table:table-cell office:value-type="percentage" office:value="0.94260534846854571" table:style-name="ce32">
            <text:p>94,3%</text:p>
          </table:table-cell>
          <table:table-cell office:value-type="float" office:value="2293272" table:style-name="ce31">
            <text:p>2.293.272</text:p>
          </table:table-cell>
          <table:table-cell office:value-type="percentage" office:value="0.93431444405921049" table:style-name="ce32">
            <text:p>93,4%</text:p>
          </table:table-cell>
          <table:table-cell office:value-type="date" office:date-value="2021-11-17T00:00:00" table:style-name="ce33">
            <text:p>17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La Rioja</text:p>
          </table:table-cell>
          <table:table-cell office:value-type="float" office:value="283970" table:style-name="ce31">
            <text:p>283.970</text:p>
          </table:table-cell>
          <table:table-cell office:value-type="float" office:value="261187" table:style-name="ce31">
            <text:p>261.187</text:p>
          </table:table-cell>
          <table:table-cell office:value-type="percentage" office:value="0.91976969398175867" table:style-name="ce32">
            <text:p>92,0%</text:p>
          </table:table-cell>
          <table:table-cell office:value-type="float" office:value="256461" table:style-name="ce31">
            <text:p>256.461</text:p>
          </table:table-cell>
          <table:table-cell office:value-type="percentage" office:value="0.90312709088988274" table:style-name="ce32">
            <text:p>90,3%</text:p>
          </table:table-cell>
          <table:table-cell office:value-type="date" office:date-value="2021-11-17T00:00:00" table:style-name="ce33">
            <text:p>17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Madrid</text:p>
          </table:table-cell>
          <table:table-cell office:value-type="float" office:value="5977937" table:style-name="ce31">
            <text:p>5.977.937</text:p>
          </table:table-cell>
          <table:table-cell office:value-type="float" office:value="5377218" table:style-name="ce31">
            <text:p>5.377.218</text:p>
          </table:table-cell>
          <table:table-cell office:value-type="percentage" office:value="0.89951065058062674" table:style-name="ce32">
            <text:p>90,0%</text:p>
          </table:table-cell>
          <table:table-cell office:value-type="float" office:value="5268687" table:style-name="ce31">
            <text:p>5.268.687</text:p>
          </table:table-cell>
          <table:table-cell office:value-type="percentage" office:value="0.88135539066403679" table:style-name="ce32">
            <text:p>88,1%</text:p>
          </table:table-cell>
          <table:table-cell office:value-type="date" office:date-value="2021-11-17T00:00:00" table:style-name="ce33">
            <text:p>17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Murcia<text:s/></text:p>
          </table:table-cell>
          <table:table-cell office:value-type="float" office:value="1310137" table:style-name="ce31">
            <text:p>1.310.137</text:p>
          </table:table-cell>
          <table:table-cell office:value-type="float" office:value="1197344" table:style-name="ce31">
            <text:p>1.197.344</text:p>
          </table:table-cell>
          <table:table-cell office:value-type="percentage" office:value="0.91390747685165752" table:style-name="ce32">
            <text:p>91,4%</text:p>
          </table:table-cell>
          <table:table-cell office:value-type="float" office:value="1167457" table:style-name="ce31">
            <text:p>1.167.457</text:p>
          </table:table-cell>
          <table:table-cell office:value-type="percentage" office:value="0.89109535872965961" table:style-name="ce32">
            <text:p>89,1%</text:p>
          </table:table-cell>
          <table:table-cell office:value-type="date" office:date-value="2021-11-16T00:00:00" table:style-name="ce33">
            <text:p>16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Navarra</text:p>
          </table:table-cell>
          <table:table-cell office:value-type="float" office:value="581354" table:style-name="ce31">
            <text:p>581.354</text:p>
          </table:table-cell>
          <table:table-cell office:value-type="float" office:value="529361" table:style-name="ce31">
            <text:p>529.361</text:p>
          </table:table-cell>
          <table:table-cell office:value-type="percentage" office:value="0.9105656794311211" table:style-name="ce32">
            <text:p>91,1%</text:p>
          </table:table-cell>
          <table:table-cell office:value-type="float" office:value="523245" table:style-name="ce31">
            <text:p>523.245</text:p>
          </table:table-cell>
          <table:table-cell office:value-type="percentage" office:value="0.90004541122964665" table:style-name="ce32">
            <text:p>90,0%</text:p>
          </table:table-cell>
          <table:table-cell office:value-type="date" office:date-value="2021-11-17T00:00:00" table:style-name="ce33">
            <text:p>17/11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País Vasco</text:p>
          </table:table-cell>
          <table:table-cell office:value-type="float" office:value="1983943" table:style-name="ce31">
            <text:p>1.983.943</text:p>
          </table:table-cell>
          <table:table-cell office:value-type="float" office:value="1818466" table:style-name="ce31">
            <text:p>1.818.466</text:p>
          </table:table-cell>
          <table:table-cell office:value-type="percentage" office:value="0.91659185772978358" table:style-name="ce32">
            <text:p>91,7%</text:p>
          </table:table-cell>
          <table:table-cell office:value-type="float" office:value="1788453" table:style-name="ce31">
            <text:p>1.788.453</text:p>
          </table:table-cell>
          <table:table-cell office:value-type="percentage" office:value="0.90146390294479228" table:style-name="ce32">
            <text:p>90,1%</text:p>
          </table:table-cell>
          <table:table-cell office:value-type="date" office:date-value="2021-11-17T00:00:00" table:style-name="ce33">
            <text:p>17/11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Ceuta</text:p>
          </table:table-cell>
          <table:table-cell office:value-type="float" office:value="70965" table:style-name="ce31">
            <text:p>70.965</text:p>
          </table:table-cell>
          <table:table-cell office:value-type="float" office:value="63060" table:style-name="ce31">
            <text:p>63.060</text:p>
          </table:table-cell>
          <table:table-cell office:value-type="percentage" office:value="0.8886070598182203" table:style-name="ce32">
            <text:p>88,9%</text:p>
          </table:table-cell>
          <table:table-cell office:value-type="float" office:value="60504" table:style-name="ce31">
            <text:p>60.504</text:p>
          </table:table-cell>
          <table:table-cell office:value-type="percentage" office:value="0.85258930458676807" table:style-name="ce32">
            <text:p>85,3%</text:p>
          </table:table-cell>
          <table:table-cell office:value-type="date" office:date-value="2021-11-17T00:00:00" table:style-name="ce33">
            <text:p>17/11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Melilla</text:p>
          </table:table-cell>
          <table:table-cell office:value-type="float" office:value="70927" table:style-name="ce31">
            <text:p>70.927</text:p>
          </table:table-cell>
          <table:table-cell office:value-type="float" office:value="58220" table:style-name="ce31">
            <text:p>58.220</text:p>
          </table:table-cell>
          <table:table-cell office:value-type="percentage" office:value="0.82084396633158041" table:style-name="ce32">
            <text:p>82,1%</text:p>
          </table:table-cell>
          <table:table-cell office:value-type="float" office:value="55699" table:style-name="ce31">
            <text:p>55.699</text:p>
          </table:table-cell>
          <table:table-cell office:value-type="percentage" office:value="0.78530037926318608" table:style-name="ce32">
            <text:p>78,5%</text:p>
          </table:table-cell>
          <table:table-cell office:value-type="date" office:date-value="2021-11-17T00:00:00" table:style-name="ce33">
            <text:p>17/11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FF.AA.</text:p>
          </table:table-cell>
          <table:table-cell office:value-type="string" table:style-name="ce31">
            <text:p>-</text:p>
          </table:table-cell>
          <table:table-cell office:value-type="float" office:value="95196" table:style-name="ce31">
            <text:p>95.196</text:p>
          </table:table-cell>
          <table:table-cell office:value-type="string" table:style-name="ce32">
            <text:p>-</text:p>
          </table:table-cell>
          <table:table-cell office:value-type="float" office:value="89018" table:style-name="ce31">
            <text:p>89.018</text:p>
          </table:table-cell>
          <table:table-cell office:value-type="string" table:style-name="ce32">
            <text:p>-</text:p>
          </table:table-cell>
          <table:table-cell office:value-type="date" office:date-value="2021-11-17T00:00:00" table:style-name="ce33">
            <text:p>17/11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Sanidad Exterior</text:p>
          </table:table-cell>
          <table:table-cell office:value-type="string" table:style-name="ce31">
            <text:p>-</text:p>
          </table:table-cell>
          <table:table-cell office:value-type="float" office:value="5625" table:style-name="ce31">
            <text:p>5.625</text:p>
          </table:table-cell>
          <table:table-cell office:value-type="string" table:style-name="ce32">
            <text:p>-</text:p>
          </table:table-cell>
          <table:table-cell office:value-type="float" office:value="5447" table:style-name="ce31">
            <text:p>5.447</text:p>
          </table:table-cell>
          <table:table-cell office:value-type="string" table:style-name="ce32">
            <text:p>-</text:p>
          </table:table-cell>
          <table:table-cell office:value-type="date" office:date-value="2021-11-16T00:00:00" table:style-name="ce33">
            <text:p>16/11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18">
            <text:p>Totales</text:p>
          </table:table-cell>
          <table:table-cell office:value-type="float" office:value="42119827" table:style-name="ce34">
            <text:p>42.119.827</text:p>
          </table:table-cell>
          <table:table-cell office:value-type="float" office:value="38197655" table:style-name="ce34">
            <text:p>38.197.655</text:p>
          </table:table-cell>
          <table:table-cell office:value-type="percentage" office:value="0.90688062417730253" table:style-name="ce24">
            <text:p>90,7%</text:p>
          </table:table-cell>
          <table:table-cell office:value-type="float" office:value="37507587" table:style-name="ce34">
            <text:p>37.507.587</text:p>
          </table:table-cell>
          <table:table-cell office:value-type="percentage" office:value="0.8904971760686482" table:style-name="ce24">
            <text:p>89,0%</text:p>
          </table:table-cell>
          <table:table-cell table:style-name="ce35"/>
          <table:table-cell table:number-columns-repeated="16377" table:style-name="ce29"/>
        </table:table-row>
        <table:table-row table:style-name="ro5">
          <table:table-cell table:number-columns-repeated="16384"/>
        </table:table-row>
        <table:table-row table:style-name="ro7">
          <table:table-cell table:number-columns-spanned="10" table:number-rows-spanned="1" table:style-name="ce26"/>
          <table:covered-table-cell table:number-columns-repeated="9"/>
          <table:table-cell table:number-columns-repeated="16374"/>
        </table:table-row>
        <table:table-row table:number-rows-repeated="1048551" table:style-name="ro5">
          <table:table-cell table:number-columns-repeated="16384"/>
        </table:table-row>
      </table:table>
      <table:table table:name="Etarios_con_al_menos_1_dosis" table:style-name="ta1">
        <table:table-column table:style-name="co7" table:default-cell-style-name="ce29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51"/>
        <table:table-column table:style-name="co4" table:default-cell-style-name="ce55"/>
        <table:table-column table:style-name="co4" table:default-cell-style-name="ce29"/>
        <table:table-column table:style-name="co4" table:default-cell-style-name="ce55"/>
        <table:table-column table:style-name="co4" table:number-columns-repeated="2" table:default-cell-style-name="ce29"/>
        <table:table-column table:style-name="co4" table:default-cell-style-name="ce55"/>
        <table:table-column table:style-name="co4" table:number-columns-repeated="2" table:default-cell-style-name="ce29"/>
        <table:table-column table:style-name="co3" table:number-columns-repeated="20" table:default-cell-style-name="ce29"/>
        <table:table-column table:style-name="co4" table:number-columns-repeated="16344" table:default-cell-style-name="ce29"/>
        <table:table-row table:style-name="ro8">
          <table:table-cell table:style-name="ce36"/>
          <table:table-cell office:value-type="string" table:style-name="ce37">
            <text:p>Personas con al menos 1 dosis ≥80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70-7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60-6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50-5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40-4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30-3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20-2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12-19 años</text:p>
          </table:table-cell>
          <table:table-cell office:value-type="string" table:style-name="ce38">
            <text:p>%</text:p>
          </table:table-cell>
          <table:table-cell office:value-type="string" table:style-name="ce39">
            <text:p>Total Personas con al menos 1 dosis</text:p>
          </table:table-cell>
          <table:table-cell office:value-type="string" table:style-name="ce39">
            <text:p>Total Población INE Población a Vacunar (1)</text:p>
          </table:table-cell>
          <table:table-cell office:value-type="string" table:style-name="ce40">
            <text:p>% Con al menos 1 dosis sobre Población a Vacunar INE</text:p>
          </table:table-cell>
          <table:table-cell office:value-type="string" table:style-name="ce40">
            <text:p>% Con al menos 1 dosis sobre Total Población INE</text:p>
          </table:table-cell>
          <table:table-cell table:number-columns-repeated="16363" table:style-name="ce41"/>
        </table:table-row>
        <table:table-row table:style-name="ro5">
          <table:table-cell office:value-type="string" table:style-name="ce42">
            <text:p>Andalucía</text:p>
          </table:table-cell>
          <table:table-cell office:value-type="float" office:value="434113" table:style-name="ce43">
            <text:p>434.113</text:p>
          </table:table-cell>
          <table:table-cell office:value-type="percentage" office:value="1" table:style-name="ce44">
            <text:p>100,0%</text:p>
          </table:table-cell>
          <table:table-cell office:value-type="float" office:value="654132" table:style-name="ce43">
            <text:p>654.132</text:p>
          </table:table-cell>
          <table:table-cell office:value-type="percentage" office:value="1" table:style-name="ce44">
            <text:p>100,0%</text:p>
          </table:table-cell>
          <table:table-cell office:value-type="float" office:value="930376" table:style-name="ce43">
            <text:p>930.376</text:p>
          </table:table-cell>
          <table:table-cell office:value-type="percentage" office:value="1" table:style-name="ce44">
            <text:p>100,0%</text:p>
          </table:table-cell>
          <table:table-cell office:value-type="float" office:value="1217602" table:style-name="ce43">
            <text:p>1.217.602</text:p>
          </table:table-cell>
          <table:table-cell office:value-type="percentage" office:value="0.96251524678246447" table:style-name="ce44">
            <text:p>96,3%</text:p>
          </table:table-cell>
          <table:table-cell office:value-type="float" office:value="1254208" table:style-name="ce43">
            <text:p>1.254.208</text:p>
          </table:table-cell>
          <table:table-cell office:value-type="percentage" office:value="0.90549081158662748" table:style-name="ce44">
            <text:p>90,5%</text:p>
          </table:table-cell>
          <table:table-cell office:value-type="float" office:value="934718" table:style-name="ce43">
            <text:p>934.718</text:p>
          </table:table-cell>
          <table:table-cell office:value-type="percentage" office:value="0.81977202585121955" table:style-name="ce44">
            <text:p>82,0%</text:p>
          </table:table-cell>
          <table:table-cell office:value-type="float" office:value="772394" table:style-name="ce43">
            <text:p>772.394</text:p>
          </table:table-cell>
          <table:table-cell office:value-type="percentage" office:value="0.83171884152854825" table:style-name="ce44">
            <text:p>83,2%</text:p>
          </table:table-cell>
          <table:table-cell office:value-type="float" office:value="673847" table:style-name="ce43">
            <text:p>673.847</text:p>
          </table:table-cell>
          <table:table-cell office:value-type="percentage" office:value="0.89499367119710671" table:style-name="ce44">
            <text:p>89,5%</text:p>
          </table:table-cell>
          <table:table-cell office:value-type="float" office:value="6871390" table:style-name="ce43">
            <text:p>6.871.390</text:p>
          </table:table-cell>
          <table:table-cell office:value-type="float" office:value="7451975" table:style-name="ce43">
            <text:p>7.451.975</text:p>
          </table:table-cell>
          <table:table-cell office:value-type="percentage" office:value="0.92208978156797361" table:style-name="ce44">
            <text:p>92,2%</text:p>
          </table:table-cell>
          <table:table-cell office:value-type="percentage" office:value="0.81179777305237188" table:style-name="ce44">
            <text:p>81,2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ragón</text:p>
          </table:table-cell>
          <table:table-cell office:value-type="float" office:value="101369" table:style-name="ce46">
            <text:p>101.369</text:p>
          </table:table-cell>
          <table:table-cell office:value-type="percentage" office:value="1" table:style-name="ce47">
            <text:p>100,0%</text:p>
          </table:table-cell>
          <table:table-cell office:value-type="float" office:value="119373" table:style-name="ce46">
            <text:p>119.373</text:p>
          </table:table-cell>
          <table:table-cell office:value-type="percentage" office:value="1" table:style-name="ce47">
            <text:p>100,0%</text:p>
          </table:table-cell>
          <table:table-cell office:value-type="float" office:value="154675" table:style-name="ce46">
            <text:p>154.675</text:p>
          </table:table-cell>
          <table:table-cell office:value-type="percentage" office:value="0.98917930253825936" table:style-name="ce47">
            <text:p>98,9%</text:p>
          </table:table-cell>
          <table:table-cell office:value-type="float" office:value="186253" table:style-name="ce46">
            <text:p>186.253</text:p>
          </table:table-cell>
          <table:table-cell office:value-type="percentage" office:value="0.93940968194244101" table:style-name="ce47">
            <text:p>93,9%</text:p>
          </table:table-cell>
          <table:table-cell office:value-type="float" office:value="188303" table:style-name="ce46">
            <text:p>188.303</text:p>
          </table:table-cell>
          <table:table-cell office:value-type="percentage" office:value="0.87606016478787396" table:style-name="ce47">
            <text:p>87,6%</text:p>
          </table:table-cell>
          <table:table-cell office:value-type="float" office:value="126299" table:style-name="ce46">
            <text:p>126.299</text:p>
          </table:table-cell>
          <table:table-cell office:value-type="percentage" office:value="0.76877518473880913" table:style-name="ce47">
            <text:p>76,9%</text:p>
          </table:table-cell>
          <table:table-cell office:value-type="float" office:value="104591" table:style-name="ce46">
            <text:p>104.591</text:p>
          </table:table-cell>
          <table:table-cell office:value-type="percentage" office:value="0.80207206999946323" table:style-name="ce47">
            <text:p>80,2%</text:p>
          </table:table-cell>
          <table:table-cell office:value-type="float" office:value="88631" table:style-name="ce46">
            <text:p>88.631</text:p>
          </table:table-cell>
          <table:table-cell office:value-type="percentage" office:value="0.85958548720286299" table:style-name="ce47">
            <text:p>86,0%</text:p>
          </table:table-cell>
          <table:table-cell office:value-type="float" office:value="1069494" table:style-name="ce46">
            <text:p>1.069.494</text:p>
          </table:table-cell>
          <table:table-cell office:value-type="float" office:value="1185134" table:style-name="ce46">
            <text:p>1.185.134</text:p>
          </table:table-cell>
          <table:table-cell office:value-type="percentage" office:value="0.90242453595964678" table:style-name="ce47">
            <text:p>90,2%</text:p>
          </table:table-cell>
          <table:table-cell office:value-type="percentage" office:value="0.80449920301852507" table:style-name="ce47">
            <text:p>80,4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sturias<text:s/></text:p>
          </table:table-cell>
          <table:table-cell office:value-type="float" office:value="88965" table:style-name="ce46">
            <text:p>88.965</text:p>
          </table:table-cell>
          <table:table-cell office:value-type="percentage" office:value="1" table:style-name="ce47">
            <text:p>100,0%</text:p>
          </table:table-cell>
          <table:table-cell office:value-type="float" office:value="114357" table:style-name="ce46">
            <text:p>114.357</text:p>
          </table:table-cell>
          <table:table-cell office:value-type="percentage" office:value="1" table:style-name="ce47">
            <text:p>100,0%</text:p>
          </table:table-cell>
          <table:table-cell office:value-type="float" office:value="148224" table:style-name="ce46">
            <text:p>148.224</text:p>
          </table:table-cell>
          <table:table-cell office:value-type="percentage" office:value="0.99045786224039767" table:style-name="ce47">
            <text:p>99,0%</text:p>
          </table:table-cell>
          <table:table-cell office:value-type="float" office:value="153268" table:style-name="ce46">
            <text:p>153.268</text:p>
          </table:table-cell>
          <table:table-cell office:value-type="percentage" office:value="0.94234682898336863" table:style-name="ce47">
            <text:p>94,2%</text:p>
          </table:table-cell>
          <table:table-cell office:value-type="float" office:value="150800" table:style-name="ce46">
            <text:p>150.800</text:p>
          </table:table-cell>
          <table:table-cell office:value-type="percentage" office:value="0.90303186361104959" table:style-name="ce47">
            <text:p>90,3%</text:p>
          </table:table-cell>
          <table:table-cell office:value-type="float" office:value="91117" table:style-name="ce46">
            <text:p>91.117</text:p>
          </table:table-cell>
          <table:table-cell office:value-type="percentage" office:value="0.79612235803968512" table:style-name="ce47">
            <text:p>79,6%</text:p>
          </table:table-cell>
          <table:table-cell office:value-type="float" office:value="66755" table:style-name="ce46">
            <text:p>66.755</text:p>
          </table:table-cell>
          <table:table-cell office:value-type="percentage" office:value="0.84381438737975756" table:style-name="ce47">
            <text:p>84,4%</text:p>
          </table:table-cell>
          <table:table-cell office:value-type="float" office:value="60641" table:style-name="ce46">
            <text:p>60.641</text:p>
          </table:table-cell>
          <table:table-cell office:value-type="percentage" office:value="0.94751562499999997" table:style-name="ce47">
            <text:p>94,8%</text:p>
          </table:table-cell>
          <table:table-cell office:value-type="float" office:value="874127" table:style-name="ce46">
            <text:p>874.127</text:p>
          </table:table-cell>
          <table:table-cell office:value-type="float" office:value="933927" table:style-name="ce46">
            <text:p>933.927</text:p>
          </table:table-cell>
          <table:table-cell office:value-type="percentage" office:value="0.93596929952769325" table:style-name="ce47">
            <text:p>93,6%</text:p>
          </table:table-cell>
          <table:table-cell office:value-type="percentage" office:value="0.8580101375757766" table:style-name="ce47">
            <text:p>85,8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Baleares</text:p>
          </table:table-cell>
          <table:table-cell office:value-type="float" office:value="51551" table:style-name="ce46">
            <text:p>51.551</text:p>
          </table:table-cell>
          <table:table-cell office:value-type="percentage" office:value="1" table:style-name="ce47">
            <text:p>100,0%</text:p>
          </table:table-cell>
          <table:table-cell office:value-type="float" office:value="79373" table:style-name="ce46">
            <text:p>79.373</text:p>
          </table:table-cell>
          <table:table-cell office:value-type="percentage" office:value="0.98580406378856378" table:style-name="ce47">
            <text:p>98,6%</text:p>
          </table:table-cell>
          <table:table-cell office:value-type="float" office:value="110618" table:style-name="ce46">
            <text:p>110.618</text:p>
          </table:table-cell>
          <table:table-cell office:value-type="percentage" office:value="0.94359000605641852" table:style-name="ce47">
            <text:p>94,4%</text:p>
          </table:table-cell>
          <table:table-cell office:value-type="float" office:value="150799" table:style-name="ce46">
            <text:p>150.799</text:p>
          </table:table-cell>
          <table:table-cell office:value-type="percentage" office:value="0.90953997961362387" table:style-name="ce47">
            <text:p>91,0%</text:p>
          </table:table-cell>
          <table:table-cell office:value-type="float" office:value="168613" table:style-name="ce46">
            <text:p>168.613</text:p>
          </table:table-cell>
          <table:table-cell office:value-type="percentage" office:value="0.81782686300758589" table:style-name="ce47">
            <text:p>81,8%</text:p>
          </table:table-cell>
          <table:table-cell office:value-type="float" office:value="128182" table:style-name="ce46">
            <text:p>128.182</text:p>
          </table:table-cell>
          <table:table-cell office:value-type="percentage" office:value="0.70357380054559326" table:style-name="ce47">
            <text:p>70,4%</text:p>
          </table:table-cell>
          <table:table-cell office:value-type="float" office:value="98523" table:style-name="ce46">
            <text:p>98.523</text:p>
          </table:table-cell>
          <table:table-cell office:value-type="percentage" office:value="0.71423496832001854" table:style-name="ce47">
            <text:p>71,4%</text:p>
          </table:table-cell>
          <table:table-cell office:value-type="float" office:value="75671" table:style-name="ce46">
            <text:p>75.671</text:p>
          </table:table-cell>
          <table:table-cell office:value-type="percentage" office:value="0.79253246753246753" table:style-name="ce47">
            <text:p>79,3%</text:p>
          </table:table-cell>
          <table:table-cell office:value-type="float" office:value="863330" table:style-name="ce46">
            <text:p>863.330</text:p>
          </table:table-cell>
          <table:table-cell office:value-type="float" office:value="1034867" table:style-name="ce46">
            <text:p>1.034.867</text:p>
          </table:table-cell>
          <table:table-cell office:value-type="percentage" office:value="0.83424246787268319" table:style-name="ce47">
            <text:p>83,4%</text:p>
          </table:table-cell>
          <table:table-cell office:value-type="percentage" office:value="0.73691704017692905" table:style-name="ce47">
            <text:p>73,7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arias</text:p>
          </table:table-cell>
          <table:table-cell office:value-type="float" office:value="93189" table:style-name="ce46">
            <text:p>93.189</text:p>
          </table:table-cell>
          <table:table-cell office:value-type="percentage" office:value="1" table:style-name="ce47">
            <text:p>100,0%</text:p>
          </table:table-cell>
          <table:table-cell office:value-type="float" office:value="151645" table:style-name="ce46">
            <text:p>151.645</text:p>
          </table:table-cell>
          <table:table-cell office:value-type="percentage" office:value="0.98132413561033061" table:style-name="ce47">
            <text:p>98,1%</text:p>
          </table:table-cell>
          <table:table-cell office:value-type="float" office:value="224881" table:style-name="ce46">
            <text:p>224.881</text:p>
          </table:table-cell>
          <table:table-cell office:value-type="percentage" office:value="0.95656594014258245" table:style-name="ce47">
            <text:p>95,7%</text:p>
          </table:table-cell>
          <table:table-cell office:value-type="float" office:value="321325" table:style-name="ce46">
            <text:p>321.325</text:p>
          </table:table-cell>
          <table:table-cell office:value-type="percentage" office:value="0.91673038298260834" table:style-name="ce47">
            <text:p>91,7%</text:p>
          </table:table-cell>
          <table:table-cell office:value-type="float" office:value="318866" table:style-name="ce46">
            <text:p>318.866</text:p>
          </table:table-cell>
          <table:table-cell office:value-type="percentage" office:value="0.82198059413699587" table:style-name="ce47">
            <text:p>82,2%</text:p>
          </table:table-cell>
          <table:table-cell office:value-type="float" office:value="230947" table:style-name="ce46">
            <text:p>230.947</text:p>
          </table:table-cell>
          <table:table-cell office:value-type="percentage" office:value="0.74275248123395965" table:style-name="ce47">
            <text:p>74,3%</text:p>
          </table:table-cell>
          <table:table-cell office:value-type="float" office:value="189910" table:style-name="ce46">
            <text:p>189.910</text:p>
          </table:table-cell>
          <table:table-cell office:value-type="percentage" office:value="0.75436547658769881" table:style-name="ce47">
            <text:p>75,4%</text:p>
          </table:table-cell>
          <table:table-cell office:value-type="float" office:value="155204" table:style-name="ce46">
            <text:p>155.204</text:p>
          </table:table-cell>
          <table:table-cell office:value-type="percentage" office:value="0.8632179624799079" table:style-name="ce47">
            <text:p>86,3%</text:p>
          </table:table-cell>
          <table:table-cell office:value-type="float" office:value="1685967" table:style-name="ce46">
            <text:p>1.685.967</text:p>
          </table:table-cell>
          <table:table-cell office:value-type="float" office:value="1960774" table:style-name="ce46">
            <text:p>1.960.774</text:p>
          </table:table-cell>
          <table:table-cell office:value-type="percentage" office:value="0.85984769279886408" table:style-name="ce47">
            <text:p>86,0%</text:p>
          </table:table-cell>
          <table:table-cell office:value-type="percentage" office:value="0.77481810260520456" table:style-name="ce47">
            <text:p>77,5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tabria</text:p>
          </table:table-cell>
          <table:table-cell office:value-type="float" office:value="42375" table:style-name="ce46">
            <text:p>42.375</text:p>
          </table:table-cell>
          <table:table-cell office:value-type="percentage" office:value="1" table:style-name="ce47">
            <text:p>100,0%</text:p>
          </table:table-cell>
          <table:table-cell office:value-type="float" office:value="55978" table:style-name="ce46">
            <text:p>55.978</text:p>
          </table:table-cell>
          <table:table-cell office:value-type="percentage" office:value="1" table:style-name="ce47">
            <text:p>100,0%</text:p>
          </table:table-cell>
          <table:table-cell office:value-type="float" office:value="76769" table:style-name="ce46">
            <text:p>76.769</text:p>
          </table:table-cell>
          <table:table-cell office:value-type="percentage" office:value="0.99255284763074536" table:style-name="ce47">
            <text:p>99,3%</text:p>
          </table:table-cell>
          <table:table-cell office:value-type="float" office:value="84420" table:style-name="ce46">
            <text:p>84.420</text:p>
          </table:table-cell>
          <table:table-cell office:value-type="percentage" office:value="0.93837535014005602" table:style-name="ce47">
            <text:p>93,8%</text:p>
          </table:table-cell>
          <table:table-cell office:value-type="float" office:value="88226" table:style-name="ce46">
            <text:p>88.226</text:p>
          </table:table-cell>
          <table:table-cell office:value-type="percentage" office:value="0.90239237386083526" table:style-name="ce47">
            <text:p>90,2%</text:p>
          </table:table-cell>
          <table:table-cell office:value-type="float" office:value="54987" table:style-name="ce46">
            <text:p>54.987</text:p>
          </table:table-cell>
          <table:table-cell office:value-type="percentage" office:value="0.78025626835809458" table:style-name="ce47">
            <text:p>78,0%</text:p>
          </table:table-cell>
          <table:table-cell office:value-type="float" office:value="41491" table:style-name="ce46">
            <text:p>41.491</text:p>
          </table:table-cell>
          <table:table-cell office:value-type="percentage" office:value="0.82152262152262157" table:style-name="ce47">
            <text:p>82,2%</text:p>
          </table:table-cell>
          <table:table-cell office:value-type="float" office:value="39795" table:style-name="ce46">
            <text:p>39.795</text:p>
          </table:table-cell>
          <table:table-cell office:value-type="percentage" office:value="0.9051930032072425" table:style-name="ce47">
            <text:p>90,5%</text:p>
          </table:table-cell>
          <table:table-cell office:value-type="float" office:value="484041" table:style-name="ce46">
            <text:p>484.041</text:p>
          </table:table-cell>
          <table:table-cell office:value-type="float" office:value="524127" table:style-name="ce46">
            <text:p>524.127</text:p>
          </table:table-cell>
          <table:table-cell office:value-type="percentage" office:value="0.92351853653790017" table:style-name="ce47">
            <text:p>92,4%</text:p>
          </table:table-cell>
          <table:table-cell office:value-type="percentage" office:value="0.83039431811358622" table:style-name="ce47">
            <text:p>83,0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y Leon</text:p>
          </table:table-cell>
          <table:table-cell office:value-type="float" office:value="229482" table:style-name="ce46">
            <text:p>229.482</text:p>
          </table:table-cell>
          <table:table-cell office:value-type="percentage" office:value="1" table:style-name="ce47">
            <text:p>100,0%</text:p>
          </table:table-cell>
          <table:table-cell office:value-type="float" office:value="250929" table:style-name="ce46">
            <text:p>250.929</text:p>
          </table:table-cell>
          <table:table-cell office:value-type="percentage" office:value="1" table:style-name="ce47">
            <text:p>100,0%</text:p>
          </table:table-cell>
          <table:table-cell office:value-type="float" office:value="320844" table:style-name="ce46">
            <text:p>320.844</text:p>
          </table:table-cell>
          <table:table-cell office:value-type="percentage" office:value="1" table:style-name="ce47">
            <text:p>100,0%</text:p>
          </table:table-cell>
          <table:table-cell office:value-type="float" office:value="353433" table:style-name="ce46">
            <text:p>353.433</text:p>
          </table:table-cell>
          <table:table-cell office:value-type="percentage" office:value="0.92721978094051294" table:style-name="ce47">
            <text:p>92,7%</text:p>
          </table:table-cell>
          <table:table-cell office:value-type="float" office:value="321197" table:style-name="ce46">
            <text:p>321.197</text:p>
          </table:table-cell>
          <table:table-cell office:value-type="percentage" office:value="0.88409738374093394" table:style-name="ce47">
            <text:p>88,4%</text:p>
          </table:table-cell>
          <table:table-cell office:value-type="float" office:value="213359" table:style-name="ce46">
            <text:p>213.359</text:p>
          </table:table-cell>
          <table:table-cell office:value-type="percentage" office:value="0.79676081005889099" table:style-name="ce47">
            <text:p>79,7%</text:p>
          </table:table-cell>
          <table:table-cell office:value-type="float" office:value="174190" table:style-name="ce46">
            <text:p>174.190</text:p>
          </table:table-cell>
          <table:table-cell office:value-type="percentage" office:value="0.8255215491502611" table:style-name="ce47">
            <text:p>82,6%</text:p>
          </table:table-cell>
          <table:table-cell office:value-type="float" office:value="145304" table:style-name="ce46">
            <text:p>145.304</text:p>
          </table:table-cell>
          <table:table-cell office:value-type="percentage" office:value="0.87880877212081621" table:style-name="ce47">
            <text:p>87,9%</text:p>
          </table:table-cell>
          <table:table-cell office:value-type="float" office:value="2008738" table:style-name="ce46">
            <text:p>2.008.738</text:p>
          </table:table-cell>
          <table:table-cell office:value-type="float" office:value="2176253" table:style-name="ce46">
            <text:p>2.176.253</text:p>
          </table:table-cell>
          <table:table-cell office:value-type="percentage" office:value="0.92302595332436077" table:style-name="ce47">
            <text:p>92,3%</text:p>
          </table:table-cell>
          <table:table-cell office:value-type="percentage" office:value="0.83875022025806312" table:style-name="ce47">
            <text:p>83,9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- La Mancha</text:p>
          </table:table-cell>
          <table:table-cell office:value-type="float" office:value="138478" table:style-name="ce46">
            <text:p>138.478</text:p>
          </table:table-cell>
          <table:table-cell office:value-type="percentage" office:value="1" table:style-name="ce47">
            <text:p>100,0%</text:p>
          </table:table-cell>
          <table:table-cell office:value-type="float" office:value="158697" table:style-name="ce46">
            <text:p>158.697</text:p>
          </table:table-cell>
          <table:table-cell office:value-type="percentage" office:value="0.99746073249068201" table:style-name="ce47">
            <text:p>99,7%</text:p>
          </table:table-cell>
          <table:table-cell office:value-type="float" office:value="222774" table:style-name="ce46">
            <text:p>222.774</text:p>
          </table:table-cell>
          <table:table-cell office:value-type="percentage" office:value="1" table:style-name="ce47">
            <text:p>100,0%</text:p>
          </table:table-cell>
          <table:table-cell office:value-type="float" office:value="286826" table:style-name="ce46">
            <text:p>286.826</text:p>
          </table:table-cell>
          <table:table-cell office:value-type="percentage" office:value="0.9328342190335569" table:style-name="ce47">
            <text:p>93,3%</text:p>
          </table:table-cell>
          <table:table-cell office:value-type="float" office:value="287718" table:style-name="ce46">
            <text:p>287.718</text:p>
          </table:table-cell>
          <table:table-cell office:value-type="percentage" office:value="0.87027721903782462" table:style-name="ce47">
            <text:p>87,0%</text:p>
          </table:table-cell>
          <table:table-cell office:value-type="float" office:value="206509" table:style-name="ce46">
            <text:p>206.509</text:p>
          </table:table-cell>
          <table:table-cell office:value-type="percentage" office:value="0.77663867379212559" table:style-name="ce47">
            <text:p>77,7%</text:p>
          </table:table-cell>
          <table:table-cell office:value-type="float" office:value="173962" table:style-name="ce46">
            <text:p>173.962</text:p>
          </table:table-cell>
          <table:table-cell office:value-type="percentage" office:value="0.79766517339251408" table:style-name="ce47">
            <text:p>79,8%</text:p>
          </table:table-cell>
          <table:table-cell office:value-type="float" office:value="150742" table:style-name="ce46">
            <text:p>150.742</text:p>
          </table:table-cell>
          <table:table-cell office:value-type="percentage" office:value="0.86647276573241672" table:style-name="ce47">
            <text:p>86,6%</text:p>
          </table:table-cell>
          <table:table-cell office:value-type="float" office:value="1625706" table:style-name="ce46">
            <text:p>1.625.706</text:p>
          </table:table-cell>
          <table:table-cell office:value-type="float" office:value="1808784" table:style-name="ce46">
            <text:p>1.808.784</text:p>
          </table:table-cell>
          <table:table-cell office:value-type="percentage" office:value="0.89878393440012738" table:style-name="ce47">
            <text:p>89,9%</text:p>
          </table:table-cell>
          <table:table-cell office:value-type="percentage" office:value="0.79488035767283827" table:style-name="ce47">
            <text:p>79,5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taluña</text:p>
          </table:table-cell>
          <table:table-cell office:value-type="float" office:value="459105" table:style-name="ce46">
            <text:p>459.105</text:p>
          </table:table-cell>
          <table:table-cell office:value-type="percentage" office:value="1" table:style-name="ce47">
            <text:p>100,0%</text:p>
          </table:table-cell>
          <table:table-cell office:value-type="float" office:value="618747" table:style-name="ce46">
            <text:p>618.747</text:p>
          </table:table-cell>
          <table:table-cell office:value-type="percentage" office:value="0.97395685763396989" table:style-name="ce47">
            <text:p>97,4%</text:p>
          </table:table-cell>
          <table:table-cell office:value-type="float" office:value="800601" table:style-name="ce46">
            <text:p>800.601</text:p>
          </table:table-cell>
          <table:table-cell office:value-type="percentage" office:value="0.95584562264799711" table:style-name="ce47">
            <text:p>95,6%</text:p>
          </table:table-cell>
          <table:table-cell office:value-type="float" office:value="1027474" table:style-name="ce46">
            <text:p>1.027.474</text:p>
          </table:table-cell>
          <table:table-cell office:value-type="percentage" office:value="0.94109985528219975" table:style-name="ce47">
            <text:p>94,1%</text:p>
          </table:table-cell>
          <table:table-cell office:value-type="float" office:value="1132329" table:style-name="ce46">
            <text:p>1.132.329</text:p>
          </table:table-cell>
          <table:table-cell office:value-type="percentage" office:value="0.85993901674950923" table:style-name="ce47">
            <text:p>86,0%</text:p>
          </table:table-cell>
          <table:table-cell office:value-type="float" office:value="784925" table:style-name="ce46">
            <text:p>784.925</text:p>
          </table:table-cell>
          <table:table-cell office:value-type="percentage" office:value="0.75137462044776637" table:style-name="ce47">
            <text:p>75,1%</text:p>
          </table:table-cell>
          <table:table-cell office:value-type="float" office:value="647132" table:style-name="ce46">
            <text:p>647.132</text:p>
          </table:table-cell>
          <table:table-cell office:value-type="percentage" office:value="0.77137322915362927" table:style-name="ce47">
            <text:p>77,1%</text:p>
          </table:table-cell>
          <table:table-cell office:value-type="float" office:value="537743" table:style-name="ce46">
            <text:p>537.743</text:p>
          </table:table-cell>
          <table:table-cell office:value-type="percentage" office:value="0.8195228036807759" table:style-name="ce47">
            <text:p>82,0%</text:p>
          </table:table-cell>
          <table:table-cell office:value-type="float" office:value="6008056" table:style-name="ce46">
            <text:p>6.008.056</text:p>
          </table:table-cell>
          <table:table-cell office:value-type="float" office:value="6868360" table:style-name="ce46">
            <text:p>6.868.360</text:p>
          </table:table-cell>
          <table:table-cell office:value-type="percentage" office:value="0.87474389810668052" table:style-name="ce47">
            <text:p>87,5%</text:p>
          </table:table-cell>
          <table:table-cell office:value-type="percentage" office:value="0.77219615913107664" table:style-name="ce47">
            <text:p>77,2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. Valenciana</text:p>
          </table:table-cell>
          <table:table-cell office:value-type="float" office:value="297460" table:style-name="ce46">
            <text:p>297.460</text:p>
          </table:table-cell>
          <table:table-cell office:value-type="percentage" office:value="1" table:style-name="ce47">
            <text:p>100,0%</text:p>
          </table:table-cell>
          <table:table-cell office:value-type="float" office:value="434799" table:style-name="ce46">
            <text:p>434.799</text:p>
          </table:table-cell>
          <table:table-cell office:value-type="percentage" office:value="0.99300464529920385" table:style-name="ce47">
            <text:p>99,3%</text:p>
          </table:table-cell>
          <table:table-cell office:value-type="float" office:value="570776" table:style-name="ce46">
            <text:p>570.776</text:p>
          </table:table-cell>
          <table:table-cell office:value-type="percentage" office:value="0.98286288933889876" table:style-name="ce47">
            <text:p>98,3%</text:p>
          </table:table-cell>
          <table:table-cell office:value-type="float" office:value="715735" table:style-name="ce46">
            <text:p>715.735</text:p>
          </table:table-cell>
          <table:table-cell office:value-type="percentage" office:value="0.95135272365731183" table:style-name="ce47">
            <text:p>95,1%</text:p>
          </table:table-cell>
          <table:table-cell office:value-type="float" office:value="754222" table:style-name="ce46">
            <text:p>754.222</text:p>
          </table:table-cell>
          <table:table-cell office:value-type="percentage" office:value="0.88566536869941803" table:style-name="ce47">
            <text:p>88,6%</text:p>
          </table:table-cell>
          <table:table-cell office:value-type="float" office:value="512071" table:style-name="ce46">
            <text:p>512.071</text:p>
          </table:table-cell>
          <table:table-cell office:value-type="percentage" office:value="0.78930851055630824" table:style-name="ce47">
            <text:p>78,9%</text:p>
          </table:table-cell>
          <table:table-cell office:value-type="float" office:value="427649" table:style-name="ce46">
            <text:p>427.649</text:p>
          </table:table-cell>
          <table:table-cell office:value-type="percentage" office:value="0.82857480537698158" table:style-name="ce47">
            <text:p>82,9%</text:p>
          </table:table-cell>
          <table:table-cell office:value-type="float" office:value="374665" table:style-name="ce46">
            <text:p>374.665</text:p>
          </table:table-cell>
          <table:table-cell office:value-type="percentage" office:value="0.88253861319903615" table:style-name="ce47">
            <text:p>88,3%</text:p>
          </table:table-cell>
          <table:table-cell office:value-type="float" office:value="4087377" table:style-name="ce46">
            <text:p>4.087.377</text:p>
          </table:table-cell>
          <table:table-cell office:value-type="float" office:value="4488459" table:style-name="ce46">
            <text:p>4.488.459</text:p>
          </table:table-cell>
          <table:table-cell office:value-type="percentage" office:value="0.91064149187950694" table:style-name="ce47">
            <text:p>91,1%</text:p>
          </table:table-cell>
          <table:table-cell office:value-type="percentage" office:value="0.80820480595283739" table:style-name="ce47">
            <text:p>80,8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Extremadura</text:p>
          </table:table-cell>
          <table:table-cell office:value-type="float" office:value="78302" table:style-name="ce46">
            <text:p>78.302</text:p>
          </table:table-cell>
          <table:table-cell office:value-type="percentage" office:value="1" table:style-name="ce47">
            <text:p>100,0%</text:p>
          </table:table-cell>
          <table:table-cell office:value-type="float" office:value="95983" table:style-name="ce46">
            <text:p>95.983</text:p>
          </table:table-cell>
          <table:table-cell office:value-type="percentage" office:value="1" table:style-name="ce47">
            <text:p>100,0%</text:p>
          </table:table-cell>
          <table:table-cell office:value-type="float" office:value="132943" table:style-name="ce46">
            <text:p>132.943</text:p>
          </table:table-cell>
          <table:table-cell office:value-type="percentage" office:value="1" table:style-name="ce47">
            <text:p>100,0%</text:p>
          </table:table-cell>
          <table:table-cell office:value-type="float" office:value="161621" table:style-name="ce46">
            <text:p>161.621</text:p>
          </table:table-cell>
          <table:table-cell office:value-type="percentage" office:value="0.95511653744326774" table:style-name="ce47">
            <text:p>95,5%</text:p>
          </table:table-cell>
          <table:table-cell office:value-type="float" office:value="146414" table:style-name="ce46">
            <text:p>146.414</text:p>
          </table:table-cell>
          <table:table-cell office:value-type="percentage" office:value="0.91799064541612851" table:style-name="ce47">
            <text:p>91,8%</text:p>
          </table:table-cell>
          <table:table-cell office:value-type="float" office:value="113413" table:style-name="ce46">
            <text:p>113.413</text:p>
          </table:table-cell>
          <table:table-cell office:value-type="percentage" office:value="0.84966923635927749" table:style-name="ce47">
            <text:p>85,0%</text:p>
          </table:table-cell>
          <table:table-cell office:value-type="float" office:value="93814" table:style-name="ce46">
            <text:p>93.814</text:p>
          </table:table-cell>
          <table:table-cell office:value-type="percentage" office:value="0.82786798446876098" table:style-name="ce47">
            <text:p>82,8%</text:p>
          </table:table-cell>
          <table:table-cell office:value-type="float" office:value="77640" table:style-name="ce46">
            <text:p>77.640</text:p>
          </table:table-cell>
          <table:table-cell office:value-type="percentage" office:value="0.91610619469026544" table:style-name="ce47">
            <text:p>91,6%</text:p>
          </table:table-cell>
          <table:table-cell office:value-type="float" office:value="900130" table:style-name="ce46">
            <text:p>900.130</text:p>
          </table:table-cell>
          <table:table-cell office:value-type="float" office:value="953437" table:style-name="ce46">
            <text:p>953.437</text:p>
          </table:table-cell>
          <table:table-cell office:value-type="percentage" office:value="0.94408964619581581" table:style-name="ce47">
            <text:p>94,4%</text:p>
          </table:table-cell>
          <table:table-cell office:value-type="percentage" office:value="0.84599717853695577" table:style-name="ce47">
            <text:p>84,6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Galicia</text:p>
          </table:table-cell>
          <table:table-cell office:value-type="float" office:value="242401" table:style-name="ce46">
            <text:p>242.401</text:p>
          </table:table-cell>
          <table:table-cell office:value-type="percentage" office:value="1" table:style-name="ce47">
            <text:p>100,0%</text:p>
          </table:table-cell>
          <table:table-cell office:value-type="float" office:value="291410" table:style-name="ce46">
            <text:p>291.410</text:p>
          </table:table-cell>
          <table:table-cell office:value-type="percentage" office:value="1" table:style-name="ce47">
            <text:p>100,0%</text:p>
          </table:table-cell>
          <table:table-cell office:value-type="float" office:value="346281" table:style-name="ce46">
            <text:p>346.281</text:p>
          </table:table-cell>
          <table:table-cell office:value-type="percentage" office:value="0.99813793679938434" table:style-name="ce47">
            <text:p>99,8%</text:p>
          </table:table-cell>
          <table:table-cell office:value-type="float" office:value="391210" table:style-name="ce46">
            <text:p>391.210</text:p>
          </table:table-cell>
          <table:table-cell office:value-type="percentage" office:value="0.96383494009445936" table:style-name="ce47">
            <text:p>96,4%</text:p>
          </table:table-cell>
          <table:table-cell office:value-type="float" office:value="408539" table:style-name="ce46">
            <text:p>408.539</text:p>
          </table:table-cell>
          <table:table-cell office:value-type="percentage" office:value="0.92175009758111637" table:style-name="ce47">
            <text:p>92,2%</text:p>
          </table:table-cell>
          <table:table-cell office:value-type="float" office:value="264324" table:style-name="ce46">
            <text:p>264.324</text:p>
          </table:table-cell>
          <table:table-cell office:value-type="percentage" office:value="0.81730816801068618" table:style-name="ce47">
            <text:p>81,7%</text:p>
          </table:table-cell>
          <table:table-cell office:value-type="float" office:value="199590" table:style-name="ce46">
            <text:p>199.590</text:p>
          </table:table-cell>
          <table:table-cell office:value-type="percentage" office:value="0.86409704694325506" table:style-name="ce47">
            <text:p>86,4%</text:p>
          </table:table-cell>
          <table:table-cell office:value-type="float" office:value="169867" table:style-name="ce46">
            <text:p>169.867</text:p>
          </table:table-cell>
          <table:table-cell office:value-type="percentage" office:value="0.94366885732221528" table:style-name="ce47">
            <text:p>94,4%</text:p>
          </table:table-cell>
          <table:table-cell office:value-type="float" office:value="2313622" table:style-name="ce46">
            <text:p>2.313.622</text:p>
          </table:table-cell>
          <table:table-cell office:value-type="float" office:value="2454497" table:style-name="ce46">
            <text:p>2.454.497</text:p>
          </table:table-cell>
          <table:table-cell office:value-type="percentage" office:value="0.94260534846854571" table:style-name="ce47">
            <text:p>94,3%</text:p>
          </table:table-cell>
          <table:table-cell office:value-type="percentage" office:value="0.8563201309932309" table:style-name="ce47">
            <text:p>85,6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La Rioja</text:p>
          </table:table-cell>
          <table:table-cell office:value-type="float" office:value="23382" table:style-name="ce46">
            <text:p>23.382</text:p>
          </table:table-cell>
          <table:table-cell office:value-type="percentage" office:value="1" table:style-name="ce47">
            <text:p>100,0%</text:p>
          </table:table-cell>
          <table:table-cell office:value-type="float" office:value="28677" table:style-name="ce46">
            <text:p>28.677</text:p>
          </table:table-cell>
          <table:table-cell office:value-type="percentage" office:value="1" table:style-name="ce47">
            <text:p>100,0%</text:p>
          </table:table-cell>
          <table:table-cell office:value-type="float" office:value="38089" table:style-name="ce46">
            <text:p>38.089</text:p>
          </table:table-cell>
          <table:table-cell office:value-type="percentage" office:value="1" table:style-name="ce47">
            <text:p>100,0%</text:p>
          </table:table-cell>
          <table:table-cell office:value-type="float" office:value="45449" table:style-name="ce46">
            <text:p>45.449</text:p>
          </table:table-cell>
          <table:table-cell office:value-type="percentage" office:value="0.95352886874790199" table:style-name="ce47">
            <text:p>95,4%</text:p>
          </table:table-cell>
          <table:table-cell office:value-type="float" office:value="47662" table:style-name="ce46">
            <text:p>47.662</text:p>
          </table:table-cell>
          <table:table-cell office:value-type="percentage" office:value="0.90018320206999447" table:style-name="ce47">
            <text:p>90,0%</text:p>
          </table:table-cell>
          <table:table-cell office:value-type="float" office:value="31390" table:style-name="ce46">
            <text:p>31.390</text:p>
          </table:table-cell>
          <table:table-cell office:value-type="percentage" office:value="0.79834176861059536" table:style-name="ce47">
            <text:p>79,8%</text:p>
          </table:table-cell>
          <table:table-cell office:value-type="float" office:value="24338" table:style-name="ce46">
            <text:p>24.338</text:p>
          </table:table-cell>
          <table:table-cell office:value-type="percentage" office:value="0.79906756845492155" table:style-name="ce47">
            <text:p>79,9%</text:p>
          </table:table-cell>
          <table:table-cell office:value-type="float" office:value="22200" table:style-name="ce46">
            <text:p>22.200</text:p>
          </table:table-cell>
          <table:table-cell office:value-type="percentage" office:value="0.86949710167632777" table:style-name="ce47">
            <text:p>86,9%</text:p>
          </table:table-cell>
          <table:table-cell office:value-type="float" office:value="261187" table:style-name="ce46">
            <text:p>261.187</text:p>
          </table:table-cell>
          <table:table-cell office:value-type="float" office:value="283970" table:style-name="ce46">
            <text:p>283.970</text:p>
          </table:table-cell>
          <table:table-cell office:value-type="percentage" office:value="0.91976969398175867" table:style-name="ce47">
            <text:p>92,0%</text:p>
          </table:table-cell>
          <table:table-cell office:value-type="percentage" office:value="0.81642879023737625" table:style-name="ce47">
            <text:p>81,6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adrid</text:p>
          </table:table-cell>
          <table:table-cell office:value-type="float" office:value="374345" table:style-name="ce46">
            <text:p>374.345</text:p>
          </table:table-cell>
          <table:table-cell office:value-type="percentage" office:value="1" table:style-name="ce47">
            <text:p>100,0%</text:p>
          </table:table-cell>
          <table:table-cell office:value-type="float" office:value="511665" table:style-name="ce46">
            <text:p>511.665</text:p>
          </table:table-cell>
          <table:table-cell office:value-type="percentage" office:value="0.97259737568929494" table:style-name="ce47">
            <text:p>97,3%</text:p>
          </table:table-cell>
          <table:table-cell office:value-type="float" office:value="690214" table:style-name="ce46">
            <text:p>690.214</text:p>
          </table:table-cell>
          <table:table-cell office:value-type="percentage" office:value="0.98136133753623866" table:style-name="ce47">
            <text:p>98,1%</text:p>
          </table:table-cell>
          <table:table-cell office:value-type="float" office:value="943511" table:style-name="ce46">
            <text:p>943.511</text:p>
          </table:table-cell>
          <table:table-cell office:value-type="percentage" office:value="0.96990901362379889" table:style-name="ce47">
            <text:p>97,0%</text:p>
          </table:table-cell>
          <table:table-cell office:value-type="float" office:value="1036787" table:style-name="ce46">
            <text:p>1.036.787</text:p>
          </table:table-cell>
          <table:table-cell office:value-type="percentage" office:value="0.88920479154284282" table:style-name="ce47">
            <text:p>88,9%</text:p>
          </table:table-cell>
          <table:table-cell office:value-type="float" office:value="754699" table:style-name="ce46">
            <text:p>754.699</text:p>
          </table:table-cell>
          <table:table-cell office:value-type="percentage" office:value="0.79472115749125982" table:style-name="ce47">
            <text:p>79,5%</text:p>
          </table:table-cell>
          <table:table-cell office:value-type="float" office:value="607071" table:style-name="ce46">
            <text:p>607.071</text:p>
          </table:table-cell>
          <table:table-cell office:value-type="percentage" office:value="0.81763157008653486" table:style-name="ce47">
            <text:p>81,8%</text:p>
          </table:table-cell>
          <table:table-cell office:value-type="float" office:value="458926" table:style-name="ce46">
            <text:p>458.926</text:p>
          </table:table-cell>
          <table:table-cell office:value-type="percentage" office:value="0.82907168742389914" table:style-name="ce47">
            <text:p>82,9%</text:p>
          </table:table-cell>
          <table:table-cell office:value-type="float" office:value="5377218" table:style-name="ce46">
            <text:p>5.377.218</text:p>
          </table:table-cell>
          <table:table-cell office:value-type="float" office:value="5977937" table:style-name="ce46">
            <text:p>5.977.937</text:p>
          </table:table-cell>
          <table:table-cell office:value-type="percentage" office:value="0.89951065058062674" table:style-name="ce47">
            <text:p>90,0%</text:p>
          </table:table-cell>
          <table:table-cell office:value-type="percentage" office:value="0.79311310157335935" table:style-name="ce47">
            <text:p>79,3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urcia</text:p>
          </table:table-cell>
          <table:table-cell office:value-type="float" office:value="74038" table:style-name="ce46">
            <text:p>74.038</text:p>
          </table:table-cell>
          <table:table-cell office:value-type="percentage" office:value="1" table:style-name="ce47">
            <text:p>100,0%</text:p>
          </table:table-cell>
          <table:table-cell office:value-type="float" office:value="103462" table:style-name="ce46">
            <text:p>103.462</text:p>
          </table:table-cell>
          <table:table-cell office:value-type="percentage" office:value="1" table:style-name="ce47">
            <text:p>100,0%</text:p>
          </table:table-cell>
          <table:table-cell office:value-type="float" office:value="148560" table:style-name="ce46">
            <text:p>148.560</text:p>
          </table:table-cell>
          <table:table-cell office:value-type="percentage" office:value="1" table:style-name="ce47">
            <text:p>100,0%</text:p>
          </table:table-cell>
          <table:table-cell office:value-type="float" office:value="207776" table:style-name="ce46">
            <text:p>207.776</text:p>
          </table:table-cell>
          <table:table-cell office:value-type="percentage" office:value="0.97430318490452794" table:style-name="ce47">
            <text:p>97,4%</text:p>
          </table:table-cell>
          <table:table-cell office:value-type="float" office:value="232284" table:style-name="ce46">
            <text:p>232.284</text:p>
          </table:table-cell>
          <table:table-cell office:value-type="percentage" office:value="0.91393902194312959" table:style-name="ce47">
            <text:p>91,4%</text:p>
          </table:table-cell>
          <table:table-cell office:value-type="float" office:value="168151" table:style-name="ce46">
            <text:p>168.151</text:p>
          </table:table-cell>
          <table:table-cell office:value-type="percentage" office:value="0.80453869083218899" table:style-name="ce47">
            <text:p>80,5%</text:p>
          </table:table-cell>
          <table:table-cell office:value-type="float" office:value="142126" table:style-name="ce46">
            <text:p>142.126</text:p>
          </table:table-cell>
          <table:table-cell office:value-type="percentage" office:value="0.82512423946867308" table:style-name="ce47">
            <text:p>82,5%</text:p>
          </table:table-cell>
          <table:table-cell office:value-type="float" office:value="120947" table:style-name="ce46">
            <text:p>120.947</text:p>
          </table:table-cell>
          <table:table-cell office:value-type="percentage" office:value="0.85237571708458426" table:style-name="ce47">
            <text:p>85,2%</text:p>
          </table:table-cell>
          <table:table-cell office:value-type="float" office:value="1197344" table:style-name="ce46">
            <text:p>1.197.344</text:p>
          </table:table-cell>
          <table:table-cell office:value-type="float" office:value="1310137" table:style-name="ce46">
            <text:p>1.310.137</text:p>
          </table:table-cell>
          <table:table-cell office:value-type="percentage" office:value="0.91390747685165752" table:style-name="ce47">
            <text:p>91,4%</text:p>
          </table:table-cell>
          <table:table-cell office:value-type="percentage" office:value="0.79228665522801967" table:style-name="ce47">
            <text:p>79,2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Navarra</text:p>
          </table:table-cell>
          <table:table-cell office:value-type="float" office:value="42519" table:style-name="ce46">
            <text:p>42.519</text:p>
          </table:table-cell>
          <table:table-cell office:value-type="percentage" office:value="1" table:style-name="ce47">
            <text:p>100,0%</text:p>
          </table:table-cell>
          <table:table-cell office:value-type="float" office:value="55909" table:style-name="ce46">
            <text:p>55.909</text:p>
          </table:table-cell>
          <table:table-cell office:value-type="percentage" office:value="1" table:style-name="ce47">
            <text:p>100,0%</text:p>
          </table:table-cell>
          <table:table-cell office:value-type="float" office:value="72333" table:style-name="ce46">
            <text:p>72.333</text:p>
          </table:table-cell>
          <table:table-cell office:value-type="percentage" office:value="0.97953794485672496" table:style-name="ce47">
            <text:p>98,0%</text:p>
          </table:table-cell>
          <table:table-cell office:value-type="float" office:value="92001" table:style-name="ce46">
            <text:p>92.001</text:p>
          </table:table-cell>
          <table:table-cell office:value-type="percentage" office:value="0.95146544770099484" table:style-name="ce47">
            <text:p>95,1%</text:p>
          </table:table-cell>
          <table:table-cell office:value-type="float" office:value="95492" table:style-name="ce46">
            <text:p>95.492</text:p>
          </table:table-cell>
          <table:table-cell office:value-type="percentage" office:value="0.88416881168867245" table:style-name="ce47">
            <text:p>88,4%</text:p>
          </table:table-cell>
          <table:table-cell office:value-type="float" office:value="64300" table:style-name="ce46">
            <text:p>64.300</text:p>
          </table:table-cell>
          <table:table-cell office:value-type="percentage" office:value="0.7904992562176516" table:style-name="ce47">
            <text:p>79,0%</text:p>
          </table:table-cell>
          <table:table-cell office:value-type="float" office:value="57431" table:style-name="ce46">
            <text:p>57.431</text:p>
          </table:table-cell>
          <table:table-cell office:value-type="percentage" office:value="0.84299910461344252" table:style-name="ce47">
            <text:p>84,3%</text:p>
          </table:table-cell>
          <table:table-cell office:value-type="float" office:value="49376" table:style-name="ce46">
            <text:p>49.376</text:p>
          </table:table-cell>
          <table:table-cell office:value-type="percentage" office:value="0.87564730084415121" table:style-name="ce47">
            <text:p>87,6%</text:p>
          </table:table-cell>
          <table:table-cell office:value-type="float" office:value="529361" table:style-name="ce46">
            <text:p>529.361</text:p>
          </table:table-cell>
          <table:table-cell office:value-type="float" office:value="581354" table:style-name="ce46">
            <text:p>581.354</text:p>
          </table:table-cell>
          <table:table-cell office:value-type="percentage" office:value="0.9105656794311211" table:style-name="ce47">
            <text:p>91,1%</text:p>
          </table:table-cell>
          <table:table-cell office:value-type="percentage" office:value="0.80061010561148949" table:style-name="ce47">
            <text:p>80,1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País Vasco</text:p>
          </table:table-cell>
          <table:table-cell office:value-type="float" office:value="164258" table:style-name="ce46">
            <text:p>164.258</text:p>
          </table:table-cell>
          <table:table-cell office:value-type="percentage" office:value="1" table:style-name="ce47">
            <text:p>100,0%</text:p>
          </table:table-cell>
          <table:table-cell office:value-type="float" office:value="213815" table:style-name="ce46">
            <text:p>213.815</text:p>
          </table:table-cell>
          <table:table-cell office:value-type="percentage" office:value="1" table:style-name="ce47">
            <text:p>100,0%</text:p>
          </table:table-cell>
          <table:table-cell office:value-type="float" office:value="278713" table:style-name="ce46">
            <text:p>278.713</text:p>
          </table:table-cell>
          <table:table-cell office:value-type="percentage" office:value="0.99498070462910404" table:style-name="ce47">
            <text:p>99,5%</text:p>
          </table:table-cell>
          <table:table-cell office:value-type="float" office:value="324199" table:style-name="ce46">
            <text:p>324.199</text:p>
          </table:table-cell>
          <table:table-cell office:value-type="percentage" office:value="0.95359097821323202" table:style-name="ce47">
            <text:p>95,4%</text:p>
          </table:table-cell>
          <table:table-cell office:value-type="float" office:value="321057" table:style-name="ce46">
            <text:p>321.057</text:p>
          </table:table-cell>
          <table:table-cell office:value-type="percentage" office:value="0.88657206054129289" table:style-name="ce47">
            <text:p>88,7%</text:p>
          </table:table-cell>
          <table:table-cell office:value-type="float" office:value="203885" table:style-name="ce46">
            <text:p>203.885</text:p>
          </table:table-cell>
          <table:table-cell office:value-type="percentage" office:value="0.78253877478957412" table:style-name="ce47">
            <text:p>78,3%</text:p>
          </table:table-cell>
          <table:table-cell office:value-type="float" office:value="164982" table:style-name="ce46">
            <text:p>164.982</text:p>
          </table:table-cell>
          <table:table-cell office:value-type="percentage" office:value="0.81863109946708745" table:style-name="ce47">
            <text:p>81,9%</text:p>
          </table:table-cell>
          <table:table-cell office:value-type="float" office:value="147557" table:style-name="ce46">
            <text:p>147.557</text:p>
          </table:table-cell>
          <table:table-cell office:value-type="percentage" office:value="0.87515865390318259" table:style-name="ce47">
            <text:p>87,5%</text:p>
          </table:table-cell>
          <table:table-cell office:value-type="float" office:value="1818466" table:style-name="ce46">
            <text:p>1.818.466</text:p>
          </table:table-cell>
          <table:table-cell office:value-type="float" office:value="1983943" table:style-name="ce46">
            <text:p>1.983.943</text:p>
          </table:table-cell>
          <table:table-cell office:value-type="percentage" office:value="0.91659185772978358" table:style-name="ce47">
            <text:p>91,7%</text:p>
          </table:table-cell>
          <table:table-cell office:value-type="percentage" office:value="0.81894290665542602" table:style-name="ce47">
            <text:p>81,9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Ceuta</text:p>
          </table:table-cell>
          <table:table-cell office:value-type="float" office:value="2403" table:style-name="ce46">
            <text:p>2.403</text:p>
          </table:table-cell>
          <table:table-cell office:value-type="percentage" office:value="0.92245681381957778" table:style-name="ce47">
            <text:p>92,2%</text:p>
          </table:table-cell>
          <table:table-cell office:value-type="float" office:value="3900" table:style-name="ce46">
            <text:p>3.900</text:p>
          </table:table-cell>
          <table:table-cell office:value-type="percentage" office:value="0.90319592403890692" table:style-name="ce47">
            <text:p>90,3%</text:p>
          </table:table-cell>
          <table:table-cell office:value-type="float" office:value="7674" table:style-name="ce46">
            <text:p>7.674</text:p>
          </table:table-cell>
          <table:table-cell office:value-type="percentage" office:value="0.97670866743031692" table:style-name="ce47">
            <text:p>97,7%</text:p>
          </table:table-cell>
          <table:table-cell office:value-type="float" office:value="10613" table:style-name="ce46">
            <text:p>10.613</text:p>
          </table:table-cell>
          <table:table-cell office:value-type="percentage" office:value="0.91839736933194882" table:style-name="ce47">
            <text:p>91,8%</text:p>
          </table:table-cell>
          <table:table-cell office:value-type="float" office:value="11202" table:style-name="ce46">
            <text:p>11.202</text:p>
          </table:table-cell>
          <table:table-cell office:value-type="percentage" office:value="0.88609397247271005" table:style-name="ce47">
            <text:p>88,6%</text:p>
          </table:table-cell>
          <table:table-cell office:value-type="float" office:value="9312" table:style-name="ce46">
            <text:p>9.312</text:p>
          </table:table-cell>
          <table:table-cell office:value-type="percentage" office:value="0.78291575584328232" table:style-name="ce47">
            <text:p>78,3%</text:p>
          </table:table-cell>
          <table:table-cell office:value-type="float" office:value="9323" table:style-name="ce46">
            <text:p>9.323</text:p>
          </table:table-cell>
          <table:table-cell office:value-type="percentage" office:value="0.85009574177076686" table:style-name="ce47">
            <text:p>85,0%</text:p>
          </table:table-cell>
          <table:table-cell office:value-type="float" office:value="8633" table:style-name="ce46">
            <text:p>8.633</text:p>
          </table:table-cell>
          <table:table-cell office:value-type="percentage" office:value="0.94597852290159978" table:style-name="ce47">
            <text:p>94,6%</text:p>
          </table:table-cell>
          <table:table-cell office:value-type="float" office:value="63060" table:style-name="ce46">
            <text:p>63.060</text:p>
          </table:table-cell>
          <table:table-cell office:value-type="float" office:value="70965" table:style-name="ce46">
            <text:p>70.965</text:p>
          </table:table-cell>
          <table:table-cell office:value-type="percentage" office:value="0.8886070598182203" table:style-name="ce47">
            <text:p>88,9%</text:p>
          </table:table-cell>
          <table:table-cell office:value-type="percentage" office:value="0.74891332747440675" table:style-name="ce47">
            <text:p>74,9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Melilla</text:p>
          </table:table-cell>
          <table:table-cell office:value-type="float" office:value="2018" table:style-name="ce46">
            <text:p>2.018</text:p>
          </table:table-cell>
          <table:table-cell office:value-type="percentage" office:value="0.85908897403150275" table:style-name="ce47">
            <text:p>85,9%</text:p>
          </table:table-cell>
          <table:table-cell office:value-type="float" office:value="3328" table:style-name="ce46">
            <text:p>3.328</text:p>
          </table:table-cell>
          <table:table-cell office:value-type="percentage" office:value="0.88794023479188899" table:style-name="ce47">
            <text:p>88,8%</text:p>
          </table:table-cell>
          <table:table-cell office:value-type="float" office:value="7200" table:style-name="ce46">
            <text:p>7.200</text:p>
          </table:table-cell>
          <table:table-cell office:value-type="percentage" office:value="0.91989267918742812" table:style-name="ce47">
            <text:p>92,0%</text:p>
          </table:table-cell>
          <table:table-cell office:value-type="float" office:value="9734" table:style-name="ce46">
            <text:p>9.734</text:p>
          </table:table-cell>
          <table:table-cell office:value-type="percentage" office:value="0.86149216744844681" table:style-name="ce47">
            <text:p>86,1%</text:p>
          </table:table-cell>
          <table:table-cell office:value-type="float" office:value="10124" table:style-name="ce46">
            <text:p>10.124</text:p>
          </table:table-cell>
          <table:table-cell office:value-type="percentage" office:value="0.84352607898683551" table:style-name="ce47">
            <text:p>84,4%</text:p>
          </table:table-cell>
          <table:table-cell office:value-type="float" office:value="8728" table:style-name="ce46">
            <text:p>8.728</text:p>
          </table:table-cell>
          <table:table-cell office:value-type="percentage" office:value="0.71936042198961514" table:style-name="ce47">
            <text:p>71,9%</text:p>
          </table:table-cell>
          <table:table-cell office:value-type="float" office:value="8945" table:style-name="ce46">
            <text:p>8.945</text:p>
          </table:table-cell>
          <table:table-cell office:value-type="percentage" office:value="0.74572738641100456" table:style-name="ce47">
            <text:p>74,6%</text:p>
          </table:table-cell>
          <table:table-cell office:value-type="float" office:value="8143" table:style-name="ce46">
            <text:p>8.143</text:p>
          </table:table-cell>
          <table:table-cell office:value-type="percentage" office:value="0.85053269270942133" table:style-name="ce47">
            <text:p>85,1%</text:p>
          </table:table-cell>
          <table:table-cell office:value-type="float" office:value="58220" table:style-name="ce46">
            <text:p>58.220</text:p>
          </table:table-cell>
          <table:table-cell office:value-type="float" office:value="70927" table:style-name="ce46">
            <text:p>70.927</text:p>
          </table:table-cell>
          <table:table-cell office:value-type="percentage" office:value="0.82084396633158041" table:style-name="ce47">
            <text:p>82,1%</text:p>
          </table:table-cell>
          <table:table-cell office:value-type="percentage" office:value="0.66861132803527956" table:style-name="ce47">
            <text:p>66,9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Fuerzas Armadas</text:p>
          </table:table-cell>
          <table:table-cell office:value-type="float" office:value="32" table:style-name="ce46">
            <text:p>32</text:p>
          </table:table-cell>
          <table:table-cell office:value-type="string" table:style-name="ce47">
            <text:p>-</text:p>
          </table:table-cell>
          <table:table-cell office:value-type="float" office:value="20" table:style-name="ce46">
            <text:p>20</text:p>
          </table:table-cell>
          <table:table-cell office:value-type="string" table:style-name="ce47">
            <text:p>-</text:p>
          </table:table-cell>
          <table:table-cell office:value-type="float" office:value="3673" table:style-name="ce46">
            <text:p>3.673</text:p>
          </table:table-cell>
          <table:table-cell office:value-type="string" table:style-name="ce47">
            <text:p>-</text:p>
          </table:table-cell>
          <table:table-cell office:value-type="float" office:value="9769" table:style-name="ce46">
            <text:p>9.769</text:p>
          </table:table-cell>
          <table:table-cell office:value-type="string" table:style-name="ce47">
            <text:p>-</text:p>
          </table:table-cell>
          <table:table-cell office:value-type="float" office:value="22785" table:style-name="ce46">
            <text:p>22.785</text:p>
          </table:table-cell>
          <table:table-cell office:value-type="string" table:style-name="ce47">
            <text:p>-</text:p>
          </table:table-cell>
          <table:table-cell office:value-type="float" office:value="32834" table:style-name="ce46">
            <text:p>32.834</text:p>
          </table:table-cell>
          <table:table-cell office:value-type="string" table:style-name="ce47">
            <text:p>-</text:p>
          </table:table-cell>
          <table:table-cell office:value-type="float" office:value="24882" table:style-name="ce46">
            <text:p>24.882</text:p>
          </table:table-cell>
          <table:table-cell office:value-type="string" table:style-name="ce47">
            <text:p>-</text:p>
          </table:table-cell>
          <table:table-cell office:value-type="float" office:value="1201" table:style-name="ce46">
            <text:p>1.201</text:p>
          </table:table-cell>
          <table:table-cell office:value-type="string" table:style-name="ce47">
            <text:p>-</text:p>
          </table:table-cell>
          <table:table-cell office:value-type="float" office:value="95196" table:style-name="ce46">
            <text:p>95.196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8">
            <text:p>Sanidad Exterior</text:p>
          </table:table-cell>
          <table:table-cell office:value-type="float" office:value="28" table:style-name="ce49">
            <text:p>28</text:p>
          </table:table-cell>
          <table:table-cell office:value-type="string" table:style-name="ce50">
            <text:p>-</text:p>
          </table:table-cell>
          <table:table-cell office:value-type="float" office:value="42" table:style-name="ce49">
            <text:p>42</text:p>
          </table:table-cell>
          <table:table-cell office:value-type="string" table:style-name="ce50">
            <text:p>-</text:p>
          </table:table-cell>
          <table:table-cell office:value-type="float" office:value="240" table:style-name="ce49">
            <text:p>240</text:p>
          </table:table-cell>
          <table:table-cell office:value-type="string" table:style-name="ce50">
            <text:p>-</text:p>
          </table:table-cell>
          <table:table-cell office:value-type="float" office:value="728" table:style-name="ce49">
            <text:p>728</text:p>
          </table:table-cell>
          <table:table-cell office:value-type="string" table:style-name="ce50">
            <text:p>-</text:p>
          </table:table-cell>
          <table:table-cell office:value-type="float" office:value="1391" table:style-name="ce49">
            <text:p>1.391</text:p>
          </table:table-cell>
          <table:table-cell office:value-type="string" table:style-name="ce50">
            <text:p>-</text:p>
          </table:table-cell>
          <table:table-cell office:value-type="float" office:value="1650" table:style-name="ce49">
            <text:p>1.650</text:p>
          </table:table-cell>
          <table:table-cell office:value-type="string" table:style-name="ce50">
            <text:p>-</text:p>
          </table:table-cell>
          <table:table-cell office:value-type="float" office:value="1368" table:style-name="ce49">
            <text:p>1.368</text:p>
          </table:table-cell>
          <table:table-cell office:value-type="string" table:style-name="ce50">
            <text:p>-</text:p>
          </table:table-cell>
          <table:table-cell office:value-type="float" office:value="178" table:style-name="ce49">
            <text:p>178</text:p>
          </table:table-cell>
          <table:table-cell office:value-type="string" table:style-name="ce50">
            <text:p>-</text:p>
          </table:table-cell>
          <table:table-cell office:value-type="float" office:value="5625" table:style-name="ce49">
            <text:p>5.625</text:p>
          </table:table-cell>
          <table:table-cell office:value-type="string" table:style-name="ce49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table:number-columns-repeated="24" table:style-name="ce29"/>
          <table:table-cell table:number-columns-repeated="16339" table:style-name="ce51"/>
        </table:table-row>
        <table:table-row table:style-name="ro5">
          <table:table-cell office:value-type="string" table:style-name="ce52">
            <text:p>Total España</text:p>
          </table:table-cell>
          <table:table-cell office:value-type="float" office:value="2939813" table:style-name="ce53">
            <text:p>2.939.813</text:p>
          </table:table-cell>
          <table:table-cell office:value-type="percentage" office:value="1" table:style-name="ce54">
            <text:p>100,0%</text:p>
          </table:table-cell>
          <table:table-cell office:value-type="float" office:value="3946241" table:style-name="ce53">
            <text:p>3.946.241</text:p>
          </table:table-cell>
          <table:table-cell office:value-type="percentage" office:value="0.99651418102572065" table:style-name="ce54">
            <text:p>99,7%</text:p>
          </table:table-cell>
          <table:table-cell office:value-type="float" office:value="5286458" table:style-name="ce53">
            <text:p>5.286.458</text:p>
          </table:table-cell>
          <table:table-cell office:value-type="percentage" office:value="0.99053248406497596" table:style-name="ce54">
            <text:p>99,1%</text:p>
          </table:table-cell>
          <table:table-cell office:value-type="float" office:value="6693746" table:style-name="ce53">
            <text:p>6.693.746</text:p>
          </table:table-cell>
          <table:table-cell office:value-type="percentage" office:value="0.95172113939020997" table:style-name="ce54">
            <text:p>95,2%</text:p>
          </table:table-cell>
          <table:table-cell office:value-type="float" office:value="6998219" table:style-name="ce53">
            <text:p>6.998.219</text:p>
          </table:table-cell>
          <table:table-cell office:value-type="percentage" office:value="0.8867780312496476" table:style-name="ce54">
            <text:p>88,7%</text:p>
          </table:table-cell>
          <table:table-cell office:value-type="float" office:value="4935800" table:style-name="ce53">
            <text:p>4.935.800</text:p>
          </table:table-cell>
          <table:table-cell office:value-type="percentage" office:value="0.79221199655945207" table:style-name="ce54">
            <text:p>79,2%</text:p>
          </table:table-cell>
          <table:table-cell office:value-type="float" office:value="4030467" table:style-name="ce53">
            <text:p>4.030.467</text:p>
          </table:table-cell>
          <table:table-cell office:value-type="percentage" office:value="0.81511839082319437" table:style-name="ce54">
            <text:p>81,5%</text:p>
          </table:table-cell>
          <table:table-cell office:value-type="float" office:value="3366911" table:style-name="ce53">
            <text:p>3.366.911</text:p>
          </table:table-cell>
          <table:table-cell office:value-type="percentage" office:value="0.8658222854712363" table:style-name="ce54">
            <text:p>86,6%</text:p>
          </table:table-cell>
          <table:table-cell office:value-type="float" office:value="38197655" table:style-name="ce53">
            <text:p>38.197.655</text:p>
          </table:table-cell>
          <table:table-cell office:value-type="float" office:value="42119827" table:style-name="ce53">
            <text:p>42.119.827</text:p>
          </table:table-cell>
          <table:table-cell office:value-type="percentage" office:value="0.90688062417730253" table:style-name="ce54">
            <text:p>90,7%</text:p>
          </table:table-cell>
          <table:table-cell office:value-type="percentage" office:value="0.80499504802817323" table:style-name="ce54">
            <text:p>80,5%</text:p>
          </table:table-cell>
          <table:table-cell table:number-columns-repeated="16363" table:style-name="ce29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26"/>
          <table:covered-table-cell table:number-columns-repeated="6"/>
          <table:table-cell table:style-name="ce29"/>
          <table:table-cell table:style-name="ce55"/>
          <table:table-cell table:style-name="ce29"/>
          <table:table-cell table:style-name="ce55"/>
          <table:table-cell table:style-name="ce51"/>
          <table:table-cell table:style-name="ce55"/>
          <table:table-cell table:style-name="ce29"/>
          <table:table-cell table:style-name="ce55"/>
          <table:table-cell table:number-columns-repeated="2" table:style-name="ce29"/>
          <table:table-cell table:style-name="ce55"/>
          <table:table-cell table:number-columns-repeated="16366" table:style-name="ce29"/>
        </table:table-row>
        <table:table-row table:number-rows-repeated="1048551" table:style-name="ro5">
          <table:table-cell table:number-columns-repeated="16384"/>
        </table:table-row>
      </table:table>
      <table:table table:name="Etarios_con_pauta_completa" table:style-name="ta1">
        <table:table-column table:style-name="co7" table:default-cell-style-name="ce29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51"/>
        <table:table-column table:style-name="co4" table:default-cell-style-name="ce55"/>
        <table:table-column table:style-name="co4" table:default-cell-style-name="ce29"/>
        <table:table-column table:style-name="co4" table:default-cell-style-name="ce55"/>
        <table:table-column table:style-name="co4" table:number-columns-repeated="2" table:default-cell-style-name="ce29"/>
        <table:table-column table:style-name="co4" table:default-cell-style-name="ce55"/>
        <table:table-column table:style-name="co4" table:number-columns-repeated="3" table:default-cell-style-name="ce29"/>
        <table:table-column table:style-name="co3" table:number-columns-repeated="20" table:default-cell-style-name="ce29"/>
        <table:table-column table:style-name="co4" table:number-columns-repeated="16343" table:default-cell-style-name="ce29"/>
        <table:table-row table:style-name="ro8">
          <table:table-cell table:style-name="ce36"/>
          <table:table-cell office:value-type="string" table:style-name="ce37">
            <text:p>Personas pauta completa ≥80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70-7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60-6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50-5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40-4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30-3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20-2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12-19 años</text:p>
          </table:table-cell>
          <table:table-cell office:value-type="string" table:style-name="ce38">
            <text:p>%</text:p>
          </table:table-cell>
          <table:table-cell office:value-type="string" table:style-name="ce39">
            <text:p>Total Personas pauta completa</text:p>
          </table:table-cell>
          <table:table-cell office:value-type="string" table:style-name="ce39">
            <text:p>Total Población INE Población a Vacunar (1)</text:p>
          </table:table-cell>
          <table:table-cell office:value-type="string" table:style-name="ce40">
            <text:p>% pauta completa sobre Población a Vacunar INE</text:p>
          </table:table-cell>
          <table:table-cell office:value-type="string" table:style-name="ce40">
            <text:p>% pauta completa sobre Total Población INE</text:p>
          </table:table-cell>
          <table:table-cell table:number-columns-repeated="16363" table:style-name="ce41"/>
        </table:table-row>
        <table:table-row table:style-name="ro5">
          <table:table-cell office:value-type="string" table:style-name="ce42">
            <text:p>Andalucía</text:p>
          </table:table-cell>
          <table:table-cell office:value-type="float" office:value="429236" table:style-name="ce43">
            <text:p>429.236</text:p>
          </table:table-cell>
          <table:table-cell office:value-type="percentage" office:value="1" table:style-name="ce44">
            <text:p>100,0%</text:p>
          </table:table-cell>
          <table:table-cell office:value-type="float" office:value="650180" table:style-name="ce43">
            <text:p>650.180</text:p>
          </table:table-cell>
          <table:table-cell office:value-type="percentage" office:value="0.99969095038139189" table:style-name="ce44">
            <text:p>100,0%</text:p>
          </table:table-cell>
          <table:table-cell office:value-type="float" office:value="922766" table:style-name="ce43">
            <text:p>922.766</text:p>
          </table:table-cell>
          <table:table-cell office:value-type="percentage" office:value="1.0072248230906176" table:style-name="ce44">
            <text:p>100,7%</text:p>
          </table:table-cell>
          <table:table-cell office:value-type="float" office:value="1208079" table:style-name="ce43">
            <text:p>1.208.079</text:p>
          </table:table-cell>
          <table:table-cell office:value-type="percentage" office:value="0.95498730851108404" table:style-name="ce44">
            <text:p>95,5%</text:p>
          </table:table-cell>
          <table:table-cell office:value-type="float" office:value="1240735" table:style-name="ce43">
            <text:p>1.240.735</text:p>
          </table:table-cell>
          <table:table-cell office:value-type="percentage" office:value="0.89576381438639707" table:style-name="ce44">
            <text:p>89,6%</text:p>
          </table:table-cell>
          <table:table-cell office:value-type="float" office:value="913220" table:style-name="ce43">
            <text:p>913.220</text:p>
          </table:table-cell>
          <table:table-cell office:value-type="percentage" office:value="0.80091772004802597" table:style-name="ce44">
            <text:p>80,1%</text:p>
          </table:table-cell>
          <table:table-cell office:value-type="float" office:value="748443" table:style-name="ce43">
            <text:p>748.443</text:p>
          </table:table-cell>
          <table:table-cell office:value-type="percentage" office:value="0.80592825023259018" table:style-name="ce44">
            <text:p>80,6%</text:p>
          </table:table-cell>
          <table:table-cell office:value-type="float" office:value="657383" table:style-name="ce43">
            <text:p>657.383</text:p>
          </table:table-cell>
          <table:table-cell office:value-type="percentage" office:value="0.87312642862929946" table:style-name="ce44">
            <text:p>87,3%</text:p>
          </table:table-cell>
          <table:table-cell office:value-type="float" office:value="6770042" table:style-name="ce43">
            <text:p>6.770.042</text:p>
          </table:table-cell>
          <table:table-cell office:value-type="float" office:value="7451975" table:style-name="ce43">
            <text:p>7.451.975</text:p>
          </table:table-cell>
          <table:table-cell office:value-type="percentage" office:value="0.90848962858839433" table:style-name="ce44">
            <text:p>90,8%</text:p>
          </table:table-cell>
          <table:table-cell office:value-type="percentage" office:value="0.79982434690375981" table:style-name="ce44">
            <text:p>80,0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ragón</text:p>
          </table:table-cell>
          <table:table-cell office:value-type="float" office:value="100076" table:style-name="ce46">
            <text:p>100.076</text:p>
          </table:table-cell>
          <table:table-cell office:value-type="percentage" office:value="1" table:style-name="ce47">
            <text:p>100,0%</text:p>
          </table:table-cell>
          <table:table-cell office:value-type="float" office:value="118666" table:style-name="ce46">
            <text:p>118.666</text:p>
          </table:table-cell>
          <table:table-cell office:value-type="percentage" office:value="0.99757050985666851" table:style-name="ce47">
            <text:p>99,8%</text:p>
          </table:table-cell>
          <table:table-cell office:value-type="float" office:value="152736" table:style-name="ce46">
            <text:p>152.736</text:p>
          </table:table-cell>
          <table:table-cell office:value-type="percentage" office:value="0.97677898789386508" table:style-name="ce47">
            <text:p>97,7%</text:p>
          </table:table-cell>
          <table:table-cell office:value-type="float" office:value="184256" table:style-name="ce46">
            <text:p>184.256</text:p>
          </table:table-cell>
          <table:table-cell office:value-type="percentage" office:value="0.92933735486669422" table:style-name="ce47">
            <text:p>92,9%</text:p>
          </table:table-cell>
          <table:table-cell office:value-type="float" office:value="185769" table:style-name="ce46">
            <text:p>185.769</text:p>
          </table:table-cell>
          <table:table-cell office:value-type="percentage" office:value="0.86427099277482866" table:style-name="ce47">
            <text:p>86,4%</text:p>
          </table:table-cell>
          <table:table-cell office:value-type="float" office:value="123028" table:style-name="ce46">
            <text:p>123.028</text:p>
          </table:table-cell>
          <table:table-cell office:value-type="percentage" office:value="0.74886478458298333" table:style-name="ce47">
            <text:p>74,9%</text:p>
          </table:table-cell>
          <table:table-cell office:value-type="float" office:value="101121" table:style-name="ce46">
            <text:p>101.121</text:p>
          </table:table-cell>
          <table:table-cell office:value-type="percentage" office:value="0.77546184461775602" table:style-name="ce47">
            <text:p>77,5%</text:p>
          </table:table-cell>
          <table:table-cell office:value-type="float" office:value="85940" table:style-name="ce46">
            <text:p>85.940</text:p>
          </table:table-cell>
          <table:table-cell office:value-type="percentage" office:value="0.83348689251180785" table:style-name="ce47">
            <text:p>83,3%</text:p>
          </table:table-cell>
          <table:table-cell office:value-type="float" office:value="1051592" table:style-name="ce46">
            <text:p>1.051.592</text:p>
          </table:table-cell>
          <table:table-cell office:value-type="float" office:value="1185134" table:style-name="ce46">
            <text:p>1.185.134</text:p>
          </table:table-cell>
          <table:table-cell office:value-type="percentage" office:value="0.88731907109238284" table:style-name="ce47">
            <text:p>88,7%</text:p>
          </table:table-cell>
          <table:table-cell office:value-type="percentage" office:value="0.79103288648712078" table:style-name="ce47">
            <text:p>79,1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sturias<text:s/></text:p>
          </table:table-cell>
          <table:table-cell office:value-type="float" office:value="88183" table:style-name="ce46">
            <text:p>88.183</text:p>
          </table:table-cell>
          <table:table-cell office:value-type="percentage" office:value="1" table:style-name="ce47">
            <text:p>100,0%</text:p>
          </table:table-cell>
          <table:table-cell office:value-type="float" office:value="113920" table:style-name="ce46">
            <text:p>113.920</text:p>
          </table:table-cell>
          <table:table-cell office:value-type="percentage" office:value="1" table:style-name="ce47">
            <text:p>100,0%</text:p>
          </table:table-cell>
          <table:table-cell office:value-type="float" office:value="147427" table:style-name="ce46">
            <text:p>147.427</text:p>
          </table:table-cell>
          <table:table-cell office:value-type="percentage" office:value="0.98513217330874292" table:style-name="ce47">
            <text:p>98,5%</text:p>
          </table:table-cell>
          <table:table-cell office:value-type="float" office:value="152518" table:style-name="ce46">
            <text:p>152.518</text:p>
          </table:table-cell>
          <table:table-cell office:value-type="percentage" office:value="0.93773555903962613" table:style-name="ce47">
            <text:p>93,8%</text:p>
          </table:table-cell>
          <table:table-cell office:value-type="float" office:value="149911" table:style-name="ce46">
            <text:p>149.911</text:p>
          </table:table-cell>
          <table:table-cell office:value-type="percentage" office:value="0.89770828717371387" table:style-name="ce47">
            <text:p>89,8%</text:p>
          </table:table-cell>
          <table:table-cell office:value-type="float" office:value="89622" table:style-name="ce46">
            <text:p>89.622</text:p>
          </table:table-cell>
          <table:table-cell office:value-type="percentage" office:value="0.78305999947575822" table:style-name="ce47">
            <text:p>78,3%</text:p>
          </table:table-cell>
          <table:table-cell office:value-type="float" office:value="65208" table:style-name="ce46">
            <text:p>65.208</text:p>
          </table:table-cell>
          <table:table-cell office:value-type="percentage" office:value="0.82425958463424809" table:style-name="ce47">
            <text:p>82,4%</text:p>
          </table:table-cell>
          <table:table-cell office:value-type="float" office:value="59666" table:style-name="ce46">
            <text:p>59.666</text:p>
          </table:table-cell>
          <table:table-cell office:value-type="percentage" office:value="0.93228124999999995" table:style-name="ce47">
            <text:p>93,2%</text:p>
          </table:table-cell>
          <table:table-cell office:value-type="float" office:value="866455" table:style-name="ce46">
            <text:p>866.455</text:p>
          </table:table-cell>
          <table:table-cell office:value-type="float" office:value="933927" table:style-name="ce46">
            <text:p>933.927</text:p>
          </table:table-cell>
          <table:table-cell office:value-type="percentage" office:value="0.9277545247112462" table:style-name="ce47">
            <text:p>92,8%</text:p>
          </table:table-cell>
          <table:table-cell office:value-type="percentage" office:value="0.85047959135596951" table:style-name="ce47">
            <text:p>85,0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Baleares</text:p>
          </table:table-cell>
          <table:table-cell office:value-type="float" office:value="51013" table:style-name="ce46">
            <text:p>51.013</text:p>
          </table:table-cell>
          <table:table-cell office:value-type="percentage" office:value="1" table:style-name="ce47">
            <text:p>100,0%</text:p>
          </table:table-cell>
          <table:table-cell office:value-type="float" office:value="78962" table:style-name="ce46">
            <text:p>78.962</text:p>
          </table:table-cell>
          <table:table-cell office:value-type="percentage" office:value="0.98069948830046205" table:style-name="ce47">
            <text:p>98,1%</text:p>
          </table:table-cell>
          <table:table-cell office:value-type="float" office:value="109629" table:style-name="ce46">
            <text:p>109.629</text:p>
          </table:table-cell>
          <table:table-cell office:value-type="percentage" office:value="0.93515367095734059" table:style-name="ce47">
            <text:p>93,5%</text:p>
          </table:table-cell>
          <table:table-cell office:value-type="float" office:value="149127" table:style-name="ce46">
            <text:p>149.127</text:p>
          </table:table-cell>
          <table:table-cell office:value-type="percentage" office:value="0.89945535805834842" table:style-name="ce47">
            <text:p>89,9%</text:p>
          </table:table-cell>
          <table:table-cell office:value-type="float" office:value="166020" table:style-name="ce46">
            <text:p>166.020</text:p>
          </table:table-cell>
          <table:table-cell office:value-type="percentage" office:value="0.80524998544904258" table:style-name="ce47">
            <text:p>80,5%</text:p>
          </table:table-cell>
          <table:table-cell office:value-type="float" office:value="124425" table:style-name="ce46">
            <text:p>124.425</text:p>
          </table:table-cell>
          <table:table-cell office:value-type="percentage" office:value="0.68295213160104729" table:style-name="ce47">
            <text:p>68,3%</text:p>
          </table:table-cell>
          <table:table-cell office:value-type="float" office:value="94896" table:style-name="ce46">
            <text:p>94.896</text:p>
          </table:table-cell>
          <table:table-cell office:value-type="percentage" office:value="0.68794130866596104" table:style-name="ce47">
            <text:p>68,8%</text:p>
          </table:table-cell>
          <table:table-cell office:value-type="float" office:value="73409" table:style-name="ce46">
            <text:p>73.409</text:p>
          </table:table-cell>
          <table:table-cell office:value-type="percentage" office:value="0.76884164222873896" table:style-name="ce47">
            <text:p>76,9%</text:p>
          </table:table-cell>
          <table:table-cell office:value-type="float" office:value="847481" table:style-name="ce46">
            <text:p>847.481</text:p>
          </table:table-cell>
          <table:table-cell office:value-type="float" office:value="1034867" table:style-name="ce46">
            <text:p>1.034.867</text:p>
          </table:table-cell>
          <table:table-cell office:value-type="percentage" office:value="0.81892745637845255" table:style-name="ce47">
            <text:p>81,9%</text:p>
          </table:table-cell>
          <table:table-cell office:value-type="percentage" office:value="0.72338872751576344" table:style-name="ce47">
            <text:p>72,3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arias</text:p>
          </table:table-cell>
          <table:table-cell office:value-type="float" office:value="92062" table:style-name="ce46">
            <text:p>92.062</text:p>
          </table:table-cell>
          <table:table-cell office:value-type="percentage" office:value="1" table:style-name="ce47">
            <text:p>100,0%</text:p>
          </table:table-cell>
          <table:table-cell office:value-type="float" office:value="150422" table:style-name="ce46">
            <text:p>150.422</text:p>
          </table:table-cell>
          <table:table-cell office:value-type="percentage" office:value="0.97340986598158297" table:style-name="ce47">
            <text:p>97,3%</text:p>
          </table:table-cell>
          <table:table-cell office:value-type="float" office:value="221303" table:style-name="ce46">
            <text:p>221.303</text:p>
          </table:table-cell>
          <table:table-cell office:value-type="percentage" office:value="0.94134636652884829" table:style-name="ce47">
            <text:p>94,1%</text:p>
          </table:table-cell>
          <table:table-cell office:value-type="float" office:value="318826" table:style-name="ce46">
            <text:p>318.826</text:p>
          </table:table-cell>
          <table:table-cell office:value-type="percentage" office:value="0.90960081252567671" table:style-name="ce47">
            <text:p>91,0%</text:p>
          </table:table-cell>
          <table:table-cell office:value-type="float" office:value="314621" table:style-name="ce46">
            <text:p>314.621</text:p>
          </table:table-cell>
          <table:table-cell office:value-type="percentage" office:value="0.81103772903970883" table:style-name="ce47">
            <text:p>81,1%</text:p>
          </table:table-cell>
          <table:table-cell office:value-type="float" office:value="223548" table:style-name="ce46">
            <text:p>223.548</text:p>
          </table:table-cell>
          <table:table-cell office:value-type="percentage" office:value="0.71895643448448865" table:style-name="ce47">
            <text:p>71,9%</text:p>
          </table:table-cell>
          <table:table-cell office:value-type="float" office:value="179876" table:style-name="ce46">
            <text:p>179.876</text:p>
          </table:table-cell>
          <table:table-cell office:value-type="percentage" office:value="0.71450815895260344" table:style-name="ce47">
            <text:p>71,5%</text:p>
          </table:table-cell>
          <table:table-cell office:value-type="float" office:value="146073" table:style-name="ce46">
            <text:p>146.073</text:p>
          </table:table-cell>
          <table:table-cell office:value-type="percentage" office:value="0.81243291044900634" table:style-name="ce47">
            <text:p>81,2%</text:p>
          </table:table-cell>
          <table:table-cell office:value-type="float" office:value="1646731" table:style-name="ce46">
            <text:p>1.646.731</text:p>
          </table:table-cell>
          <table:table-cell office:value-type="float" office:value="1960774" table:style-name="ce46">
            <text:p>1.960.774</text:p>
          </table:table-cell>
          <table:table-cell office:value-type="percentage" office:value="0.83983722754381684" table:style-name="ce47">
            <text:p>84,0%</text:p>
          </table:table-cell>
          <table:table-cell office:value-type="percentage" office:value="0.75678645484826867" table:style-name="ce47">
            <text:p>75,7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tabria</text:p>
          </table:table-cell>
          <table:table-cell office:value-type="float" office:value="42007" table:style-name="ce46">
            <text:p>42.007</text:p>
          </table:table-cell>
          <table:table-cell office:value-type="percentage" office:value="1" table:style-name="ce47">
            <text:p>100,0%</text:p>
          </table:table-cell>
          <table:table-cell office:value-type="float" office:value="55817" table:style-name="ce46">
            <text:p>55.817</text:p>
          </table:table-cell>
          <table:table-cell office:value-type="percentage" office:value="1" table:style-name="ce47">
            <text:p>100,0%</text:p>
          </table:table-cell>
          <table:table-cell office:value-type="float" office:value="76430" table:style-name="ce46">
            <text:p>76.430</text:p>
          </table:table-cell>
          <table:table-cell office:value-type="percentage" office:value="0.98816988816342366" table:style-name="ce47">
            <text:p>98,8%</text:p>
          </table:table-cell>
          <table:table-cell office:value-type="float" office:value="83852" table:style-name="ce46">
            <text:p>83.852</text:p>
          </table:table-cell>
          <table:table-cell office:value-type="percentage" office:value="0.93206171357431866" table:style-name="ce47">
            <text:p>93,2%</text:p>
          </table:table-cell>
          <table:table-cell office:value-type="float" office:value="87058" table:style-name="ce46">
            <text:p>87.058</text:p>
          </table:table-cell>
          <table:table-cell office:value-type="percentage" office:value="0.89044584684306882" table:style-name="ce47">
            <text:p>89,0%</text:p>
          </table:table-cell>
          <table:table-cell office:value-type="float" office:value="54267" table:style-name="ce46">
            <text:p>54.267</text:p>
          </table:table-cell>
          <table:table-cell office:value-type="percentage" office:value="0.77003958963007113" table:style-name="ce47">
            <text:p>77,0%</text:p>
          </table:table-cell>
          <table:table-cell office:value-type="float" office:value="40622" table:style-name="ce46">
            <text:p>40.622</text:p>
          </table:table-cell>
          <table:table-cell office:value-type="percentage" office:value="0.80431640431640428" table:style-name="ce47">
            <text:p>80,4%</text:p>
          </table:table-cell>
          <table:table-cell office:value-type="float" office:value="38954" table:style-name="ce46">
            <text:p>38.954</text:p>
          </table:table-cell>
          <table:table-cell office:value-type="percentage" office:value="0.88606328048586314" table:style-name="ce47">
            <text:p>88,6%</text:p>
          </table:table-cell>
          <table:table-cell office:value-type="float" office:value="479007" table:style-name="ce46">
            <text:p>479.007</text:p>
          </table:table-cell>
          <table:table-cell office:value-type="float" office:value="524127" table:style-name="ce46">
            <text:p>524.127</text:p>
          </table:table-cell>
          <table:table-cell office:value-type="percentage" office:value="0.9139139941273775" table:style-name="ce47">
            <text:p>91,4%</text:p>
          </table:table-cell>
          <table:table-cell office:value-type="percentage" office:value="0.82175826249560391" table:style-name="ce47">
            <text:p>82,2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y Leon</text:p>
          </table:table-cell>
          <table:table-cell office:value-type="float" office:value="227250" table:style-name="ce46">
            <text:p>227.250</text:p>
          </table:table-cell>
          <table:table-cell office:value-type="percentage" office:value="1" table:style-name="ce47">
            <text:p>100,0%</text:p>
          </table:table-cell>
          <table:table-cell office:value-type="float" office:value="249385" table:style-name="ce46">
            <text:p>249.385</text:p>
          </table:table-cell>
          <table:table-cell office:value-type="percentage" office:value="1" table:style-name="ce47">
            <text:p>100,0%</text:p>
          </table:table-cell>
          <table:table-cell office:value-type="float" office:value="318443" table:style-name="ce46">
            <text:p>318.443</text:p>
          </table:table-cell>
          <table:table-cell office:value-type="percentage" office:value="0.99958565486934003" table:style-name="ce47">
            <text:p>100,0%</text:p>
          </table:table-cell>
          <table:table-cell office:value-type="float" office:value="349350" table:style-name="ce46">
            <text:p>349.350</text:p>
          </table:table-cell>
          <table:table-cell office:value-type="percentage" office:value="0.91650816554076209" table:style-name="ce47">
            <text:p>91,7%</text:p>
          </table:table-cell>
          <table:table-cell office:value-type="float" office:value="316560" table:style-name="ce46">
            <text:p>316.560</text:p>
          </table:table-cell>
          <table:table-cell office:value-type="percentage" office:value="0.87133400311033427" table:style-name="ce47">
            <text:p>87,1%</text:p>
          </table:table-cell>
          <table:table-cell office:value-type="float" office:value="207654" table:style-name="ce46">
            <text:p>207.654</text:p>
          </table:table-cell>
          <table:table-cell office:value-type="percentage" office:value="0.77545624628897281" table:style-name="ce47">
            <text:p>77,5%</text:p>
          </table:table-cell>
          <table:table-cell office:value-type="float" office:value="167571" table:style-name="ce46">
            <text:p>167.571</text:p>
          </table:table-cell>
          <table:table-cell office:value-type="percentage" office:value="0.79415277290693154" table:style-name="ce47">
            <text:p>79,4%</text:p>
          </table:table-cell>
          <table:table-cell office:value-type="float" office:value="135769" table:style-name="ce46">
            <text:p>135.769</text:p>
          </table:table-cell>
          <table:table-cell office:value-type="percentage" office:value="0.82114042409067267" table:style-name="ce47">
            <text:p>82,1%</text:p>
          </table:table-cell>
          <table:table-cell office:value-type="float" office:value="1971982" table:style-name="ce46">
            <text:p>1.971.982</text:p>
          </table:table-cell>
          <table:table-cell office:value-type="float" office:value="2176253" table:style-name="ce46">
            <text:p>2.176.253</text:p>
          </table:table-cell>
          <table:table-cell office:value-type="percentage" office:value="0.90613637293090465" table:style-name="ce47">
            <text:p>90,6%</text:p>
          </table:table-cell>
          <table:table-cell office:value-type="percentage" office:value="0.82340272193035424" table:style-name="ce47">
            <text:p>82,3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- La Mancha</text:p>
          </table:table-cell>
          <table:table-cell office:value-type="float" office:value="136669" table:style-name="ce46">
            <text:p>136.669</text:p>
          </table:table-cell>
          <table:table-cell office:value-type="percentage" office:value="1" table:style-name="ce47">
            <text:p>100,0%</text:p>
          </table:table-cell>
          <table:table-cell office:value-type="float" office:value="157541" table:style-name="ce46">
            <text:p>157.541</text:p>
          </table:table-cell>
          <table:table-cell office:value-type="percentage" office:value="0.99019490763728701" table:style-name="ce47">
            <text:p>99,0%</text:p>
          </table:table-cell>
          <table:table-cell office:value-type="float" office:value="217086" table:style-name="ce46">
            <text:p>217.086</text:p>
          </table:table-cell>
          <table:table-cell office:value-type="percentage" office:value="0.99378330373001778" table:style-name="ce47">
            <text:p>99,4%</text:p>
          </table:table-cell>
          <table:table-cell office:value-type="float" office:value="278338" table:style-name="ce46">
            <text:p>278.338</text:p>
          </table:table-cell>
          <table:table-cell office:value-type="percentage" office:value="0.90522899199292306" table:style-name="ce47">
            <text:p>90,5%</text:p>
          </table:table-cell>
          <table:table-cell office:value-type="float" office:value="277166" table:style-name="ce46">
            <text:p>277.166</text:p>
          </table:table-cell>
          <table:table-cell office:value-type="percentage" office:value="0.83835997640689042" table:style-name="ce47">
            <text:p>83,8%</text:p>
          </table:table-cell>
          <table:table-cell office:value-type="float" office:value="196020" table:style-name="ce46">
            <text:p>196.020</text:p>
          </table:table-cell>
          <table:table-cell office:value-type="percentage" office:value="0.73719166155824911" table:style-name="ce47">
            <text:p>73,7%</text:p>
          </table:table-cell>
          <table:table-cell office:value-type="float" office:value="163046" table:style-name="ce46">
            <text:p>163.046</text:p>
          </table:table-cell>
          <table:table-cell office:value-type="percentage" office:value="0.74761221336243455" table:style-name="ce47">
            <text:p>74,8%</text:p>
          </table:table-cell>
          <table:table-cell office:value-type="float" office:value="143327" table:style-name="ce46">
            <text:p>143.327</text:p>
          </table:table-cell>
          <table:table-cell office:value-type="percentage" office:value="0.82385096452302664" table:style-name="ce47">
            <text:p>82,4%</text:p>
          </table:table-cell>
          <table:table-cell office:value-type="float" office:value="1569193" table:style-name="ce46">
            <text:p>1.569.193</text:p>
          </table:table-cell>
          <table:table-cell office:value-type="float" office:value="1808784" table:style-name="ce46">
            <text:p>1.808.784</text:p>
          </table:table-cell>
          <table:table-cell office:value-type="percentage" office:value="0.86754029226264717" table:style-name="ce47">
            <text:p>86,8%</text:p>
          </table:table-cell>
          <table:table-cell office:value-type="percentage" office:value="0.76724862496522384" table:style-name="ce47">
            <text:p>76,7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taluña</text:p>
          </table:table-cell>
          <table:table-cell office:value-type="float" office:value="453528" table:style-name="ce46">
            <text:p>453.528</text:p>
          </table:table-cell>
          <table:table-cell office:value-type="percentage" office:value="1" table:style-name="ce47">
            <text:p>100,0%</text:p>
          </table:table-cell>
          <table:table-cell office:value-type="float" office:value="614818" table:style-name="ce46">
            <text:p>614.818</text:p>
          </table:table-cell>
          <table:table-cell office:value-type="percentage" office:value="0.96777229998174064" table:style-name="ce47">
            <text:p>96,8%</text:p>
          </table:table-cell>
          <table:table-cell office:value-type="float" office:value="789113" table:style-name="ce46">
            <text:p>789.113</text:p>
          </table:table-cell>
          <table:table-cell office:value-type="percentage" office:value="0.94212998338077136" table:style-name="ce47">
            <text:p>94,2%</text:p>
          </table:table-cell>
          <table:table-cell office:value-type="float" office:value="1016652" table:style-name="ce46">
            <text:p>1.016.652</text:p>
          </table:table-cell>
          <table:table-cell office:value-type="percentage" office:value="0.93118760189781824" table:style-name="ce47">
            <text:p>93,1%</text:p>
          </table:table-cell>
          <table:table-cell office:value-type="float" office:value="1114568" table:style-name="ce46">
            <text:p>1.114.568</text:p>
          </table:table-cell>
          <table:table-cell office:value-type="percentage" office:value="0.84645055458304697" table:style-name="ce47">
            <text:p>84,6%</text:p>
          </table:table-cell>
          <table:table-cell office:value-type="float" office:value="759441" table:style-name="ce46">
            <text:p>759.441</text:p>
          </table:table-cell>
          <table:table-cell office:value-type="percentage" office:value="0.72697989378280992" table:style-name="ce47">
            <text:p>72,7%</text:p>
          </table:table-cell>
          <table:table-cell office:value-type="float" office:value="619429" table:style-name="ce46">
            <text:p>619.429</text:p>
          </table:table-cell>
          <table:table-cell office:value-type="percentage" office:value="0.73835160054116233" table:style-name="ce47">
            <text:p>73,8%</text:p>
          </table:table-cell>
          <table:table-cell office:value-type="float" office:value="518931" table:style-name="ce46">
            <text:p>518.931</text:p>
          </table:table-cell>
          <table:table-cell office:value-type="percentage" office:value="0.79085322921333934" table:style-name="ce47">
            <text:p>79,1%</text:p>
          </table:table-cell>
          <table:table-cell office:value-type="float" office:value="5886480" table:style-name="ce46">
            <text:p>5.886.480</text:p>
          </table:table-cell>
          <table:table-cell office:value-type="float" office:value="6868360" table:style-name="ce46">
            <text:p>6.868.360</text:p>
          </table:table-cell>
          <table:table-cell office:value-type="percentage" office:value="0.85704302045903247" table:style-name="ce47">
            <text:p>85,7%</text:p>
          </table:table-cell>
          <table:table-cell office:value-type="percentage" office:value="0.75657038596209825" table:style-name="ce47">
            <text:p>75,7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. Valenciana</text:p>
          </table:table-cell>
          <table:table-cell office:value-type="float" office:value="293503" table:style-name="ce46">
            <text:p>293.503</text:p>
          </table:table-cell>
          <table:table-cell office:value-type="percentage" office:value="1" table:style-name="ce47">
            <text:p>100,0%</text:p>
          </table:table-cell>
          <table:table-cell office:value-type="float" office:value="432116" table:style-name="ce46">
            <text:p>432.116</text:p>
          </table:table-cell>
          <table:table-cell office:value-type="percentage" office:value="0.98687714394032822" table:style-name="ce47">
            <text:p>98,7%</text:p>
          </table:table-cell>
          <table:table-cell office:value-type="float" office:value="565909" table:style-name="ce46">
            <text:p>565.909</text:p>
          </table:table-cell>
          <table:table-cell office:value-type="percentage" office:value="0.97448202945268703" table:style-name="ce47">
            <text:p>97,4%</text:p>
          </table:table-cell>
          <table:table-cell office:value-type="float" office:value="710326" table:style-name="ce46">
            <text:p>710.326</text:p>
          </table:table-cell>
          <table:table-cell office:value-type="percentage" office:value="0.94416309777306351" table:style-name="ce47">
            <text:p>94,4%</text:p>
          </table:table-cell>
          <table:table-cell office:value-type="float" office:value="746108" table:style-name="ce46">
            <text:p>746.108</text:p>
          </table:table-cell>
          <table:table-cell office:value-type="percentage" office:value="0.87613728704490901" table:style-name="ce47">
            <text:p>87,6%</text:p>
          </table:table-cell>
          <table:table-cell office:value-type="float" office:value="500366" table:style-name="ce46">
            <text:p>500.366</text:p>
          </table:table-cell>
          <table:table-cell office:value-type="percentage" office:value="0.77126637164185774" table:style-name="ce47">
            <text:p>77,1%</text:p>
          </table:table-cell>
          <table:table-cell office:value-type="float" office:value="413624" table:style-name="ce46">
            <text:p>413.624</text:p>
          </table:table-cell>
          <table:table-cell office:value-type="percentage" office:value="0.80140120823209837" table:style-name="ce47">
            <text:p>80,1%</text:p>
          </table:table-cell>
          <table:table-cell office:value-type="float" office:value="362035" table:style-name="ce46">
            <text:p>362.035</text:p>
          </table:table-cell>
          <table:table-cell office:value-type="percentage" office:value="0.85278813561318256" table:style-name="ce47">
            <text:p>85,3%</text:p>
          </table:table-cell>
          <table:table-cell office:value-type="float" office:value="4023987" table:style-name="ce46">
            <text:p>4.023.987</text:p>
          </table:table-cell>
          <table:table-cell office:value-type="float" office:value="4488459" table:style-name="ce46">
            <text:p>4.488.459</text:p>
          </table:table-cell>
          <table:table-cell office:value-type="percentage" office:value="0.89651860471489209" table:style-name="ce47">
            <text:p>89,7%</text:p>
          </table:table-cell>
          <table:table-cell office:value-type="percentage" office:value="0.79567058103320054" table:style-name="ce47">
            <text:p>79,6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Extremadura</text:p>
          </table:table-cell>
          <table:table-cell office:value-type="float" office:value="77507" table:style-name="ce46">
            <text:p>77.507</text:p>
          </table:table-cell>
          <table:table-cell office:value-type="percentage" office:value="1" table:style-name="ce47">
            <text:p>100,0%</text:p>
          </table:table-cell>
          <table:table-cell office:value-type="float" office:value="95512" table:style-name="ce46">
            <text:p>95.512</text:p>
          </table:table-cell>
          <table:table-cell office:value-type="percentage" office:value="1" table:style-name="ce47">
            <text:p>100,0%</text:p>
          </table:table-cell>
          <table:table-cell office:value-type="float" office:value="131730" table:style-name="ce46">
            <text:p>131.730</text:p>
          </table:table-cell>
          <table:table-cell office:value-type="percentage" office:value="1.0513420113809588" table:style-name="ce47">
            <text:p>105,1%</text:p>
          </table:table-cell>
          <table:table-cell office:value-type="float" office:value="160397" table:style-name="ce46">
            <text:p>160.397</text:p>
          </table:table-cell>
          <table:table-cell office:value-type="percentage" office:value="0.94788317889561269" table:style-name="ce47">
            <text:p>94,8%</text:p>
          </table:table-cell>
          <table:table-cell office:value-type="float" office:value="144565" table:style-name="ce46">
            <text:p>144.565</text:p>
          </table:table-cell>
          <table:table-cell office:value-type="percentage" office:value="0.90639773283007508" table:style-name="ce47">
            <text:p>90,6%</text:p>
          </table:table-cell>
          <table:table-cell office:value-type="float" office:value="110904" table:style-name="ce46">
            <text:p>110.904</text:p>
          </table:table-cell>
          <table:table-cell office:value-type="percentage" office:value="0.83087227204279324" table:style-name="ce47">
            <text:p>83,1%</text:p>
          </table:table-cell>
          <table:table-cell office:value-type="float" office:value="90726" table:style-name="ce46">
            <text:p>90.726</text:p>
          </table:table-cell>
          <table:table-cell office:value-type="percentage" office:value="0.80061771973173312" table:style-name="ce47">
            <text:p>80,1%</text:p>
          </table:table-cell>
          <table:table-cell office:value-type="float" office:value="75053" table:style-name="ce46">
            <text:p>75.053</text:p>
          </table:table-cell>
          <table:table-cell office:value-type="percentage" office:value="0.8855811209439528" table:style-name="ce47">
            <text:p>88,6%</text:p>
          </table:table-cell>
          <table:table-cell office:value-type="float" office:value="886394" table:style-name="ce46">
            <text:p>886.394</text:p>
          </table:table-cell>
          <table:table-cell office:value-type="float" office:value="953437" table:style-name="ce46">
            <text:p>953.437</text:p>
          </table:table-cell>
          <table:table-cell office:value-type="percentage" office:value="0.92968282120370827" table:style-name="ce47">
            <text:p>93,0%</text:p>
          </table:table-cell>
          <table:table-cell office:value-type="percentage" office:value="0.83308724636673193" table:style-name="ce47">
            <text:p>83,3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Galicia</text:p>
          </table:table-cell>
          <table:table-cell office:value-type="float" office:value="240833" table:style-name="ce46">
            <text:p>240.833</text:p>
          </table:table-cell>
          <table:table-cell office:value-type="percentage" office:value="1" table:style-name="ce47">
            <text:p>100,0%</text:p>
          </table:table-cell>
          <table:table-cell office:value-type="float" office:value="290243" table:style-name="ce46">
            <text:p>290.243</text:p>
          </table:table-cell>
          <table:table-cell office:value-type="percentage" office:value="1" table:style-name="ce47">
            <text:p>100,0%</text:p>
          </table:table-cell>
          <table:table-cell office:value-type="float" office:value="345235" table:style-name="ce46">
            <text:p>345.235</text:p>
          </table:table-cell>
          <table:table-cell office:value-type="percentage" office:value="0.99512289328878989" table:style-name="ce47">
            <text:p>99,5%</text:p>
          </table:table-cell>
          <table:table-cell office:value-type="float" office:value="389334" table:style-name="ce46">
            <text:p>389.334</text:p>
          </table:table-cell>
          <table:table-cell office:value-type="percentage" office:value="0.95921298680181033" table:style-name="ce47">
            <text:p>95,9%</text:p>
          </table:table-cell>
          <table:table-cell office:value-type="float" office:value="405793" table:style-name="ce46">
            <text:p>405.793</text:p>
          </table:table-cell>
          <table:table-cell office:value-type="percentage" office:value="0.91555454276760351" table:style-name="ce47">
            <text:p>91,6%</text:p>
          </table:table-cell>
          <table:table-cell office:value-type="float" office:value="260739" table:style-name="ce46">
            <text:p>260.739</text:p>
          </table:table-cell>
          <table:table-cell office:value-type="percentage" office:value="0.80622309899569589" table:style-name="ce47">
            <text:p>80,6%</text:p>
          </table:table-cell>
          <table:table-cell office:value-type="float" office:value="194994" table:style-name="ce46">
            <text:p>194.994</text:p>
          </table:table-cell>
          <table:table-cell office:value-type="percentage" office:value="0.84419930643646013" table:style-name="ce47">
            <text:p>84,4%</text:p>
          </table:table-cell>
          <table:table-cell office:value-type="float" office:value="166101" table:style-name="ce46">
            <text:p>166.101</text:p>
          </table:table-cell>
          <table:table-cell office:value-type="percentage" office:value="0.92274744871032788" table:style-name="ce47">
            <text:p>92,3%</text:p>
          </table:table-cell>
          <table:table-cell office:value-type="float" office:value="2293272" table:style-name="ce46">
            <text:p>2.293.272</text:p>
          </table:table-cell>
          <table:table-cell office:value-type="float" office:value="2454497" table:style-name="ce46">
            <text:p>2.454.497</text:p>
          </table:table-cell>
          <table:table-cell office:value-type="percentage" office:value="0.93431444405921049" table:style-name="ce47">
            <text:p>93,4%</text:p>
          </table:table-cell>
          <table:table-cell office:value-type="percentage" office:value="0.84878816826737835" table:style-name="ce47">
            <text:p>84,9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La Rioja</text:p>
          </table:table-cell>
          <table:table-cell office:value-type="float" office:value="23174" table:style-name="ce46">
            <text:p>23.174</text:p>
          </table:table-cell>
          <table:table-cell office:value-type="percentage" office:value="1" table:style-name="ce47">
            <text:p>100,0%</text:p>
          </table:table-cell>
          <table:table-cell office:value-type="float" office:value="28568" table:style-name="ce46">
            <text:p>28.568</text:p>
          </table:table-cell>
          <table:table-cell office:value-type="percentage" office:value="1" table:style-name="ce47">
            <text:p>100,0%</text:p>
          </table:table-cell>
          <table:table-cell office:value-type="float" office:value="37529" table:style-name="ce46">
            <text:p>37.529</text:p>
          </table:table-cell>
          <table:table-cell office:value-type="percentage" office:value="0.99498912985842303" table:style-name="ce47">
            <text:p>99,5%</text:p>
          </table:table-cell>
          <table:table-cell office:value-type="float" office:value="44829" table:style-name="ce46">
            <text:p>44.829</text:p>
          </table:table-cell>
          <table:table-cell office:value-type="percentage" office:value="0.94052114803625375" table:style-name="ce47">
            <text:p>94,1%</text:p>
          </table:table-cell>
          <table:table-cell office:value-type="float" office:value="46902" table:style-name="ce46">
            <text:p>46.902</text:p>
          </table:table-cell>
          <table:table-cell office:value-type="percentage" office:value="0.88582922545186693" table:style-name="ce47">
            <text:p>88,6%</text:p>
          </table:table-cell>
          <table:table-cell office:value-type="float" office:value="30575" table:style-name="ce46">
            <text:p>30.575</text:p>
          </table:table-cell>
          <table:table-cell office:value-type="percentage" office:value="0.77761387624303768" table:style-name="ce47">
            <text:p>77,8%</text:p>
          </table:table-cell>
          <table:table-cell office:value-type="float" office:value="23449" table:style-name="ce46">
            <text:p>23.449</text:p>
          </table:table-cell>
          <table:table-cell office:value-type="percentage" office:value="0.76987983452623288" table:style-name="ce47">
            <text:p>77,0%</text:p>
          </table:table-cell>
          <table:table-cell office:value-type="float" office:value="21435" table:style-name="ce46">
            <text:p>21.435</text:p>
          </table:table-cell>
          <table:table-cell office:value-type="percentage" office:value="0.83953470155099486" table:style-name="ce47">
            <text:p>84,0%</text:p>
          </table:table-cell>
          <table:table-cell office:value-type="float" office:value="256461" table:style-name="ce46">
            <text:p>256.461</text:p>
          </table:table-cell>
          <table:table-cell office:value-type="float" office:value="283970" table:style-name="ce46">
            <text:p>283.970</text:p>
          </table:table-cell>
          <table:table-cell office:value-type="percentage" office:value="0.90312709088988274" table:style-name="ce47">
            <text:p>90,3%</text:p>
          </table:table-cell>
          <table:table-cell office:value-type="percentage" office:value="0.80165607006883099" table:style-name="ce47">
            <text:p>80,2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adrid</text:p>
          </table:table-cell>
          <table:table-cell office:value-type="float" office:value="371427" table:style-name="ce46">
            <text:p>371.427</text:p>
          </table:table-cell>
          <table:table-cell office:value-type="percentage" office:value="1" table:style-name="ce47">
            <text:p>100,0%</text:p>
          </table:table-cell>
          <table:table-cell office:value-type="float" office:value="509550" table:style-name="ce46">
            <text:p>509.550</text:p>
          </table:table-cell>
          <table:table-cell office:value-type="percentage" office:value="0.96857708223638561" table:style-name="ce47">
            <text:p>96,9%</text:p>
          </table:table-cell>
          <table:table-cell office:value-type="float" office:value="677986" table:style-name="ce46">
            <text:p>677.986</text:p>
          </table:table-cell>
          <table:table-cell office:value-type="percentage" office:value="0.96397530011104426" table:style-name="ce47">
            <text:p>96,4%</text:p>
          </table:table-cell>
          <table:table-cell office:value-type="float" office:value="935676" table:style-name="ce46">
            <text:p>935.676</text:p>
          </table:table-cell>
          <table:table-cell office:value-type="percentage" office:value="0.96185480215011976" table:style-name="ce47">
            <text:p>96,2%</text:p>
          </table:table-cell>
          <table:table-cell office:value-type="float" office:value="1017272" table:style-name="ce46">
            <text:p>1.017.272</text:p>
          </table:table-cell>
          <table:table-cell office:value-type="percentage" office:value="0.87246766857837799" table:style-name="ce47">
            <text:p>87,2%</text:p>
          </table:table-cell>
          <table:table-cell office:value-type="float" office:value="729544" table:style-name="ce46">
            <text:p>729.544</text:p>
          </table:table-cell>
          <table:table-cell office:value-type="percentage" office:value="0.76823217219156736" table:style-name="ce47">
            <text:p>76,8%</text:p>
          </table:table-cell>
          <table:table-cell office:value-type="float" office:value="581480" table:style-name="ce46">
            <text:p>581.480</text:p>
          </table:table-cell>
          <table:table-cell office:value-type="percentage" office:value="0.78316441631031353" table:style-name="ce47">
            <text:p>78,3%</text:p>
          </table:table-cell>
          <table:table-cell office:value-type="float" office:value="445752" table:style-name="ce46">
            <text:p>445.752</text:p>
          </table:table-cell>
          <table:table-cell office:value-type="percentage" office:value="0.80527222866557546" table:style-name="ce47">
            <text:p>80,5%</text:p>
          </table:table-cell>
          <table:table-cell office:value-type="float" office:value="5268687" table:style-name="ce46">
            <text:p>5.268.687</text:p>
          </table:table-cell>
          <table:table-cell office:value-type="float" office:value="5977937" table:style-name="ce46">
            <text:p>5.977.937</text:p>
          </table:table-cell>
          <table:table-cell office:value-type="percentage" office:value="0.88135539066403679" table:style-name="ce47">
            <text:p>88,1%</text:p>
          </table:table-cell>
          <table:table-cell office:value-type="percentage" office:value="0.77710531501405333" table:style-name="ce47">
            <text:p>77,7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urcia</text:p>
          </table:table-cell>
          <table:table-cell office:value-type="float" office:value="73240" table:style-name="ce46">
            <text:p>73.240</text:p>
          </table:table-cell>
          <table:table-cell office:value-type="percentage" office:value="1" table:style-name="ce47">
            <text:p>100,0%</text:p>
          </table:table-cell>
          <table:table-cell office:value-type="float" office:value="102547" table:style-name="ce46">
            <text:p>102.547</text:p>
          </table:table-cell>
          <table:table-cell office:value-type="percentage" office:value="0.99657916986559636" table:style-name="ce47">
            <text:p>99,7%</text:p>
          </table:table-cell>
          <table:table-cell office:value-type="float" office:value="145923" table:style-name="ce46">
            <text:p>145.923</text:p>
          </table:table-cell>
          <table:table-cell office:value-type="percentage" office:value="0.99328836218339245" table:style-name="ce47">
            <text:p>99,3%</text:p>
          </table:table-cell>
          <table:table-cell office:value-type="float" office:value="205128" table:style-name="ce46">
            <text:p>205.128</text:p>
          </table:table-cell>
          <table:table-cell office:value-type="percentage" office:value="0.96188618374160628" table:style-name="ce47">
            <text:p>96,2%</text:p>
          </table:table-cell>
          <table:table-cell office:value-type="float" office:value="227264" table:style-name="ce46">
            <text:p>227.264</text:p>
          </table:table-cell>
          <table:table-cell office:value-type="percentage" office:value="0.89418745106371256" table:style-name="ce47">
            <text:p>89,4%</text:p>
          </table:table-cell>
          <table:table-cell office:value-type="float" office:value="162281" table:style-name="ce46">
            <text:p>162.281</text:p>
          </table:table-cell>
          <table:table-cell office:value-type="percentage" office:value="0.77645296957459942" table:style-name="ce47">
            <text:p>77,6%</text:p>
          </table:table-cell>
          <table:table-cell office:value-type="float" office:value="135063" table:style-name="ce46">
            <text:p>135.063</text:p>
          </table:table-cell>
          <table:table-cell office:value-type="percentage" office:value="0.78411940922390966" table:style-name="ce47">
            <text:p>78,4%</text:p>
          </table:table-cell>
          <table:table-cell office:value-type="float" office:value="116011" table:style-name="ce46">
            <text:p>116.011</text:p>
          </table:table-cell>
          <table:table-cell office:value-type="percentage" office:value="0.81758918629399413" table:style-name="ce47">
            <text:p>81,8%</text:p>
          </table:table-cell>
          <table:table-cell office:value-type="float" office:value="1167457" table:style-name="ce46">
            <text:p>1.167.457</text:p>
          </table:table-cell>
          <table:table-cell office:value-type="float" office:value="1310137" table:style-name="ce46">
            <text:p>1.310.137</text:p>
          </table:table-cell>
          <table:table-cell office:value-type="percentage" office:value="0.89109535872965961" table:style-name="ce47">
            <text:p>89,1%</text:p>
          </table:table-cell>
          <table:table-cell office:value-type="percentage" office:value="0.77251032422807331" table:style-name="ce47">
            <text:p>77,3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Navarra</text:p>
          </table:table-cell>
          <table:table-cell office:value-type="float" office:value="42134" table:style-name="ce46">
            <text:p>42.134</text:p>
          </table:table-cell>
          <table:table-cell office:value-type="percentage" office:value="1" table:style-name="ce47">
            <text:p>100,0%</text:p>
          </table:table-cell>
          <table:table-cell office:value-type="float" office:value="55768" table:style-name="ce46">
            <text:p>55.768</text:p>
          </table:table-cell>
          <table:table-cell office:value-type="percentage" office:value="0.99956983080011474" table:style-name="ce47">
            <text:p>100,0%</text:p>
          </table:table-cell>
          <table:table-cell office:value-type="float" office:value="71763" table:style-name="ce46">
            <text:p>71.763</text:p>
          </table:table-cell>
          <table:table-cell office:value-type="percentage" office:value="0.97181896971995019" table:style-name="ce47">
            <text:p>97,2%</text:p>
          </table:table-cell>
          <table:table-cell office:value-type="float" office:value="91387" table:style-name="ce46">
            <text:p>91.387</text:p>
          </table:table-cell>
          <table:table-cell office:value-type="percentage" office:value="0.94511551906012781" table:style-name="ce47">
            <text:p>94,5%</text:p>
          </table:table-cell>
          <table:table-cell office:value-type="float" office:value="94655" table:style-name="ce46">
            <text:p>94.655</text:p>
          </table:table-cell>
          <table:table-cell office:value-type="percentage" office:value="0.87641895520453328" table:style-name="ce47">
            <text:p>87,6%</text:p>
          </table:table-cell>
          <table:table-cell office:value-type="float" office:value="63189" table:style-name="ce46">
            <text:p>63.189</text:p>
          </table:table-cell>
          <table:table-cell office:value-type="percentage" office:value="0.77684070763821444" table:style-name="ce47">
            <text:p>77,7%</text:p>
          </table:table-cell>
          <table:table-cell office:value-type="float" office:value="55822" table:style-name="ce46">
            <text:p>55.822</text:p>
          </table:table-cell>
          <table:table-cell office:value-type="percentage" office:value="0.81938144935194568" table:style-name="ce47">
            <text:p>81,9%</text:p>
          </table:table-cell>
          <table:table-cell office:value-type="float" office:value="48527" table:style-name="ce46">
            <text:p>48.527</text:p>
          </table:table-cell>
          <table:table-cell office:value-type="percentage" office:value="0.86059090586649645" table:style-name="ce47">
            <text:p>86,1%</text:p>
          </table:table-cell>
          <table:table-cell office:value-type="float" office:value="523245" table:style-name="ce46">
            <text:p>523.245</text:p>
          </table:table-cell>
          <table:table-cell office:value-type="float" office:value="581354" table:style-name="ce46">
            <text:p>581.354</text:p>
          </table:table-cell>
          <table:table-cell office:value-type="percentage" office:value="0.90004541122964665" table:style-name="ce47">
            <text:p>90,0%</text:p>
          </table:table-cell>
          <table:table-cell office:value-type="percentage" office:value="0.79136021488300767" table:style-name="ce47">
            <text:p>79,1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País Vasco</text:p>
          </table:table-cell>
          <table:table-cell office:value-type="float" office:value="161984" table:style-name="ce46">
            <text:p>161.984</text:p>
          </table:table-cell>
          <table:table-cell office:value-type="percentage" office:value="1.02553972776195" table:style-name="ce47">
            <text:p>102,6%</text:p>
          </table:table-cell>
          <table:table-cell office:value-type="float" office:value="212256" table:style-name="ce46">
            <text:p>212.256</text:p>
          </table:table-cell>
          <table:table-cell office:value-type="percentage" office:value="0.99612823292550723" table:style-name="ce47">
            <text:p>99,6%</text:p>
          </table:table-cell>
          <table:table-cell office:value-type="float" office:value="273551" table:style-name="ce46">
            <text:p>273.551</text:p>
          </table:table-cell>
          <table:table-cell office:value-type="percentage" office:value="0.97655282219342499" table:style-name="ce47">
            <text:p>97,7%</text:p>
          </table:table-cell>
          <table:table-cell office:value-type="float" office:value="320956" table:style-name="ce46">
            <text:p>320.956</text:p>
          </table:table-cell>
          <table:table-cell office:value-type="percentage" office:value="0.94405209764189935" table:style-name="ce47">
            <text:p>94,4%</text:p>
          </table:table-cell>
          <table:table-cell office:value-type="float" office:value="316632" table:style-name="ce46">
            <text:p>316.632</text:p>
          </table:table-cell>
          <table:table-cell office:value-type="percentage" office:value="0.87435279303460334" table:style-name="ce47">
            <text:p>87,4%</text:p>
          </table:table-cell>
          <table:table-cell office:value-type="float" office:value="198621" table:style-name="ce46">
            <text:p>198.621</text:p>
          </table:table-cell>
          <table:table-cell office:value-type="percentage" office:value="0.76233481613399712" table:style-name="ce47">
            <text:p>76,2%</text:p>
          </table:table-cell>
          <table:table-cell office:value-type="float" office:value="160165" table:style-name="ce46">
            <text:p>160.165</text:p>
          </table:table-cell>
          <table:table-cell office:value-type="percentage" office:value="0.79472942530788848" table:style-name="ce47">
            <text:p>79,5%</text:p>
          </table:table-cell>
          <table:table-cell office:value-type="float" office:value="144288" table:style-name="ce46">
            <text:p>144.288</text:p>
          </table:table-cell>
          <table:table-cell office:value-type="percentage" office:value="0.85577025728621758" table:style-name="ce47">
            <text:p>85,6%</text:p>
          </table:table-cell>
          <table:table-cell office:value-type="float" office:value="1788453" table:style-name="ce46">
            <text:p>1.788.453</text:p>
          </table:table-cell>
          <table:table-cell office:value-type="float" office:value="1983943" table:style-name="ce46">
            <text:p>1.983.943</text:p>
          </table:table-cell>
          <table:table-cell office:value-type="percentage" office:value="0.90146390294479228" table:style-name="ce47">
            <text:p>90,1%</text:p>
          </table:table-cell>
          <table:table-cell office:value-type="percentage" office:value="0.80542660585164449" table:style-name="ce47">
            <text:p>80,5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Ceuta</text:p>
          </table:table-cell>
          <table:table-cell office:value-type="float" office:value="2375" table:style-name="ce46">
            <text:p>2.375</text:p>
          </table:table-cell>
          <table:table-cell office:value-type="percentage" office:value="0.91170825335892514" table:style-name="ce47">
            <text:p>91,2%</text:p>
          </table:table-cell>
          <table:table-cell office:value-type="float" office:value="3846" table:style-name="ce46">
            <text:p>3.846</text:p>
          </table:table-cell>
          <table:table-cell office:value-type="percentage" office:value="0.89069013432144506" table:style-name="ce47">
            <text:p>89,1%</text:p>
          </table:table-cell>
          <table:table-cell office:value-type="float" office:value="7533" table:style-name="ce46">
            <text:p>7.533</text:p>
          </table:table-cell>
          <table:table-cell office:value-type="percentage" office:value="0.95876288659793818" table:style-name="ce47">
            <text:p>95,9%</text:p>
          </table:table-cell>
          <table:table-cell office:value-type="float" office:value="10474" table:style-name="ce46">
            <text:p>10.474</text:p>
          </table:table-cell>
          <table:table-cell office:value-type="percentage" office:value="0.9063689858082381" table:style-name="ce47">
            <text:p>90,6%</text:p>
          </table:table-cell>
          <table:table-cell office:value-type="float" office:value="10952" table:style-name="ce46">
            <text:p>10.952</text:p>
          </table:table-cell>
          <table:table-cell office:value-type="percentage" office:value="0.86631862047144437" table:style-name="ce47">
            <text:p>86,6%</text:p>
          </table:table-cell>
          <table:table-cell office:value-type="float" office:value="8906" table:style-name="ce46">
            <text:p>8.906</text:p>
          </table:table-cell>
          <table:table-cell office:value-type="percentage" office:value="0.7487808979317303" table:style-name="ce47">
            <text:p>74,9%</text:p>
          </table:table-cell>
          <table:table-cell office:value-type="float" office:value="8562" table:style-name="ce46">
            <text:p>8.562</text:p>
          </table:table-cell>
          <table:table-cell office:value-type="percentage" office:value="0.78070575362450989" table:style-name="ce47">
            <text:p>78,1%</text:p>
          </table:table-cell>
          <table:table-cell office:value-type="float" office:value="7856" table:style-name="ce46">
            <text:p>7.856</text:p>
          </table:table-cell>
          <table:table-cell office:value-type="percentage" office:value="0.86083716852947623" table:style-name="ce47">
            <text:p>86,1%</text:p>
          </table:table-cell>
          <table:table-cell office:value-type="float" office:value="60504" table:style-name="ce46">
            <text:p>60.504</text:p>
          </table:table-cell>
          <table:table-cell office:value-type="float" office:value="70965" table:style-name="ce46">
            <text:p>70.965</text:p>
          </table:table-cell>
          <table:table-cell office:value-type="percentage" office:value="0.85258930458676807" table:style-name="ce47">
            <text:p>85,3%</text:p>
          </table:table-cell>
          <table:table-cell office:value-type="percentage" office:value="0.7185577539725897" table:style-name="ce47">
            <text:p>71,9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Melilla</text:p>
          </table:table-cell>
          <table:table-cell office:value-type="float" office:value="1970" table:style-name="ce46">
            <text:p>1.970</text:p>
          </table:table-cell>
          <table:table-cell office:value-type="percentage" office:value="0.83865474670072371" table:style-name="ce47">
            <text:p>83,9%</text:p>
          </table:table-cell>
          <table:table-cell office:value-type="float" office:value="3261" table:style-name="ce46">
            <text:p>3.261</text:p>
          </table:table-cell>
          <table:table-cell office:value-type="percentage" office:value="0.87006403415154754" table:style-name="ce47">
            <text:p>87,0%</text:p>
          </table:table-cell>
          <table:table-cell office:value-type="float" office:value="7051" table:style-name="ce46">
            <text:p>7.051</text:p>
          </table:table-cell>
          <table:table-cell office:value-type="percentage" office:value="0.90085601124313275" table:style-name="ce47">
            <text:p>90,1%</text:p>
          </table:table-cell>
          <table:table-cell office:value-type="float" office:value="9527" table:style-name="ce46">
            <text:p>9.527</text:p>
          </table:table-cell>
          <table:table-cell office:value-type="percentage" office:value="0.84317196212054168" table:style-name="ce47">
            <text:p>84,3%</text:p>
          </table:table-cell>
          <table:table-cell office:value-type="float" office:value="9883" table:style-name="ce46">
            <text:p>9.883</text:p>
          </table:table-cell>
          <table:table-cell office:value-type="percentage" office:value="0.82344609231794696" table:style-name="ce47">
            <text:p>82,3%</text:p>
          </table:table-cell>
          <table:table-cell office:value-type="float" office:value="8369" table:style-name="ce46">
            <text:p>8.369</text:p>
          </table:table-cell>
          <table:table-cell office:value-type="percentage" office:value="0.68977169702464358" table:style-name="ce47">
            <text:p>69,0%</text:p>
          </table:table-cell>
          <table:table-cell office:value-type="float" office:value="8202" table:style-name="ce46">
            <text:p>8.202</text:p>
          </table:table-cell>
          <table:table-cell office:value-type="percentage" office:value="0.68378491037932476" table:style-name="ce47">
            <text:p>68,4%</text:p>
          </table:table-cell>
          <table:table-cell office:value-type="float" office:value="7436" table:style-name="ce46">
            <text:p>7.436</text:p>
          </table:table-cell>
          <table:table-cell office:value-type="percentage" office:value="0.77668686024650091" table:style-name="ce47">
            <text:p>77,7%</text:p>
          </table:table-cell>
          <table:table-cell office:value-type="float" office:value="55699" table:style-name="ce46">
            <text:p>55.699</text:p>
          </table:table-cell>
          <table:table-cell office:value-type="float" office:value="70927" table:style-name="ce46">
            <text:p>70.927</text:p>
          </table:table-cell>
          <table:table-cell office:value-type="percentage" office:value="0.78530037926318608" table:style-name="ce47">
            <text:p>78,5%</text:p>
          </table:table-cell>
          <table:table-cell office:value-type="percentage" office:value="0.63965960769902153" table:style-name="ce47">
            <text:p>64,0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Fuerzas Armadas</text:p>
          </table:table-cell>
          <table:table-cell office:value-type="float" office:value="23" table:style-name="ce46">
            <text:p>23</text:p>
          </table:table-cell>
          <table:table-cell office:value-type="string" table:style-name="ce47">
            <text:p>-</text:p>
          </table:table-cell>
          <table:table-cell office:value-type="float" office:value="19" table:style-name="ce46">
            <text:p>19</text:p>
          </table:table-cell>
          <table:table-cell office:value-type="string" table:style-name="ce47">
            <text:p>-</text:p>
          </table:table-cell>
          <table:table-cell office:value-type="float" office:value="3529" table:style-name="ce46">
            <text:p>3.529</text:p>
          </table:table-cell>
          <table:table-cell office:value-type="string" table:style-name="ce47">
            <text:p>-</text:p>
          </table:table-cell>
          <table:table-cell office:value-type="float" office:value="9167" table:style-name="ce46">
            <text:p>9.167</text:p>
          </table:table-cell>
          <table:table-cell office:value-type="string" table:style-name="ce47">
            <text:p>-</text:p>
          </table:table-cell>
          <table:table-cell office:value-type="float" office:value="21304" table:style-name="ce46">
            <text:p>21.304</text:p>
          </table:table-cell>
          <table:table-cell office:value-type="string" table:style-name="ce47">
            <text:p>-</text:p>
          </table:table-cell>
          <table:table-cell office:value-type="float" office:value="30858" table:style-name="ce46">
            <text:p>30.858</text:p>
          </table:table-cell>
          <table:table-cell office:value-type="string" table:style-name="ce47">
            <text:p>-</text:p>
          </table:table-cell>
          <table:table-cell office:value-type="float" office:value="22933" table:style-name="ce46">
            <text:p>22.933</text:p>
          </table:table-cell>
          <table:table-cell office:value-type="string" table:style-name="ce47">
            <text:p>-</text:p>
          </table:table-cell>
          <table:table-cell office:value-type="float" office:value="1185" table:style-name="ce46">
            <text:p>1.185</text:p>
          </table:table-cell>
          <table:table-cell office:value-type="string" table:style-name="ce47">
            <text:p>-</text:p>
          </table:table-cell>
          <table:table-cell office:value-type="float" office:value="89018" table:style-name="ce46">
            <text:p>89.018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56">
            <text:p>Sanidad Exterior</text:p>
          </table:table-cell>
          <table:table-cell office:value-type="float" office:value="27" table:style-name="ce49">
            <text:p>27</text:p>
          </table:table-cell>
          <table:table-cell office:value-type="string" table:style-name="ce50">
            <text:p>-</text:p>
          </table:table-cell>
          <table:table-cell office:value-type="float" office:value="41" table:style-name="ce49">
            <text:p>41</text:p>
          </table:table-cell>
          <table:table-cell office:value-type="string" table:style-name="ce50">
            <text:p>-</text:p>
          </table:table-cell>
          <table:table-cell office:value-type="float" office:value="230" table:style-name="ce49">
            <text:p>230</text:p>
          </table:table-cell>
          <table:table-cell office:value-type="string" table:style-name="ce50">
            <text:p>-</text:p>
          </table:table-cell>
          <table:table-cell office:value-type="float" office:value="709" table:style-name="ce49">
            <text:p>709</text:p>
          </table:table-cell>
          <table:table-cell office:value-type="string" table:style-name="ce50">
            <text:p>-</text:p>
          </table:table-cell>
          <table:table-cell office:value-type="float" office:value="1357" table:style-name="ce49">
            <text:p>1.357</text:p>
          </table:table-cell>
          <table:table-cell office:value-type="string" table:style-name="ce50">
            <text:p>-</text:p>
          </table:table-cell>
          <table:table-cell office:value-type="float" office:value="1599" table:style-name="ce49">
            <text:p>1.599</text:p>
          </table:table-cell>
          <table:table-cell office:value-type="string" table:style-name="ce50">
            <text:p>-</text:p>
          </table:table-cell>
          <table:table-cell office:value-type="float" office:value="1320" table:style-name="ce49">
            <text:p>1.320</text:p>
          </table:table-cell>
          <table:table-cell office:value-type="string" table:style-name="ce50">
            <text:p>-</text:p>
          </table:table-cell>
          <table:table-cell office:value-type="float" office:value="164" table:style-name="ce49">
            <text:p>164</text:p>
          </table:table-cell>
          <table:table-cell office:value-type="string" table:style-name="ce50">
            <text:p>-</text:p>
          </table:table-cell>
          <table:table-cell office:value-type="float" office:value="5447" table:style-name="ce49">
            <text:p>5.447</text:p>
          </table:table-cell>
          <table:table-cell office:value-type="string" table:style-name="ce49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table:number-columns-repeated="20" table:style-name="ce29"/>
          <table:table-cell table:number-columns-repeated="16343" table:style-name="ce51"/>
        </table:table-row>
        <table:table-row table:style-name="ro5">
          <table:table-cell office:value-type="string" table:style-name="ce52">
            <text:p>Total España</text:p>
          </table:table-cell>
          <table:table-cell office:value-type="float" office:value="2908221" table:style-name="ce53">
            <text:p>2.908.221</text:p>
          </table:table-cell>
          <table:table-cell office:value-type="percentage" office:value="1" table:style-name="ce54">
            <text:p>100,0%</text:p>
          </table:table-cell>
          <table:table-cell office:value-type="float" office:value="3923438" table:style-name="ce53">
            <text:p>3.923.438</text:p>
          </table:table-cell>
          <table:table-cell office:value-type="percentage" office:value="0.99075591312724987" table:style-name="ce54">
            <text:p>99,1%</text:p>
          </table:table-cell>
          <table:table-cell office:value-type="float" office:value="5222902" table:style-name="ce53">
            <text:p>5.222.902</text:p>
          </table:table-cell>
          <table:table-cell office:value-type="percentage" office:value="0.97862388996336136" table:style-name="ce54">
            <text:p>97,9%</text:p>
          </table:table-cell>
          <table:table-cell office:value-type="float" office:value="6628908" table:style-name="ce53">
            <text:p>6.628.908</text:p>
          </table:table-cell>
          <table:table-cell office:value-type="percentage" office:value="0.94250243057816618" table:style-name="ce54">
            <text:p>94,3%</text:p>
          </table:table-cell>
          <table:table-cell office:value-type="float" office:value="6895095" table:style-name="ce53">
            <text:p>6.895.095</text:p>
          </table:table-cell>
          <table:table-cell office:value-type="percentage" office:value="0.87371069258896994" table:style-name="ce54">
            <text:p>87,4%</text:p>
          </table:table-cell>
          <table:table-cell office:value-type="float" office:value="4797176" table:style-name="ce53">
            <text:p>4.797.176</text:p>
          </table:table-cell>
          <table:table-cell office:value-type="percentage" office:value="0.76996239248087162" table:style-name="ce54">
            <text:p>77,0%</text:p>
          </table:table-cell>
          <table:table-cell office:value-type="float" office:value="3876552" table:style-name="ce53">
            <text:p>3.876.552</text:p>
          </table:table-cell>
          <table:table-cell office:value-type="percentage" office:value="0.78399074553455861" table:style-name="ce54">
            <text:p>78,4%</text:p>
          </table:table-cell>
          <table:table-cell office:value-type="float" office:value="3255295" table:style-name="ce53">
            <text:p>3.255.295</text:p>
          </table:table-cell>
          <table:table-cell office:value-type="percentage" office:value="0.83711953086466739" table:style-name="ce54">
            <text:p>83,7%</text:p>
          </table:table-cell>
          <table:table-cell office:value-type="float" office:value="37507587" table:style-name="ce53">
            <text:p>37.507.587</text:p>
          </table:table-cell>
          <table:table-cell office:value-type="float" office:value="42119827" table:style-name="ce53">
            <text:p>42.119.827</text:p>
          </table:table-cell>
          <table:table-cell office:value-type="percentage" office:value="0.8904971760686482" table:style-name="ce54">
            <text:p>89,0%</text:p>
          </table:table-cell>
          <table:table-cell office:value-type="percentage" office:value="0.79045223583714452" table:style-name="ce54">
            <text:p>79,0%</text:p>
          </table:table-cell>
          <table:table-cell table:number-columns-repeated="16363" table:style-name="ce29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26"/>
          <table:covered-table-cell table:number-columns-repeated="6"/>
          <table:table-cell table:style-name="ce29"/>
          <table:table-cell table:style-name="ce55"/>
          <table:table-cell table:style-name="ce29"/>
          <table:table-cell table:style-name="ce55"/>
          <table:table-cell table:style-name="ce51"/>
          <table:table-cell table:style-name="ce55"/>
          <table:table-cell table:style-name="ce29"/>
          <table:table-cell table:style-name="ce55"/>
          <table:table-cell table:number-columns-repeated="2" table:style-name="ce29"/>
          <table:table-cell table:style-name="ce55"/>
          <table:table-cell table:number-columns-repeated="16366" table:style-name="ce29"/>
        </table:table-row>
        <table:table-row table:number-rows-repeated="1048551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Hiperv_237_nculo_32_3" style:display-name="Hipervínculo 3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</style:style>
    <style:style style:name="Porcentaje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Ballesteros Sanz. Teresa</meta:initial-creator>
    <dc:creator>Carballeira Domínguez. Leticia</dc:creator>
    <meta:creation-date>2021-10-19T15:41:35Z</meta:creation-date>
    <dc:date>2021-11-18T14:15:09Z</dc:date>
  </office:meta>
</office:document-meta>
</file>